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draw:fill="solid" draw:fill-color="#ffcc99" fo:min-height="6.263cm" fo:min-width="24.216cm"/>
    </style:style>
    <style:style style:name="gr3" style:family="graphic" style:parent-style-name="standard">
      <style:graphic-properties draw:stroke="none" draw:fill="none" fo:min-height="3.206cm"/>
    </style:style>
    <style:style style:name="gr4"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none" draw:fill-color="#ffffff" draw:textarea-horizontal-align="justify" draw:textarea-vertical-align="top" draw:auto-grow-height="true" fo:min-height="1.101cm" fo:padding-top="0.13cm" fo:padding-bottom="0.13cm" fo:padding-left="0.25cm" fo:padding-right="0.25cm" fo:wrap-option="wrap" draw:shadow="hidden"/>
    </style:style>
    <style:style style:name="gr11" style:family="graphic" style:parent-style-name="standard">
      <style:graphic-properties svg:stroke-color="#4c4c4c"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CodeBox">
      <style:graphic-properties draw:fill="solid" draw:fill-color="#ffcc99" fo:min-height="10.148cm" fo:min-width="24.216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draw:fill="solid" draw:fill-color="#ffcc99" fo:min-height="1.93cm" fo:min-width="11.184cm"/>
    </style:style>
    <style:style style:name="gr17" style:family="graphic" style:parent-style-name="standard">
      <style:graphic-properties draw:stroke="none" draw:fill="none" draw:fill-color="#ffffff" draw:textarea-horizontal-align="justify" draw:textarea-vertical-align="top" draw:auto-grow-height="true" fo:min-height="1.582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19" style:family="graphic" style:parent-style-name="CodeBox">
      <style:graphic-properties draw:fill="solid" draw:fill-color="#ffcc99" fo:min-height="8.444cm" fo:min-width="24.216cm"/>
    </style:style>
    <style:style style:name="gr20"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none" draw:fill-color="#ffffff" draw:textarea-horizontal-align="justify" draw:textarea-vertical-align="top" draw:auto-grow-height="true" fo:min-height="3.456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1.174cm" fo:padding-top="0.13cm" fo:padding-bottom="0.13cm" fo:padding-left="0.25cm" fo:padding-right="0.25cm" fo:wrap-option="wrap" draw:shadow="hidden"/>
    </style:style>
    <style:style style:name="gr23" style:family="graphic" style:parent-style-name="CodeBox">
      <style:graphic-properties draw:fill="solid" draw:fill-color="#ffcc99" fo:min-height="12.02cm" fo:min-width="18.808cm"/>
    </style:style>
    <style:style style:name="gr24"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5" style:family="graphic" style:parent-style-name="CodeBox">
      <style:graphic-properties fo:min-height="1.93cm" fo:min-width="11.184cm"/>
    </style:style>
    <style:style style:name="gr26" style:family="graphic" style:parent-style-name="CodeBox">
      <style:graphic-properties fo:min-height="3.641cm" fo:min-width="9.184cm"/>
    </style:style>
    <style:style style:name="gr27" style:family="graphic" style:parent-style-name="CodeBox">
      <style:graphic-properties fo:min-height="4.572cm" fo:min-width="9.184cm"/>
    </style:style>
    <style:style style:name="gr28" style:family="graphic" style:parent-style-name="CodeBox">
      <style:graphic-properties fo:min-height="0cm" fo:min-width="6cm"/>
    </style:style>
    <style:style style:name="gr29" style:family="graphic" style:parent-style-name="CodeBox">
      <style:graphic-properties fo:min-height="0.848cm" fo:min-width="6cm"/>
    </style:style>
    <style:style style:name="gr30" style:family="graphic" style:parent-style-name="CodeBox">
      <style:graphic-properties draw:fill="solid" draw:fill-color="#ffcc99" fo:min-height="0.848cm" fo:min-width="6cm"/>
    </style:style>
    <style:style style:name="gr31" style:family="graphic" style:parent-style-name="CodeBox">
      <style:graphic-properties draw:fill="solid" draw:fill-color="#ffcc99" fo:min-height="0.848cm" fo:min-width="7.626cm"/>
    </style:style>
    <style:style style:name="gr32" style:family="graphic" style:parent-style-name="standard">
      <style:graphic-properties draw:stroke="solid" draw:stroke-dash="Fine_20_Dashed" svg:stroke-color="#4c4c4c" draw:marker-end="Arrow" draw:marker-end-width="0.3cm" draw:textarea-horizontal-align="center" draw:textarea-vertical-align="middle"/>
    </style:style>
    <style:style style:name="gr33" style:family="graphic" style:parent-style-name="CodeBox">
      <style:graphic-properties fo:min-height="8.763cm" fo:min-width="16.299cm"/>
    </style:style>
    <style:style style:name="gr34" style:family="graphic" style:parent-style-name="CodeBox">
      <style:graphic-properties draw:fill="solid" draw:fill-color="#ffcc99" fo:min-height="4.184cm" fo:min-width="14.437cm"/>
    </style:style>
    <style:style style:name="gr35"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36" style:family="graphic" style:parent-style-name="CodeBox">
      <style:graphic-properties fo:min-height="2.929cm" fo:min-width="11.184cm"/>
    </style:style>
    <style:style style:name="gr37" style:family="graphic" style:parent-style-name="CodeBox">
      <style:graphic-properties fo:min-height="5.503cm" fo:min-width="16.267cm"/>
    </style:style>
    <style:style style:name="gr3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39" style:family="graphic" style:parent-style-name="CodeBox">
      <style:graphic-properties fo:min-height="7.365cm" fo:min-width="16.267cm"/>
    </style:style>
    <style:style style:name="gr40" style:family="graphic" style:parent-style-name="CodeBox">
      <style:graphic-properties fo:min-height="11cm" fo:min-width="16.229cm"/>
    </style:style>
    <style:style style:name="gr41" style:family="graphic" style:parent-style-name="CodeBox">
      <style:graphic-properties draw:fill="solid" draw:fill-color="#ffcc99" fo:min-height="9.445cm" fo:min-width="22.304cm"/>
    </style:style>
    <style:style style:name="gr42" style:family="graphic" style:parent-style-name="CodeBox">
      <style:graphic-properties draw:fill="solid" draw:fill-color="#ffcc99" fo:min-height="7.878cm" fo:min-width="24.216cm"/>
    </style:style>
    <style:style style:name="gr43" style:family="graphic" style:parent-style-name="CodeBox">
      <style:graphic-properties draw:fill="solid" draw:fill-color="#ffcc99" fo:min-height="1.463cm" fo:min-width="22.304cm"/>
    </style:style>
    <style:style style:name="gr44" style:family="graphic" style:parent-style-name="CodeBox">
      <style:graphic-properties fo:min-height="8.181cm" fo:min-width="17.419cm"/>
    </style:style>
    <style:style style:name="gr45" style:family="graphic" style:parent-style-name="CodeBox">
      <style:graphic-properties draw:fill="solid" draw:fill-color="#ffcc99" fo:min-height="2.629cm" fo:min-width="22.304cm"/>
    </style:style>
    <style:style style:name="gr46" style:family="graphic" style:parent-style-name="CodeBox">
      <style:graphic-properties fo:min-height="8.296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40pt" style:font-size-asian="40pt" style:font-size-complex="40pt"/>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paragraph-properties fo:margin-left="0cm" fo:margin-right="0cm" fo:text-indent="0cm"/>
    </style:style>
    <style:style style:name="P5" style:family="paragraph">
      <style:paragraph-properties style:writing-mode="lr-tb" style:font-independent-line-spacing="tru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8" style:family="paragraph">
      <style:paragraph-properties fo:text-align="center"/>
    </style:style>
    <style:style style:name="P9" style:family="paragraph">
      <style:text-properties fo:font-size="20pt"/>
    </style:style>
    <style:style style:name="P10"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1" style:family="paragraph">
      <style:paragraph-properties fo:margin-left="0cm" fo:margin-right="0cm" fo:text-indent="0cm" style:writing-mode="lr-tb" style:font-independent-line-spacing="true"/>
      <style:text-properties fo:font-size="24pt"/>
    </style:style>
    <style:style style:name="P12" style:family="paragraph">
      <style:paragraph-properties fo:margin-left="0cm" fo:margin-right="0cm" fo:text-indent="0cm"/>
      <style:text-properties fo:font-size="18pt"/>
    </style:style>
    <style:style style:name="P13" style:family="paragraph">
      <style:text-properties fo:font-size="24pt" style:font-size-asian="18pt" style:font-size-complex="18pt"/>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4pt"/>
    </style:style>
    <style:style style:name="P16" style:family="paragraph">
      <style:paragraph-properties fo:margin-left="0cm" fo:margin-right="0cm" fo:line-height="100%" fo:text-indent="0cm"/>
      <style:text-properties fo:font-size="32pt" style:font-size-asian="32pt" style:font-size-complex="32pt"/>
    </style:style>
    <style:style style:name="P17"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8" style:family="paragraph">
      <style:text-properties fo:font-size="22pt"/>
    </style:style>
    <style:style style:name="P19" style:family="paragraph">
      <style:text-properties fo:font-size="24pt" style:font-size-asian="24pt" style:font-size-complex="24pt"/>
    </style:style>
    <style:style style:name="T1" style:family="text">
      <style:text-properties fo:font-size="40pt" style:font-size-asian="40pt" style:font-size-complex="40pt"/>
    </style:style>
    <style:style style:name="T2" style:family="text">
      <style:text-properties fo:font-size="22pt" style:font-size-asian="22pt" style:font-size-complex="22pt"/>
    </style:style>
    <style:style style:name="T3" style:family="text">
      <style:text-properties fo:color="#ff0000" fo:font-size="60pt" fo:language="en" fo:country="GB" fo:text-shadow="1pt 1pt" style:font-size-asian="60pt" style:font-size-complex="60pt"/>
    </style:style>
    <style:style style:name="T4" style:family="text">
      <style:text-properties fo:color="#ffffff" fo:font-family="'Arial Narrow'" style:font-family-generic="swiss" style:font-pitch="variable" fo:font-size="26pt" fo:language="en" fo:country="GB" fo:text-shadow="1pt 1pt" style:font-size-asian="26pt" style:font-size-complex="26pt"/>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008000" fo:font-size="22pt" style:font-size-asian="22pt" style:font-size-complex="22pt"/>
    </style:style>
    <style:style style:name="T7" style:family="text">
      <style:text-properties fo:font-size="22pt" fo:font-style="italic" style:font-size-asian="22pt" style:font-style-asian="italic" style:font-size-complex="22pt" style:font-style-complex="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24pt" style:font-size-asian="18pt" style:font-size-complex="18pt"/>
    </style:style>
    <style:style style:name="T11" style:family="text">
      <style:text-properties fo:color="#ffffff" fo:font-family="'Arial Narrow'" style:font-family-generic="swiss" style:font-pitch="variable" fo:font-size="26pt" fo:language="en" fo:country="GB" fo:font-style="italic" fo:text-shadow="1pt 1pt" style:text-underline-style="solid" style:text-underline-width="auto" style:text-underline-color="font-color" style:font-size-asian="26pt" style:font-style-asian="italic" style:font-size-complex="26pt"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color="#00cc00" fo:font-family="Wingdings" style:font-pitch="variable" style:font-charset="x-symbol" fo:font-size="72pt" fo:language="en" fo:country="US" fo:text-shadow="1pt 1pt" style:font-size-asian="72pt" style:font-size-complex="72pt"/>
    </style:style>
    <style:style style:name="T14" style:family="text">
      <style:text-properties fo:font-size="24pt" fo:font-style="italic" style:font-size-asian="18pt" style:font-style-asian="italic" style:font-size-complex="18pt" style:font-style-complex="italic"/>
    </style:style>
    <style:style style:name="T15" style:family="text">
      <style:text-properties fo:color="#008000" fo:font-size="24pt" style:font-size-asian="18pt" style:font-size-complex="18pt"/>
    </style:style>
    <style:style style:name="T16" style:family="text">
      <style:text-properties fo:color="#800080" fo:font-size="24pt" style:font-size-asian="18pt" style:font-size-complex="18pt"/>
    </style:style>
    <style:style style:name="T17" style:family="text">
      <style:text-properties fo:color="#ffffff" fo:font-family="'Arial Narrow'" style:font-family-generic="swiss" style:font-pitch="variable" fo:language="en" fo:country="GB" fo:text-shadow="1pt 1pt"/>
    </style:style>
    <style:style style:name="T18" style:family="text">
      <style:text-properties fo:color="#8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Control Flow, Iterators, and Exceptions</text:span></text:p>
          </draw:text-box>
        </draw:frame>
        <draw:frame presentation:style-name="pr2" draw:layer="layout" svg:width="25.199cm" svg:height="17cm" svg:x="1.4cm" svg:y="3cm" presentation:class="outline">
          <draw:text-box>
            <text:list text:style-name="L2">
              <text:list-item>
                <text:p>exceptions</text:p>
              </text:list-item>
              <text:list-item>
                <text:p>exceptions and object lifetime</text:p>
              </text:list-item>
              <text:list-item>
                <text:p>the so-called RAII idiom</text:p>
              </text:list-item>
              <text:list-item>
                <text:p>use of predefined exception class</text:p>
              </text:list-item>
              <text:list-item>
                <text:p>throwing exceptions</text:p>
              </text:list-item>
              <text:list-item>
                <text:p>catching exceptions</text:p>
              </text:list-item>
              <text:list-item>
                <text:p>iterators</text:p>
              </text:list-item>
              <text:list-item>
                <text:p>iterator pairs to express a range</text:p>
              </text:list-item>
              <text:list-item>
                <text:p>a few iterator based algorithm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Puzzle</text:p>
          </draw:text-box>
        </draw:frame>
        <draw:frame presentation:style-name="pr2" draw:layer="layout" svg:width="25.199cm" svg:height="17cm" svg:x="1.4cm" svg:y="3cm" presentation:class="outline">
          <draw:text-box>
            <text:list text:style-name="L2">
              <text:list-item>
                <text:p>What is wrong with this function?</text:p>
              </text:list-item>
            </text:list>
          </draw:text-box>
        </draw:frame>
        <draw:custom-shape draw:style-name="gr2" draw:text-style-name="P3" draw:layer="layout" svg:width="24.716cm" svg:height="6.513cm" svg:x="1.304cm" svg:y="7.094cm">
          <text:p><text:span text:style-name="T2">double average(const std::vector&lt;double&gt; &amp; data)</text:span></text:p>
          <text:p><text:span text:style-name="T2">{</text:span></text:p>
          <text:p><text:span text:style-name="T2"><text:s text:c="4"/></text:span><text:span text:style-name="T2">double sum = 0.0;</text:span></text:p>
          <text:p><text:span text:style-name="T2"><text:s text:c="4"/></text:span><text:span text:style-name="T2">for (size_t at = 0; at != data.size(); at++)</text:span></text:p>
          <text:p><text:span text:style-name="T2"><text:s text:c="8"/></text:span><text:span text:style-name="T2">sum += data[at];</text:span></text:p>
          <text:p><text:span text:style-name="T2"><text:s text:c="4"/></text:span><text:span text:style-name="T2">return sum / data.size();</text:span></text:p>
          <text:p><text:span text:style-name="T2">}</text:span></text:p>
          <draw:enhanced-geometry svg:viewBox="0 0 21600 21600" draw:type="rectangle" draw:enhanced-path="M 0 0 L 21600 0 21600 21600 0 21600 0 0 Z N"/>
        </draw:custom-shape>
        <draw:frame draw:style-name="gr3" draw:text-style-name="P4" draw:layer="layout" svg:width="2.915cm" svg:height="3.456cm" svg:x="24.09cm" svg:y="10.975cm">
          <draw:text-box>
            <text:p><text:span text:style-name="T3">?</text:span></text:p>
          </draw:text-box>
        </draw:frame>
        <draw:g>
          <draw:custom-shape draw:style-name="gr4" draw:text-style-name="P5" draw:layer="layout" svg:width="0.843cm" svg:height="4.016cm" draw:transform="rotate (-2.35619449019309) translate (24.996cm 18.08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843cm" svg:height="4.016cm" draw:transform="rotate (-2.35619449019309) translate (24.996cm 18.08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79cm" svg:height="4.023cm" draw:transform="rotate (-2.35619449019309) translate (25.515cm 17.60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79cm" svg:height="4.023cm" draw:transform="rotate (-2.35619449019309) translate (25.515cm 17.60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308cm" svg:height="0.747cm" draw:transform="rotate (-2.35619449019309) translate (24.923cm 17.99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265cm" svg:height="0.648cm" draw:transform="rotate (-2.35619449019309) translate (25.087cm 17.71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545cm" svg:height="0.782cm" draw:transform="rotate (-2.35619449019309) translate (24.183cm 17.4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406cm" svg:height="0.303cm" draw:transform="rotate (-2.35619449019309) translate (23.439cm 16.715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79cm" svg:height="3.941cm" draw:transform="rotate (-2.35619449019309) translate (25.494cm 17.55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933cm" svg:height="4.023cm" draw:transform="rotate (-2.35619449019309) translate (25.019cm 18.06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61cm" svg:height="0.576cm" draw:transform="rotate (-2.35619449019309) translate (25.248cm 17.9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58cm" svg:height="0.04cm" draw:transform="rotate (-2.35619449019309) translate (24.903cm 18.162cm)">
            <text:p/>
            <draw:enhanced-geometry svg:viewBox="0 0 70 35" draw:type="non-primitive" draw:enhanced-path="M 0 0 L 9 5 17 9 26 15 34 20 43 24 52 29 61 32 70 35 0 0 Z N"/>
          </draw:custom-shape>
          <draw:custom-shape draw:style-name="gr6" draw:text-style-name="P5" draw:layer="layout" svg:width="0.26cm" svg:height="0.334cm" draw:transform="rotate (-2.35619449019309) translate (24.939cm 18.08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502cm" svg:height="0.24cm" draw:transform="rotate (-2.35619449019309) translate (24.265cm 17.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209cm" svg:height="0.404cm" draw:transform="rotate (-2.35619449019309) translate (24.206cm 18.47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64cm" svg:height="0.389cm" draw:transform="rotate (-2.35619449019309) translate (24.222cm 18.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41cm" svg:height="0.264cm" draw:transform="rotate (-2.35619449019309) translate (24.086cm 18.469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222cm" svg:height="0.386cm" draw:transform="rotate (-2.35619449019309) translate (24.156cm 18.43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132cm" svg:height="0.232cm" draw:transform="rotate (-2.35619449019309) translate (24.106cm 18.55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58cm" svg:height="0.23cm" draw:transform="rotate (-2.35619449019309) translate (24.008cm 18.415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515cm" svg:height="0.769cm" draw:transform="rotate (-2.35619449019309) translate (23.701cm 17.6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66cm" svg:height="0.049cm" draw:transform="rotate (-2.35619449019309) translate (23.599cm 17.573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229cm" svg:height="0.192cm" draw:transform="rotate (-2.35619449019309) translate (23.66cm 17.6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671cm" svg:height="1.097cm" draw:transform="rotate (-2.35619449019309) translate (22.675cm 16.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52cm" svg:height="0.765cm" draw:transform="rotate (-2.35619449019309) translate (24.857cm 16.51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68cm" svg:height="1.088cm" draw:transform="rotate (-2.35619449019309) translate (24.227cm 15.3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87cm" svg:height="0.187cm" draw:transform="rotate (-2.35619449019309) translate (24.564cm 16.75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6cm" svg:height="0.544cm" draw:transform="rotate (-2.35619449019309) translate (25.397cm 17.1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6cm" svg:height="0.008cm" draw:transform="rotate (-2.35619449019309) translate (24.661cm 17.168cm)">
            <text:p/>
            <draw:enhanced-geometry svg:viewBox="0 0 17 0" draw:type="non-primitive" draw:enhanced-path="M 0 0 L 4 0 9 0 12 0 17 0 0 0 Z N"/>
          </draw:custom-shape>
          <draw:custom-shape draw:style-name="gr6" draw:text-style-name="P5" draw:layer="layout" svg:width="0.354cm" svg:height="0.265cm" draw:transform="rotate (-2.35619449019309) translate (25.292cm 17.12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653cm" svg:height="0.264cm" draw:transform="rotate (-2.35619449019309) translate (23.92cm 16.27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682cm" svg:height="0.31cm" draw:transform="rotate (-2.35619449019309) translate (23.701cm 16.05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603cm" svg:height="0.04cm" draw:transform="rotate (-2.35619449019309) translate (23.296cm 15.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717cm" svg:height="0.265cm" draw:transform="rotate (-2.35619449019309) translate (23.373cm 15.73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751cm" svg:height="0.24cm" draw:transform="rotate (-2.35619449019309) translate (23.194cm 15.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352cm" svg:height="0.452cm" draw:transform="rotate (-2.35619449019309) translate (24.498cm 17.03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71cm" svg:height="0.071cm" draw:transform="rotate (-2.35619449019309) translate (24.233cm 17.154cm)">
            <text:p/>
            <draw:enhanced-geometry svg:viewBox="0 0 86 72" draw:type="non-primitive" draw:enhanced-path="M 0 0 L 10 9 21 18 32 27 43 35 54 44 65 53 76 62 86 72 0 0 Z N"/>
          </draw:custom-shape>
          <draw:custom-shape draw:style-name="gr4" draw:text-style-name="P5" draw:layer="layout" svg:width="0.222cm" svg:height="0.549cm" draw:transform="rotate (-2.35619449019309) translate (25.124cm 17.78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7cm" svg:height="0.245cm" draw:transform="rotate (-2.35619449019309) translate (23.883cm 17.6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229cm" svg:height="1.049cm" draw:transform="rotate (-2.35619449019309) translate (23.032cm 16.93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875cm" svg:height="0.238cm" draw:transform="rotate (-2.35619449019309) translate (22.916cm 15.26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8cm" svg:height="0.124cm" draw:transform="rotate (-2.35619449019309) translate (24.718cm 17.25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406cm" svg:height="0.846cm" draw:transform="rotate (-2.35619449019309) translate (24.741cm 16.98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406cm" svg:height="0.918cm" draw:transform="rotate (-2.35619449019309) translate (24.172cm 17.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1.117cm" svg:height="0.078cm" draw:transform="rotate (-2.35619449019309) translate (24.138cm 16.43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4cm" svg:height="0.013cm" draw:transform="rotate (-2.35619449019309) translate (23.26cm 17.252cm)">
            <text:p/>
            <draw:enhanced-geometry svg:viewBox="0 0 54 0" draw:type="non-primitive" draw:enhanced-path="M 0 0 L 0 0 6 0 13 0 20 0 27 0 34 0 41 0 47 0 54 0 N"/>
          </draw:custom-shape>
          <draw:custom-shape draw:style-name="gr7" draw:text-style-name="P5" draw:layer="layout" svg:width="1.093cm" svg:height="0.081cm" draw:transform="rotate (-2.35619449019309) translate (23.976cm 16.401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372cm" svg:height="0.123cm" draw:transform="rotate (-2.35619449019309) translate (23.938cm 16.03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7cm" svg:height="0.038cm" draw:transform="rotate (-2.35619449019309) translate (22.923cm 17.088cm)">
            <text:p/>
            <draw:enhanced-geometry svg:viewBox="0 0 0 36" draw:type="non-primitive" draw:enhanced-path="M 0 0 L 0 0 0 4 0 9 0 13 0 18 0 22 0 27 0 32 0 36 N"/>
          </draw:custom-shape>
          <draw:custom-shape draw:style-name="gr7" draw:text-style-name="P5" draw:layer="layout" svg:width="1.488cm" svg:height="0.167cm" draw:transform="rotate (-2.35619449019309) translate (23.676cm 15.73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549cm" svg:height="0.121cm" draw:transform="rotate (-2.35619449019309) translate (23.285cm 15.43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532cm" svg:height="0.121cm" draw:transform="rotate (-2.35619449019309) translate (23.077cm 15.20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411cm" svg:height="0.243cm" draw:transform="rotate (-2.35619449019309) translate (22.904cm 15.097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72cm" svg:height="0.01cm" draw:transform="rotate (-2.35619449019309) translate (22.27cm 15.195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21cm" svg:height="0.037cm" draw:transform="rotate (-2.35619449019309) translate (22.108cm 15.477cm)">
            <text:p/>
            <draw:enhanced-geometry svg:viewBox="0 0 34 35" draw:type="non-primitive" draw:enhanced-path="M 0 35 L 0 35 4 30 9 27 13 22 17 18 21 13 26 9 30 4 34 0 N"/>
          </draw:custom-shape>
          <draw:custom-shape draw:style-name="gr8" draw:text-style-name="P5" draw:layer="layout" svg:width="0.158cm" svg:height="0.38cm" draw:transform="rotate (-2.35619449019309) translate (24.903cm 17.83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76cm" svg:height="0.269cm" draw:transform="rotate (-2.35619449019309) translate (24.348cm 16.93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378cm" svg:height="0.107cm" draw:transform="rotate (-2.35619449019309) translate (23.781cm 16.32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42cm" svg:height="0.038cm" draw:transform="rotate (-2.35619449019309) translate (23.519cm 16.51cm)">
            <text:p/>
            <draw:enhanced-geometry svg:viewBox="0 0 54 35" draw:type="non-primitive" draw:enhanced-path="M 0 35 L 7 30 13 26 20 20 25 16 32 11 39 6 46 3 54 0 0 35 Z N"/>
          </draw:custom-shape>
          <draw:custom-shape draw:style-name="gr8" draw:text-style-name="P5" draw:layer="layout" svg:width="0.265cm" svg:height="0.169cm" draw:transform="rotate (-2.35619449019309) translate (23.396cm 16.16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209cm" svg:height="0.148cm" draw:transform="rotate (-2.35619449019309) translate (23.128cm 1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212cm" svg:height="0.154cm" draw:transform="rotate (-2.35619449019309) translate (22.957cm 15.736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45cm" svg:height="0.01cm" draw:transform="rotate (-2.35619449019309) translate (22.779cm 15.672cm)">
            <text:p/>
            <draw:enhanced-geometry svg:viewBox="0 0 53 0" draw:type="non-primitive" draw:enhanced-path="M 53 0 L 46 0 40 0 34 0 27 0 20 0 13 0 6 0 0 0 53 0 Z N"/>
          </draw:custom-shape>
          <draw:custom-shape draw:style-name="gr8" draw:text-style-name="P5" draw:layer="layout" svg:width="0.216cm" svg:height="0.119cm" draw:transform="rotate (-2.35619449019309) translate (22.568cm 15.45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8cm" svg:height="0.035cm" draw:transform="rotate (-2.35619449019309) translate (24.01cm 18.636cm)">
            <text:p/>
            <draw:enhanced-geometry svg:viewBox="0 0 35 36" draw:type="non-primitive" draw:enhanced-path="M 35 0 L 35 0 31 5 26 10 22 14 17 17 13 22 9 27 5 31 0 36 N"/>
          </draw:custom-shape>
          <draw:custom-shape draw:style-name="gr5" draw:text-style-name="P5" draw:layer="layout" svg:width="0.1cm" svg:height="0.083cm" draw:transform="rotate (-2.35619449019309) translate (24.848cm 18.13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116cm" svg:height="0.033cm" draw:transform="rotate (-2.35619449019309) translate (25.051cm 17.902cm)">
            <text:p/>
            <draw:enhanced-geometry svg:viewBox="0 0 140 34" draw:type="non-primitive" draw:enhanced-path="M 140 0 L 140 0 122 4 103 5 84 6 63 7 45 10 28 15 12 23 0 34 N"/>
          </draw:custom-shape>
          <draw:custom-shape draw:style-name="gr5" draw:text-style-name="P5" draw:layer="layout" svg:width="0.04cm" svg:height="0.113cm" draw:transform="rotate (-2.35619449019309) translate (25.076cm 17.839cm)">
            <text:p/>
            <draw:enhanced-geometry svg:viewBox="0 0 53 106" draw:type="non-primitive" draw:enhanced-path="M 0 106 L 0 106 6 92 13 79 20 66 27 53 33 40 39 27 46 14 53 0 N"/>
          </draw:custom-shape>
          <draw:custom-shape draw:style-name="gr5" draw:text-style-name="P5" draw:layer="layout" svg:width="0.01cm" svg:height="0.115cm" draw:transform="rotate (-2.35619449019309) translate (25.073cm 17.843cm)">
            <text:p/>
            <draw:enhanced-geometry svg:viewBox="0 0 11 106" draw:type="non-primitive" draw:enhanced-path="M 0 0 L 0 0 1 14 3 29 6 42 9 57 11 71 10 84 6 96 0 106 N"/>
          </draw:custom-shape>
          <draw:custom-shape draw:style-name="gr5" draw:text-style-name="P5" draw:layer="layout" svg:width="0.136cm" svg:height="0.1cm" draw:transform="rotate (-2.35619449019309) translate (24.812cm 18.13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3cm" svg:height="0.038cm" draw:transform="rotate (-2.35619449019309) translate (24.807cm 18.271cm)">
            <text:p/>
            <draw:enhanced-geometry svg:viewBox="0 0 35 35" draw:type="non-primitive" draw:enhanced-path="M 35 35 L 35 35 31 31 26 25 23 18 18 12 15 6 10 3 6 0 0 1 N"/>
          </draw:custom-shape>
          <draw:custom-shape draw:style-name="gr5" draw:text-style-name="P5" draw:layer="layout" svg:width="0.041cm" svg:height="0.116cm" draw:transform="rotate (-2.35619449019309) translate (25.098cm 17.839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1.299cm" svg:height="2.977cm" draw:transform="rotate (-2.35619449019309) translate (25.051cm 18.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69cm" svg:height="0.573cm" draw:transform="rotate (-2.35619449019309) translate (25.067cm 17.648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69cm" svg:height="0.573cm" draw:transform="rotate (-2.35619449019309) translate (25.067cm 17.648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209cm" svg:height="0.55cm" draw:transform="rotate (-2.35619449019309) translate (25.139cm 17.602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209cm" svg:height="0.55cm" draw:transform="rotate (-2.35619449019309) translate (25.139cm 17.602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81cm" svg:height="0.343cm" draw:transform="rotate (-2.35619449019309) translate (25.124cm 17.62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81cm" svg:height="0.343cm" draw:transform="rotate (-2.35619449019309) translate (25.124cm 17.62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79cm" svg:height="0.54cm" draw:transform="rotate (-2.35619449019309) translate (24.698cm 18.16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79cm" svg:height="0.54cm" draw:transform="rotate (-2.35619449019309) translate (24.698cm 18.16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95cm" svg:height="0.335cm" draw:transform="rotate (-2.35619449019309) translate (24.486cm 17.9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95cm" svg:height="0.335cm" draw:transform="rotate (-2.35619449019309) translate (24.486cm 17.9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39cm" svg:height="0.04cm" draw:transform="rotate (-2.35619449019309) translate (24.539cm 17.944cm)">
            <text:p/>
            <draw:enhanced-geometry svg:viewBox="0 0 175 34" draw:type="non-primitive" draw:enhanced-path="M 175 0 L 153 4 132 9 109 13 87 17 66 21 43 26 22 30 0 34 175 0 Z N"/>
          </draw:custom-shape>
          <draw:custom-shape draw:style-name="gr5" draw:text-style-name="P5" draw:layer="layout" svg:width="0.139cm" svg:height="0.04cm" draw:transform="rotate (-2.35619449019309) translate (24.539cm 17.944cm)">
            <text:p/>
            <draw:enhanced-geometry svg:viewBox="0 0 175 34" draw:type="non-primitive" draw:enhanced-path="M 175 0 L 175 0 153 4 132 9 109 13 87 17 66 21 43 26 22 30 0 34 N"/>
          </draw:custom-shape>
          <draw:custom-shape draw:style-name="gr9" draw:text-style-name="P5" draw:layer="layout" svg:width="0.161cm" svg:height="0.386cm" draw:transform="rotate (-2.35619449019309) translate (24.916cm 17.268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61cm" svg:height="0.386cm" draw:transform="rotate (-2.35619449019309) translate (24.916cm 17.268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36cm" svg:height="0.386cm" draw:transform="rotate (-2.35619449019309) translate (24.32cm 17.94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36cm" svg:height="0.386cm" draw:transform="rotate (-2.35619449019309) translate (24.32cm 17.94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38cm" svg:height="0.02cm" draw:transform="rotate (-2.35619449019309) translate (23.997cm 18.749cm)">
            <text:p/>
            <draw:enhanced-geometry svg:viewBox="0 0 44 17" draw:type="non-primitive" draw:enhanced-path="M 44 17 L 38 15 33 13 28 10 23 8 17 7 11 5 6 2 0 0 44 17 Z N"/>
          </draw:custom-shape>
          <draw:custom-shape draw:style-name="gr5" draw:text-style-name="P5" draw:layer="layout" svg:width="0.038cm" svg:height="0.02cm" draw:transform="rotate (-2.35619449019309) translate (23.997cm 18.749cm)">
            <text:p/>
            <draw:enhanced-geometry svg:viewBox="0 0 44 17" draw:type="non-primitive" draw:enhanced-path="M 44 17 L 44 17 38 15 33 13 28 10 23 8 17 7 11 5 6 2 0 0 N"/>
          </draw:custom-shape>
          <draw:custom-shape draw:style-name="gr9" draw:text-style-name="P5" draw:layer="layout" svg:width="0.455cm" svg:height="0.404cm" draw:transform="rotate (-2.35619449019309) translate (24.24cm 18.818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455cm" svg:height="0.404cm" draw:transform="rotate (-2.35619449019309) translate (24.24cm 18.818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404cm" svg:height="0.363cm" draw:transform="rotate (-2.35619449019309) translate (22.82cm 17.56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404cm" svg:height="0.363cm" draw:transform="rotate (-2.35619449019309) translate (22.82cm 17.56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557cm" svg:height="0.557cm" draw:transform="rotate (-2.35619449019309) translate (21.462cm 16.60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557cm" svg:height="0.557cm" draw:transform="rotate (-2.35619449019309) translate (21.462cm 16.60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36cm" svg:height="0.113cm" draw:transform="rotate (-2.35619449019309) translate (22.033cm 15.802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36cm" svg:height="0.113cm" draw:transform="rotate (-2.35619449019309) translate (22.033cm 15.802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113cm" svg:height="0.093cm" draw:transform="rotate (-2.35619449019309) translate (22.739cm 15.13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113cm" svg:height="0.093cm" draw:transform="rotate (-2.35619449019309) translate (22.739cm 15.13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124cm" svg:height="0.212cm" draw:transform="rotate (-2.35619449019309) translate (22.085cm 15.688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124cm" svg:height="0.212cm" draw:transform="rotate (-2.35619449019309) translate (22.085cm 15.688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124cm" svg:height="0.216cm" draw:transform="rotate (-2.35619449019309) translate (22.616cm 15.16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124cm" svg:height="0.216cm" draw:transform="rotate (-2.35619449019309) translate (22.616cm 15.16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43cm" svg:height="0.363cm" draw:transform="rotate (-2.35619449019309) translate (24.611cm 15.72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43cm" svg:height="0.363cm" draw:transform="rotate (-2.35619449019309) translate (24.611cm 15.72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574cm" svg:height="0.565cm" draw:transform="rotate (-2.35619449019309) translate (23.829cm 14.279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574cm" svg:height="0.565cm" draw:transform="rotate (-2.35619449019309) translate (23.829cm 14.279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1.238cm" svg:height="2.979cm" draw:transform="rotate (-2.35619449019309) translate (26.148cm 17.3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454cm" svg:height="0.407cm" draw:transform="rotate (-2.35619449019309) translate (26.047cm 17.167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454cm" svg:height="0.407cm" draw:transform="rotate (-2.35619449019309) translate (26.047cm 17.167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7cm" svg:height="0.148cm" draw:transform="rotate (-2.35619449019309) translate (25.738cm 17.229cm)">
            <text:p/>
            <draw:enhanced-geometry svg:viewBox="0 0 0 140" draw:type="non-primitive" draw:enhanced-path="M 0 140 L 0 140 0 123 0 105 0 88 0 70 0 53 0 36 0 17 0 0 N"/>
          </draw:custom-shape>
          <draw:custom-shape draw:style-name="gr5" draw:text-style-name="P5" draw:layer="layout" svg:width="0.007cm" svg:height="0.157cm" draw:transform="rotate (-2.35619449019309) translate (25.656cm 17.265cm)">
            <text:p/>
            <draw:enhanced-geometry svg:viewBox="0 0 0 141" draw:type="non-primitive" draw:enhanced-path="M 0 141 L 0 141 0 123 0 106 0 88 0 71 0 54 0 36 0 19 0 0 N"/>
          </draw:custom-shape>
          <draw:custom-shape draw:style-name="gr5" draw:text-style-name="P5" draw:layer="layout" svg:width="0.01cm" svg:height="0.113cm" draw:transform="rotate (-2.35619449019309) translate (25.834cm 17.181cm)">
            <text:p/>
            <draw:enhanced-geometry svg:viewBox="0 0 9 105" draw:type="non-primitive" draw:enhanced-path="M 9 105 L 9 105 7 91 6 79 5 65 4 52 3 40 2 26 1 14 0 0 N"/>
          </draw:custom-shape>
          <draw:custom-shape draw:style-name="gr5" draw:text-style-name="P5" draw:layer="layout" svg:width="0.078cm" svg:height="0.01cm" draw:transform="rotate (-2.35619449019309) translate (25.808cm 16.992cm)">
            <text:p/>
            <draw:enhanced-geometry svg:viewBox="0 0 97 0" draw:type="non-primitive" draw:enhanced-path="M 97 0 L 97 0 84 0 72 0 59 0 48 0 35 0 24 0 12 0 0 0 N"/>
          </draw:custom-shape>
          <draw:custom-shape draw:style-name="gr5" draw:text-style-name="P5" draw:layer="layout" svg:width="0.13cm" svg:height="0.037cm" draw:transform="rotate (-2.35619449019309) translate (25.686cm 16.994cm)">
            <text:p/>
            <draw:enhanced-geometry svg:viewBox="0 0 149 35" draw:type="non-primitive" draw:enhanced-path="M 149 0 L 149 0 131 5 112 9 93 14 74 17 56 22 37 26 19 31 0 35 N"/>
          </draw:custom-shape>
          <draw:custom-shape draw:style-name="gr5" draw:text-style-name="P5" draw:layer="layout" svg:width="0.123cm" svg:height="0.053cm" draw:transform="rotate (-2.35619449019309) translate (25.586cm 16.992cm)">
            <text:p/>
            <draw:enhanced-geometry svg:viewBox="0 0 148 55" draw:type="non-primitive" draw:enhanced-path="M 148 0 L 148 0 129 7 111 14 92 21 74 27 54 34 36 41 18 48 0 55 N"/>
          </draw:custom-shape>
          <draw:custom-shape draw:style-name="gr5" draw:text-style-name="P5" draw:layer="layout" svg:width="0.01cm" svg:height="0.136cm" draw:transform="rotate (-2.35619449019309) translate (25.54cm 17.309cm)">
            <text:p/>
            <draw:enhanced-geometry svg:viewBox="0 0 0 121" draw:type="non-primitive" draw:enhanced-path="M 0 121 L 0 121 0 106 0 92 0 77 0 61 0 46 0 31 0 16 0 0 N"/>
          </draw:custom-shape>
          <draw:custom-shape draw:style-name="gr5" draw:text-style-name="P5" draw:layer="layout" svg:width="0.093cm" svg:height="0.037cm" draw:transform="rotate (-2.35619449019309) translate (25.495cm 17.069cm)">
            <text:p/>
            <draw:enhanced-geometry svg:viewBox="0 0 107 37" draw:type="non-primitive" draw:enhanced-path="M 107 0 L 107 0 93 5 80 9 66 14 54 18 40 23 26 26 14 32 0 37 N"/>
          </draw:custom-shape>
          <draw:custom-shape draw:style-name="gr5" draw:text-style-name="P5" draw:layer="layout" svg:width="0.016cm" svg:height="0.093cm" draw:transform="rotate (-2.35619449019309) translate (25.467cm 17.311cm)">
            <text:p/>
            <draw:enhanced-geometry svg:viewBox="0 0 17 87" draw:type="non-primitive" draw:enhanced-path="M 0 87 L 0 87 2 77 4 66 6 56 8 44 10 34 13 23 15 11 17 0 N"/>
          </draw:custom-shape>
          <draw:custom-shape draw:style-name="gr5" draw:text-style-name="P5" draw:layer="layout" svg:width="0.051cm" svg:height="0.015cm" draw:transform="rotate (-2.35619449019309) translate (25.419cm 17.002cm)">
            <text:p/>
            <draw:enhanced-geometry svg:viewBox="0 0 61 17" draw:type="non-primitive" draw:enhanced-path="M 61 0 L 61 0 53 2 46 4 38 6 30 8 22 10 16 12 8 14 0 17 N"/>
          </draw:custom-shape>
          <draw:custom-shape draw:style-name="gr5" draw:text-style-name="P5" draw:layer="layout" svg:width="0.016cm" svg:height="0.158cm" draw:transform="rotate (-2.35619449019309) translate (24.106cm 18.574cm)">
            <text:p/>
            <draw:enhanced-geometry svg:viewBox="0 0 18 141" draw:type="non-primitive" draw:enhanced-path="M 18 141 L 18 141 16 122 13 105 11 87 9 70 7 53 4 35 2 18 0 0 N"/>
          </draw:custom-shape>
          <draw:custom-shape draw:style-name="gr5" draw:text-style-name="P5" draw:layer="layout" svg:width="0.016cm" svg:height="0.151cm" draw:transform="rotate (-2.35619449019309) translate (24.145cm 18.661cm)">
            <text:p/>
            <draw:enhanced-geometry svg:viewBox="0 0 17 140" draw:type="non-primitive" draw:enhanced-path="M 0 140 L 0 140 2 123 4 105 7 88 9 70 11 52 12 35 15 17 17 0 N"/>
          </draw:custom-shape>
          <draw:custom-shape draw:style-name="gr5" draw:text-style-name="P5" draw:layer="layout" svg:width="0.108cm" svg:height="0.021cm" draw:transform="rotate (-2.35619449019309) translate (24.008cm 18.503cm)">
            <text:p/>
            <draw:enhanced-geometry svg:viewBox="0 0 131 17" draw:type="non-primitive" draw:enhanced-path="M 0 0 L 0 0 17 2 33 4 49 6 66 9 82 11 98 12 114 14 131 17 N"/>
          </draw:custom-shape>
          <draw:custom-shape draw:style-name="gr5" draw:text-style-name="P5" draw:layer="layout" svg:width="0.093cm" svg:height="0.038cm" draw:transform="rotate (-2.35619449019309) translate (24.015cm 18.435cm)">
            <text:p/>
            <draw:enhanced-geometry svg:viewBox="0 0 114 34" draw:type="non-primitive" draw:enhanced-path="M 0 0 L 0 0 14 4 27 9 42 13 57 18 70 21 85 26 100 30 114 34 N"/>
          </draw:custom-shape>
          <draw:custom-shape draw:style-name="gr5" draw:text-style-name="P5" draw:layer="layout" svg:width="0.01cm" svg:height="0.083cm" draw:transform="rotate (-2.35619449019309) translate (24.054cm 18.829cm)">
            <text:p/>
            <draw:enhanced-geometry svg:viewBox="0 0 17 71" draw:type="non-primitive" draw:enhanced-path="M 0 71 L 0 71 1 62 3 53 4 44 6 35 9 27 11 18 13 9 17 0 N"/>
          </draw:custom-shape>
          <draw:custom-shape draw:style-name="gr5" draw:text-style-name="P5" draw:layer="layout" svg:width="0.008cm" svg:height="0.126cm" draw:transform="rotate (-2.35619449019309) translate (24.074cm 18.845cm)">
            <text:p/>
            <draw:enhanced-geometry svg:viewBox="0 0 0 124" draw:type="non-primitive" draw:enhanced-path="M 0 124 L 0 124 0 108 0 93 0 78 0 62 0 47 0 31 0 16 0 0 N"/>
          </draw:custom-shape>
          <draw:custom-shape draw:style-name="gr5" draw:text-style-name="P5" draw:layer="layout" svg:width="0.008cm" svg:height="0.099cm" draw:transform="rotate (-2.35619449019309) translate (24.101cm 18.929cm)">
            <text:p/>
            <draw:enhanced-geometry svg:viewBox="0 0 12 87" draw:type="non-primitive" draw:enhanced-path="M 4 87 L 4 87 4 75 3 64 1 51 0 40 0 29 2 19 6 8 12 0 N"/>
          </draw:custom-shape>
          <draw:custom-shape draw:style-name="gr5" draw:text-style-name="P5" draw:layer="layout" svg:width="0.016cm" svg:height="0.114cm" draw:transform="rotate (-2.35619449019309) translate (23.976cm 19.025cm)">
            <text:p/>
            <draw:enhanced-geometry svg:viewBox="0 0 18 105" draw:type="non-primitive" draw:enhanced-path="M 9 105 L 9 105 9 90 11 74 14 56 17 39 18 24 15 12 10 3 0 0 N"/>
          </draw:custom-shape>
          <draw:custom-shape draw:style-name="gr5" draw:text-style-name="P5" draw:layer="layout" svg:width="0.071cm" svg:height="0.058cm" draw:transform="rotate (-2.35619449019309) translate (23.867cm 18.863cm)">
            <text:p/>
            <draw:enhanced-geometry svg:viewBox="0 0 88 52" draw:type="non-primitive" draw:enhanced-path="M 0 0 L 0 0 11 7 21 12 33 19 44 26 54 33 65 40 77 45 88 52 N"/>
          </draw:custom-shape>
          <draw:custom-shape draw:style-name="gr5" draw:text-style-name="P5" draw:layer="layout" svg:width="0.064cm" svg:height="0.035cm" draw:transform="rotate (-2.35619449019309) translate (23.944cm 18.818cm)">
            <text:p/>
            <draw:enhanced-geometry svg:viewBox="0 0 72 35" draw:type="non-primitive" draw:enhanced-path="M 0 0 L 0 0 9 5 18 9 27 14 36 17 44 22 53 26 63 31 72 35 N"/>
          </draw:custom-shape>
          <draw:custom-shape draw:style-name="gr5" draw:text-style-name="P5" draw:layer="layout" svg:width="0.078cm" svg:height="0.053cm" draw:transform="rotate (-2.35619449019309) translate (24.038cm 18.726cm)">
            <text:p/>
            <draw:enhanced-geometry svg:viewBox="0 0 96 52" draw:type="non-primitive" draw:enhanced-path="M 0 0 L 0 0 12 7 24 13 36 19 49 26 60 32 72 39 84 46 96 52 N"/>
          </draw:custom-shape>
          <draw:custom-shape draw:style-name="gr5" draw:text-style-name="P5" draw:layer="layout" svg:width="0.073cm" svg:height="0.058cm" draw:transform="rotate (-2.35619449019309) translate (23.963cm 18.61cm)">
            <text:p/>
            <draw:enhanced-geometry svg:viewBox="0 0 89 53" draw:type="non-primitive" draw:enhanced-path="M 0 0 L 0 0 11 7 22 13 33 19 45 26 55 33 66 40 77 47 89 53 N"/>
          </draw:custom-shape>
          <draw:custom-shape draw:style-name="gr5" draw:text-style-name="P5" draw:layer="layout" svg:width="0.053cm" svg:height="0.025cm" draw:transform="rotate (-2.35619449019309) translate (23.226cm 17.6cm)">
            <text:p/>
            <draw:enhanced-geometry svg:viewBox="0 0 62 20" draw:type="non-primitive" draw:enhanced-path="M 0 0 L 0 0 8 3 16 7 25 11 33 15 41 18 47 20 55 20 62 17 N"/>
          </draw:custom-shape>
          <draw:custom-shape draw:style-name="gr5" draw:text-style-name="P5" draw:layer="layout" svg:width="0.016cm" svg:height="0.021cm" draw:transform="rotate (-2.35619449019309) translate (23.111cm 17.753cm)">
            <text:p/>
            <draw:enhanced-geometry svg:viewBox="0 0 17 18" draw:type="non-primitive" draw:enhanced-path="M 0 18 L 0 18 5 13 8 9 13 4 17 0 N"/>
          </draw:custom-shape>
          <draw:custom-shape draw:style-name="gr5" draw:text-style-name="P5" draw:layer="layout" svg:width="0.065cm" svg:height="0.035cm" draw:transform="rotate (-2.35619449019309) translate (23.201cm 17.684cm)">
            <text:p/>
            <draw:enhanced-geometry svg:viewBox="0 0 79 35" draw:type="non-primitive" draw:enhanced-path="M 0 0 L 0 0 10 4 20 9 30 13 41 17 51 21 60 26 70 30 79 35 N"/>
          </draw:custom-shape>
          <draw:custom-shape draw:style-name="gr5" draw:text-style-name="P5" draw:layer="layout" svg:width="0.058cm" svg:height="0.02cm" draw:transform="rotate (-2.35619449019309) translate (22.971cm 17.586cm)">
            <text:p/>
            <draw:enhanced-geometry svg:viewBox="0 0 70 17" draw:type="non-primitive" draw:enhanced-path="M 0 17 L 0 17 9 15 17 13 26 11 35 8 43 6 52 5 60 3 70 0 N"/>
          </draw:custom-shape>
          <draw:custom-shape draw:style-name="gr5" draw:text-style-name="P5" draw:layer="layout" svg:width="0.074cm" svg:height="0.02cm" draw:transform="rotate (-2.35619449019309) translate (22.857cm 17.495cm)">
            <text:p/>
            <draw:enhanced-geometry svg:viewBox="0 0 88 17" draw:type="non-primitive" draw:enhanced-path="M 0 17 L 0 17 11 14 22 12 32 10 44 8 54 5 65 3 76 1 88 0 N"/>
          </draw:custom-shape>
          <draw:custom-shape draw:style-name="gr5" draw:text-style-name="P5" draw:layer="layout" svg:width="0.058cm" svg:height="0.041cm" draw:transform="rotate (-2.35619449019309) translate (22.966cm 17.538cm)">
            <text:p/>
            <draw:enhanced-geometry svg:viewBox="0 0 71 36" draw:type="non-primitive" draw:enhanced-path="M 71 0 L 71 0 62 5 53 10 44 14 36 19 27 23 18 27 9 31 0 36 N"/>
          </draw:custom-shape>
          <draw:custom-shape draw:style-name="gr5" draw:text-style-name="P5" draw:layer="layout" svg:width="0.058cm" svg:height="0.02cm" draw:transform="rotate (-2.35619449019309) translate (23.1cm 17.523cm)">
            <text:p/>
            <draw:enhanced-geometry svg:viewBox="0 0 72 19" draw:type="non-primitive" draw:enhanced-path="M 72 0 L 72 0 63 2 54 5 45 7 37 9 28 13 19 15 10 17 0 19 N"/>
          </draw:custom-shape>
          <draw:custom-shape draw:style-name="gr5" draw:text-style-name="P5" draw:layer="layout" svg:width="0.058cm" svg:height="0.011cm" draw:transform="rotate (-2.35619449019309) translate (23.152cm 17.552cm)">
            <text:p/>
            <draw:enhanced-geometry svg:viewBox="0 0 62 17" draw:type="non-primitive" draw:enhanced-path="M 62 17 L 62 17 54 15 47 12 39 10 31 8 23 6 16 4 8 2 0 0 N"/>
          </draw:custom-shape>
          <draw:custom-shape draw:style-name="gr5" draw:text-style-name="P5" draw:layer="layout" svg:width="0.058cm" svg:height="0.015cm" draw:transform="rotate (-2.35619449019309) translate (23.251cm 17.597cm)">
            <text:p/>
            <draw:enhanced-geometry svg:viewBox="0 0 69 17" draw:type="non-primitive" draw:enhanced-path="M 0 17 L 0 17 9 15 18 13 26 11 35 8 43 6 52 4 60 2 69 0 N"/>
          </draw:custom-shape>
          <draw:custom-shape draw:style-name="gr5" draw:text-style-name="P5" draw:layer="layout" svg:width="0.066cm" svg:height="0.081cm" draw:transform="rotate (-2.35619449019309) translate (22.174cm 16.831cm)">
            <text:p/>
            <draw:enhanced-geometry svg:viewBox="0 0 78 71" draw:type="non-primitive" draw:enhanced-path="M 78 0 L 78 0 68 9 59 18 48 28 38 35 28 45 19 54 9 62 0 71 N"/>
          </draw:custom-shape>
          <draw:custom-shape draw:style-name="gr5" draw:text-style-name="P5" draw:layer="layout" svg:width="0.075cm" svg:height="0.038cm" draw:transform="rotate (-2.35619449019309) translate (22.081cm 16.883cm)">
            <text:p/>
            <draw:enhanced-geometry svg:viewBox="0 0 88 37" draw:type="non-primitive" draw:enhanced-path="M 0 0 L 0 0 11 5 21 9 33 14 44 18 54 23 66 28 77 32 88 37 N"/>
          </draw:custom-shape>
          <draw:custom-shape draw:style-name="gr5" draw:text-style-name="P5" draw:layer="layout" svg:width="0.058cm" svg:height="0.058cm" draw:transform="rotate (-2.35619449019309) translate (21.96cm 16.772cm)">
            <text:p/>
            <draw:enhanced-geometry svg:viewBox="0 0 70 52" draw:type="non-primitive" draw:enhanced-path="M 70 0 L 70 0 60 7 47 12 35 18 24 22 12 29 4 35 0 43 1 52 N"/>
          </draw:custom-shape>
          <draw:custom-shape draw:style-name="gr5" draw:text-style-name="P5" draw:layer="layout" svg:width="0.083cm" svg:height="0.013cm" draw:transform="rotate (-2.35619449019309) translate (21.862cm 16.771cm)">
            <text:p/>
            <draw:enhanced-geometry svg:viewBox="0 0 97 0" draw:type="non-primitive" draw:enhanced-path="M 0 0 L 0 0 13 0 24 0 37 0 48 0 60 0 72 0 84 0 97 0 N"/>
          </draw:custom-shape>
          <draw:custom-shape draw:style-name="gr5" draw:text-style-name="P5" draw:layer="layout" svg:width="0.058cm" svg:height="0.058cm" draw:transform="rotate (-2.35619449019309) translate (21.837cm 16.694cm)">
            <text:p/>
            <draw:enhanced-geometry svg:viewBox="0 0 70 52" draw:type="non-primitive" draw:enhanced-path="M 70 0 L 70 0 61 7 52 13 44 20 35 26 26 33 18 40 9 46 0 52 N"/>
          </draw:custom-shape>
          <draw:custom-shape draw:style-name="gr5" draw:text-style-name="P5" draw:layer="layout" svg:width="0.078cm" svg:height="0.007cm" draw:transform="rotate (-2.35619449019309) translate (21.831cm 16.685cm)">
            <text:p/>
            <draw:enhanced-geometry svg:viewBox="0 0 97 0" draw:type="non-primitive" draw:enhanced-path="M 0 0 L 0 0 13 0 24 0 37 0 48 0 61 0 72 0 84 0 97 0 N"/>
          </draw:custom-shape>
          <draw:custom-shape draw:style-name="gr5" draw:text-style-name="P5" draw:layer="layout" svg:width="0.058cm" svg:height="0.037cm" draw:transform="rotate (-2.35619449019309) translate (21.651cm 16.655cm)">
            <text:p/>
            <draw:enhanced-geometry svg:viewBox="0 0 72 35" draw:type="non-primitive" draw:enhanced-path="M 72 0 L 72 0 61 4 50 7 38 10 25 12 15 16 6 20 1 27 0 35 N"/>
          </draw:custom-shape>
          <draw:custom-shape draw:style-name="gr5" draw:text-style-name="P5" draw:layer="layout" svg:width="0.099cm" svg:height="0.01cm" draw:transform="rotate (-2.35619449019309) translate (21.671cm 16.594cm)">
            <text:p/>
            <draw:enhanced-geometry svg:viewBox="0 0 122 0" draw:type="non-primitive" draw:enhanced-path="M 122 0 L 122 0 106 0 90 0 76 0 60 0 45 0 30 0 14 0 0 0 N"/>
          </draw:custom-shape>
          <draw:custom-shape draw:style-name="gr5" draw:text-style-name="P5" draw:layer="layout" svg:width="0.04cm" svg:height="0.016cm" draw:transform="rotate (-2.35619449019309) translate (21.682cm 16.498cm)">
            <text:p/>
            <draw:enhanced-geometry svg:viewBox="0 0 52 17" draw:type="non-primitive" draw:enhanced-path="M 52 0 L 52 0 46 2 40 5 33 7 26 9 20 11 13 14 7 15 0 17 N"/>
          </draw:custom-shape>
          <draw:custom-shape draw:style-name="gr5" draw:text-style-name="P5" draw:layer="layout" svg:width="0.051cm" svg:height="0.078cm" draw:transform="rotate (-2.35619449019309) translate (21.639cm 16.576cm)">
            <text:p/>
            <draw:enhanced-geometry svg:viewBox="0 0 61 71" draw:type="non-primitive" draw:enhanced-path="M 61 0 L 61 0 53 9 46 18 38 26 30 35 22 45 16 52 8 62 0 71 N"/>
          </draw:custom-shape>
          <draw:custom-shape draw:style-name="gr5" draw:text-style-name="P5" draw:layer="layout" svg:width="0.058cm" svg:height="0.016cm" draw:transform="rotate (-2.35619449019309) translate (21.5cm 16.578cm)">
            <text:p/>
            <draw:enhanced-geometry svg:viewBox="0 0 70 17" draw:type="non-primitive" draw:enhanced-path="M 0 17 L 0 17 9 15 18 13 26 12 35 9 44 7 52 5 61 3 70 0 N"/>
          </draw:custom-shape>
          <draw:custom-shape draw:style-name="gr5" draw:text-style-name="P5" draw:layer="layout" svg:width="0.096cm" svg:height="0.007cm" draw:transform="rotate (-2.35619449019309) translate (24.45cm 15.998cm)">
            <text:p/>
            <draw:enhanced-geometry svg:viewBox="0 0 107 0" draw:type="non-primitive" draw:enhanced-path="M 107 0 L 107 0 93 0 80 0 66 0 54 0 40 0 26 0 14 0 0 0 N"/>
          </draw:custom-shape>
          <draw:custom-shape draw:style-name="gr5" draw:text-style-name="P5" draw:layer="layout" svg:width="0.116cm" svg:height="0.02cm" draw:transform="rotate (-2.35619449019309) translate (24.45cm 16.109cm)">
            <text:p/>
            <draw:enhanced-geometry svg:viewBox="0 0 131 19" draw:type="non-primitive" draw:enhanced-path="M 131 0 L 131 0 114 2 98 5 81 7 65 9 49 13 32 15 17 17 0 19 N"/>
          </draw:custom-shape>
          <draw:custom-shape draw:style-name="gr5" draw:text-style-name="P5" draw:layer="layout" svg:width="0.063cm" svg:height="0.008cm" draw:transform="rotate (-2.35619449019309) translate (24.563cm 16.218cm)">
            <text:p/>
            <draw:enhanced-geometry svg:viewBox="0 0 78 0" draw:type="non-primitive" draw:enhanced-path="M 78 0 L 78 0 68 0 59 0 49 0 39 0 28 0 19 0 9 0 0 0 N"/>
          </draw:custom-shape>
          <draw:custom-shape draw:style-name="gr5" draw:text-style-name="P5" draw:layer="layout" svg:width="0.089cm" svg:height="0.011cm" draw:transform="rotate (-2.35619449019309) translate (24.522cm 16.403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4cm" svg:height="0.013cm" draw:transform="rotate (-2.35619449019309) translate (24.431cm 16.316cm)">
            <text:p/>
            <draw:enhanced-geometry svg:viewBox="0 0 53 17" draw:type="non-primitive" draw:enhanced-path="M 0 17 L 0 17 6 15 12 12 19 10 26 8 32 6 39 4 46 2 53 0 N"/>
          </draw:custom-shape>
          <draw:custom-shape draw:style-name="gr5" draw:text-style-name="P5" draw:layer="layout" svg:width="0.053cm" svg:height="0.021cm" draw:transform="rotate (-2.35619449019309) translate (24.445cm 16.177cm)">
            <text:p/>
            <draw:enhanced-geometry svg:viewBox="0 0 61 17" draw:type="non-primitive" draw:enhanced-path="M 0 0 L 0 0 7 3 15 5 23 7 31 9 38 12 46 13 54 15 61 17 N"/>
          </draw:custom-shape>
          <draw:custom-shape draw:style-name="gr5" draw:text-style-name="P5" draw:layer="layout" svg:width="0.083cm" svg:height="0.041cm" draw:transform="rotate (-2.35619449019309) translate (24.295cm 16.111cm)">
            <text:p/>
            <draw:enhanced-geometry svg:viewBox="0 0 105 39" draw:type="non-primitive" draw:enhanced-path="M 0 0 L 0 0 13 5 26 13 40 22 54 30 68 36 80 39 93 39 105 34 N"/>
          </draw:custom-shape>
          <draw:custom-shape draw:style-name="gr5" draw:text-style-name="P5" draw:layer="layout" svg:width="0.037cm" svg:height="0.008cm" draw:transform="rotate (-2.35619449019309) translate (23.303cm 17.67cm)">
            <text:p/>
            <draw:enhanced-geometry svg:viewBox="0 0 44 0" draw:type="non-primitive" draw:enhanced-path="M 0 0 L 0 0 5 0 11 0 16 0 21 0 27 0 33 0 38 0 44 0 N"/>
          </draw:custom-shape>
          <draw:custom-shape draw:style-name="gr5" draw:text-style-name="P5" draw:layer="layout" svg:width="0.071cm" svg:height="0.045cm" draw:transform="rotate (-2.35619449019309) translate (23.756cm 15.14cm)">
            <text:p/>
            <draw:enhanced-geometry svg:viewBox="0 0 88 36" draw:type="non-primitive" draw:enhanced-path="M 88 0 L 88 0 77 5 65 10 54 14 44 17 32 22 21 27 11 31 0 36 N"/>
          </draw:custom-shape>
          <draw:custom-shape draw:style-name="gr5" draw:text-style-name="P5" draw:layer="layout" svg:width="0.031cm" svg:height="0.093cm" draw:transform="rotate (-2.35619449019309) translate (23.68cm 15.254cm)">
            <text:p/>
            <draw:enhanced-geometry svg:viewBox="0 0 35 86" draw:type="non-primitive" draw:enhanced-path="M 0 0 L 0 0 4 11 7 22 9 35 11 47 15 59 19 69 26 78 35 86 N"/>
          </draw:custom-shape>
          <draw:custom-shape draw:style-name="gr5" draw:text-style-name="P5" draw:layer="layout" svg:width="0.116cm" svg:height="0.106cm" draw:transform="rotate (-2.35619449019309) translate (23.742cm 15.138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21cm" svg:height="0.09cm" draw:transform="rotate (-2.35619449019309) translate (23.635cm 15.065cm)">
            <text:p/>
            <draw:enhanced-geometry svg:viewBox="0 0 27 87" draw:type="non-primitive" draw:enhanced-path="M 0 0 L 0 0 3 10 7 22 10 33 13 43 17 55 20 66 24 77 27 87 N"/>
          </draw:custom-shape>
          <draw:custom-shape draw:style-name="gr5" draw:text-style-name="P5" draw:layer="layout" svg:width="0.083cm" svg:height="0.035cm" draw:transform="rotate (-2.35619449019309) translate (23.614cm 14.864cm)">
            <text:p/>
            <draw:enhanced-geometry svg:viewBox="0 0 97 35" draw:type="non-primitive" draw:enhanced-path="M 97 0 L 97 0 84 5 72 9 60 14 48 18 36 23 24 26 13 31 0 35 N"/>
          </draw:custom-shape>
          <draw:custom-shape draw:style-name="gr5" draw:text-style-name="P5" draw:layer="layout" svg:width="0.053cm" svg:height="0.106cm" draw:transform="rotate (-2.35619449019309) translate (23.507cm 14.946cm)">
            <text:p/>
            <draw:enhanced-geometry svg:viewBox="0 0 69 103" draw:type="non-primitive" draw:enhanced-path="M 0 0 L 0 0 9 12 17 26 26 38 35 51 43 64 52 77 60 90 69 103 N"/>
          </draw:custom-shape>
          <draw:custom-shape draw:style-name="gr5" draw:text-style-name="P5" draw:layer="layout" svg:width="0.112cm" svg:height="0.008cm" draw:transform="rotate (-2.35619449019309) translate (23.562cm 14.687cm)">
            <text:p/>
            <draw:enhanced-geometry svg:viewBox="0 0 138 0" draw:type="non-primitive" draw:enhanced-path="M 138 0 L 138 0 119 0 97 0 75 0 52 0 32 0 14 0 4 0 0 0 N"/>
          </draw:custom-shape>
          <draw:custom-shape draw:style-name="gr5" draw:text-style-name="P5" draw:layer="layout" svg:width="0.041cm" svg:height="0.113cm" draw:transform="rotate (-2.35619449019309) translate (23.453cm 14.81cm)">
            <text:p/>
            <draw:enhanced-geometry svg:viewBox="0 0 53 105" draw:type="non-primitive" draw:enhanced-path="M 0 0 L 0 0 7 14 14 26 21 40 27 53 33 67 40 79 46 93 53 105 N"/>
          </draw:custom-shape>
          <draw:custom-shape draw:style-name="gr8" draw:text-style-name="P5" draw:layer="layout" svg:width="0.114cm" svg:height="0.174cm" draw:transform="rotate (-2.35619449019309) translate (25.064cm 17.87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114cm" svg:height="0.174cm" draw:transform="rotate (-2.35619449019309) translate (25.064cm 17.87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36cm" svg:height="0.192cm" draw:transform="rotate (-2.35619449019309) translate (25.162cm 17.87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36cm" svg:height="0.192cm" draw:transform="rotate (-2.35619449019309) translate (25.162cm 17.87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81cm" svg:height="0.037cm" draw:transform="rotate (-2.35619449019309) translate (25.18cm 17.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81cm" svg:height="0.037cm" draw:transform="rotate (-2.35619449019309) translate (25.18cm 17.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45cm" svg:height="0.037cm" draw:transform="rotate (-2.35619449019309) translate (25.121cm 17.878cm)">
            <text:p/>
            <draw:enhanced-geometry svg:viewBox="0 0 53 36" draw:type="non-primitive" draw:enhanced-path="M 53 0 L 46 5 38 8 31 12 23 15 16 19 10 23 4 29 0 36 53 0 Z N"/>
          </draw:custom-shape>
          <draw:custom-shape draw:style-name="gr5" draw:text-style-name="P5" draw:layer="layout" svg:width="0.045cm" svg:height="0.037cm" draw:transform="rotate (-2.35619449019309) translate (25.121cm 17.878cm)">
            <text:p/>
            <draw:enhanced-geometry svg:viewBox="0 0 53 36" draw:type="non-primitive" draw:enhanced-path="M 53 0 L 53 0 46 5 38 8 31 12 23 15 16 19 10 23 4 29 0 36 N"/>
          </draw:custom-shape>
          <draw:custom-shape draw:style-name="gr9" draw:text-style-name="P5" draw:layer="layout" svg:width="0.113cm" svg:height="0.081cm" draw:transform="rotate (-2.35619449019309) translate (24.764cm 18.25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113cm" svg:height="0.081cm" draw:transform="rotate (-2.35619449019309) translate (24.764cm 18.25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116cm" svg:height="0.126cm" draw:transform="rotate (-2.35619449019309) translate (24.73cm 18.19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116cm" svg:height="0.126cm" draw:transform="rotate (-2.35619449019309) translate (24.73cm 18.19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63cm" svg:height="0.075cm" draw:transform="rotate (-2.35619449019309) translate (25.124cm 17.8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63cm" svg:height="0.075cm" draw:transform="rotate (-2.35619449019309) translate (25.124cm 17.82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id="id1">
          <draw:custom-shape draw:style-name="gr10" draw:text-style-name="P7" draw:layer="layout" svg:width="13.275cm" svg:height="1.361cm" svg:x="7.858cm" svg:y="15.23cm">
            <text:p text:style-name="P6"><text:span text:style-name="T4">dividing by zero is not a good idea...</text:span></text:p>
            <draw:enhanced-geometry svg:viewBox="0 0 21600 21600" draw:mirror-vertical="false" draw:type="mso-spt202" draw:enhanced-path="M 0 0 L 21600 0 21600 21600 0 21600 0 0 Z N"/>
          </draw:custom-shape>
          <draw:line draw:style-name="gr11" draw:text-style-name="P8" draw:layer="layout" svg:x1="12.464cm" svg:y1="12.375cm" svg:x2="12.464cm" svg:y2="13.992cm">
            <text:p/>
          </draw:line>
          <draw:line draw:style-name="gr12" draw:text-style-name="P8" draw:layer="layout" svg:x1="12.46cm" svg:y1="13.992cm" svg:x2="12.46cm" svg:y2="15.291cm">
            <text:p/>
          </draw:line>
          <draw:line draw:style-name="gr11" draw:text-style-name="P8" draw:layer="layout" svg:x1="8.564cm" svg:y1="12.375cm" svg:x2="8.564cm" svg:y2="13.992cm">
            <text:p/>
          </draw:line>
          <draw:line draw:style-name="gr12" draw:text-style-name="P8" draw:layer="layout" svg:x1="8.56cm" svg:y1="13.992cm" svg:x2="8.56cm" svg:y2="15.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o...</text:p>
          </draw:text-box>
        </draw:frame>
        <draw:frame presentation:style-name="pr2" draw:layer="layout" svg:width="25.199cm" svg:height="17cm" svg:x="1.4cm" svg:y="3cm" presentation:class="outline">
          <draw:text-box>
            <text:list text:style-name="L2">
              <text:list-item>
                <text:p>What should we return here?</text:p>
              </text:list-item>
            </text:list>
          </draw:text-box>
        </draw:frame>
        <draw:custom-shape draw:style-name="gr13" draw:text-style-name="P3" draw:layer="layout" svg:width="24.716cm" svg:height="10.398cm" svg:x="1.304cm" svg:y="7.094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return ???;</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4" draw:text-style-name="P8" draw:layer="layout" svg:x1="17.333cm" svg:y1="3.725cm" svg:x2="24.938cm" svg:y2="3.725cm">
          <text:p/>
        </draw:line>
        <draw:line draw:style-name="gr14" draw:text-style-name="P8" draw:layer="layout" svg:x1="25.016cm" svg:y1="3.671cm" svg:x2="25.016cm" svg:y2="7.094cm">
          <text:p/>
        </draw:line>
        <draw:line draw:style-name="gr11" draw:text-style-name="P8" draw:layer="layout" svg:x1="24.952cm" svg:y1="7.094cm" svg:x2="24.952cm" svg:y2="10.027cm">
          <text:p/>
        </draw:line>
        <draw:line draw:style-name="gr15" draw:text-style-name="P8" draw:layer="layout" svg:x1="24.952cm" svg:y1="10.027cm" svg:x2="10.637cm" svg:y2="10.135cm">
          <text:p/>
        </draw:line>
        <draw:frame draw:style-name="gr3" draw:text-style-name="P4" draw:layer="layout" svg:width="2.915cm" svg:height="3.456cm" svg:x="24.091cm" svg:y="14.775cm">
          <draw:text-box>
            <text:p><text:span text:style-name="T3">?</text:span></text:p>
          </draw:text-box>
        </draw:frame>
        <draw:g>
          <draw:custom-shape draw:style-name="gr4" draw:text-style-name="P5" draw:layer="layout" svg:width="0.632cm" svg:height="3.007cm" draw:transform="rotate (-2.35619449019309) translate (5.93cm 19.42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632cm" svg:height="3.007cm" draw:transform="rotate (-2.35619449019309) translate (5.93cm 19.42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592cm" svg:height="3.011cm" draw:transform="rotate (-2.35619449019309) translate (6.318cm 19.06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592cm" svg:height="3.011cm" draw:transform="rotate (-2.35619449019309) translate (6.318cm 19.06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231cm" svg:height="0.559cm" draw:transform="rotate (-2.35619449019309) translate (5.875cm 19.35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99cm" svg:height="0.484cm" draw:transform="rotate (-2.35619449019309) translate (5.998cm 19.14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408cm" svg:height="0.585cm" draw:transform="rotate (-2.35619449019309) translate (5.321cm 18.933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304cm" svg:height="0.226cm" draw:transform="rotate (-2.35619449019309) translate (4.764cm 18.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591cm" svg:height="2.95cm" draw:transform="rotate (-2.35619449019309) translate (6.302cm 19.03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699cm" svg:height="3.012cm" draw:transform="rotate (-2.35619449019309) translate (5.947cm 19.40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457cm" svg:height="0.431cm" draw:transform="rotate (-2.35619449019309) translate (6.118cm 19.28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44cm" svg:height="0.03cm" draw:transform="rotate (-2.35619449019309) translate (5.86cm 19.483cm)">
            <text:p/>
            <draw:enhanced-geometry svg:viewBox="0 0 70 35" draw:type="non-primitive" draw:enhanced-path="M 0 0 L 9 5 17 9 26 15 34 20 43 24 52 29 61 32 70 35 0 0 Z N"/>
          </draw:custom-shape>
          <draw:custom-shape draw:style-name="gr6" draw:text-style-name="P5" draw:layer="layout" svg:width="0.194cm" svg:height="0.25cm" draw:transform="rotate (-2.35619449019309) translate (5.887cm 19.42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375cm" svg:height="0.18cm" draw:transform="rotate (-2.35619449019309) translate (5.382cm 19.28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57cm" svg:height="0.302cm" draw:transform="rotate (-2.35619449019309) translate (5.338cm 19.71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123cm" svg:height="0.291cm" draw:transform="rotate (-2.35619449019309) translate (5.35cm 19.68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106cm" svg:height="0.198cm" draw:transform="rotate (-2.35619449019309) translate (5.248cm 19.713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66cm" svg:height="0.29cm" draw:transform="rotate (-2.35619449019309) translate (5.301cm 19.68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98cm" svg:height="0.174cm" draw:transform="rotate (-2.35619449019309) translate (5.263cm 19.78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43cm" svg:height="0.173cm" draw:transform="rotate (-2.35619449019309) translate (5.19cm 19.673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385cm" svg:height="0.576cm" draw:transform="rotate (-2.35619449019309) translate (4.96cm 19.12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125cm" svg:height="0.037cm" draw:transform="rotate (-2.35619449019309) translate (4.884cm 19.042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72cm" svg:height="0.144cm" draw:transform="rotate (-2.35619449019309) translate (4.929cm 19.13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503cm" svg:height="0.822cm" draw:transform="rotate (-2.35619449019309) translate (4.192cm 18.53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389cm" svg:height="0.573cm" draw:transform="rotate (-2.35619449019309) translate (5.825cm 18.24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509cm" svg:height="0.814cm" draw:transform="rotate (-2.35619449019309) translate (5.354cm 17.34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14cm" svg:height="0.14cm" draw:transform="rotate (-2.35619449019309) translate (5.606cm 18.42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45cm" svg:height="0.407cm" draw:transform="rotate (-2.35619449019309) translate (6.23cm 18.71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11cm" svg:height="0.006cm" draw:transform="rotate (-2.35619449019309) translate (5.679cm 18.739cm)">
            <text:p/>
            <draw:enhanced-geometry svg:viewBox="0 0 17 0" draw:type="non-primitive" draw:enhanced-path="M 0 0 L 4 0 9 0 12 0 17 0 0 0 Z N"/>
          </draw:custom-shape>
          <draw:custom-shape draw:style-name="gr6" draw:text-style-name="P5" draw:layer="layout" svg:width="0.264cm" svg:height="0.198cm" draw:transform="rotate (-2.35619449019309) translate (6.151cm 18.70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489cm" svg:height="0.198cm" draw:transform="rotate (-2.35619449019309) translate (5.124cm 18.069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511cm" svg:height="0.232cm" draw:transform="rotate (-2.35619449019309) translate (4.96cm 17.902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452cm" svg:height="0.03cm" draw:transform="rotate (-2.35619449019309) translate (4.657cm 17.715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537cm" svg:height="0.199cm" draw:transform="rotate (-2.35619449019309) translate (4.715cm 17.66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563cm" svg:height="0.18cm" draw:transform="rotate (-2.35619449019309) translate (4.581cm 17.423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264cm" svg:height="0.339cm" draw:transform="rotate (-2.35619449019309) translate (5.557cm 18.6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52cm" svg:height="0.053cm" draw:transform="rotate (-2.35619449019309) translate (5.358cm 18.729cm)">
            <text:p/>
            <draw:enhanced-geometry svg:viewBox="0 0 86 72" draw:type="non-primitive" draw:enhanced-path="M 0 0 L 10 9 21 18 32 27 43 35 54 44 65 53 76 62 86 72 0 0 Z N"/>
          </draw:custom-shape>
          <draw:custom-shape draw:style-name="gr4" draw:text-style-name="P5" draw:layer="layout" svg:width="0.165cm" svg:height="0.411cm" draw:transform="rotate (-2.35619449019309) translate (6.025cm 19.20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127cm" svg:height="0.182cm" draw:transform="rotate (-2.35619449019309) translate (5.096cm 19.12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71cm" svg:height="0.786cm" draw:transform="rotate (-2.35619449019309) translate (4.459cm 18.56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655cm" svg:height="0.177cm" draw:transform="rotate (-2.35619449019309) translate (4.372cm 17.315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598cm" svg:height="0.093cm" draw:transform="rotate (-2.35619449019309) translate (5.721cm 18.80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304cm" svg:height="0.634cm" draw:transform="rotate (-2.35619449019309) translate (5.739cm 18.60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303cm" svg:height="0.687cm" draw:transform="rotate (-2.35619449019309) translate (5.313cm 19.06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836cm" svg:height="0.058cm" draw:transform="rotate (-2.35619449019309) translate (5.287cm 18.192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3cm" svg:height="0.01cm" draw:transform="rotate (-2.35619449019309) translate (4.63cm 18.802cm)">
            <text:p/>
            <draw:enhanced-geometry svg:viewBox="0 0 54 0" draw:type="non-primitive" draw:enhanced-path="M 0 0 L 0 0 6 0 13 0 20 0 27 0 34 0 41 0 47 0 54 0 N"/>
          </draw:custom-shape>
          <draw:custom-shape draw:style-name="gr7" draw:text-style-name="P5" draw:layer="layout" svg:width="0.819cm" svg:height="0.061cm" draw:transform="rotate (-2.35619449019309) translate (5.166cm 18.16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1.027cm" svg:height="0.092cm" draw:transform="rotate (-2.35619449019309) translate (5.137cm 17.88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6cm" svg:height="0.029cm" draw:transform="rotate (-2.35619449019309) translate (4.378cm 18.679cm)">
            <text:p/>
            <draw:enhanced-geometry svg:viewBox="0 0 0 36" draw:type="non-primitive" draw:enhanced-path="M 0 0 L 0 0 0 4 0 9 0 13 0 18 0 22 0 27 0 32 0 36 N"/>
          </draw:custom-shape>
          <draw:custom-shape draw:style-name="gr7" draw:text-style-name="P5" draw:layer="layout" svg:width="1.114cm" svg:height="0.125cm" draw:transform="rotate (-2.35619449019309) translate (4.941cm 17.66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1.16cm" svg:height="0.091cm" draw:transform="rotate (-2.35619449019309) translate (4.649cm 17.439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1.147cm" svg:height="0.09cm" draw:transform="rotate (-2.35619449019309) translate (4.493cm 17.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1.056cm" svg:height="0.182cm" draw:transform="rotate (-2.35619449019309) translate (4.363cm 17.18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129cm" svg:height="0.007cm" draw:transform="rotate (-2.35619449019309) translate (3.889cm 17.262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6cm" svg:height="0.028cm" draw:transform="rotate (-2.35619449019309) translate (3.768cm 17.473cm)">
            <text:p/>
            <draw:enhanced-geometry svg:viewBox="0 0 34 35" draw:type="non-primitive" draw:enhanced-path="M 0 35 L 0 35 4 30 9 27 13 22 17 18 21 13 26 9 30 4 34 0 N"/>
          </draw:custom-shape>
          <draw:custom-shape draw:style-name="gr8" draw:text-style-name="P5" draw:layer="layout" svg:width="0.119cm" svg:height="0.284cm" draw:transform="rotate (-2.35619449019309) translate (5.86cm 19.23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131cm" svg:height="0.202cm" draw:transform="rotate (-2.35619449019309) translate (5.444cm 18.56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284cm" svg:height="0.081cm" draw:transform="rotate (-2.35619449019309) translate (5.02cm 18.11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32cm" svg:height="0.029cm" draw:transform="rotate (-2.35619449019309) translate (4.824cm 18.247cm)">
            <text:p/>
            <draw:enhanced-geometry svg:viewBox="0 0 54 35" draw:type="non-primitive" draw:enhanced-path="M 0 35 L 7 30 13 26 20 20 25 16 32 11 39 6 46 3 54 0 0 35 Z N"/>
          </draw:custom-shape>
          <draw:custom-shape draw:style-name="gr8" draw:text-style-name="P5" draw:layer="layout" svg:width="0.199cm" svg:height="0.127cm" draw:transform="rotate (-2.35619449019309) translate (4.732cm 17.98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57cm" svg:height="0.111cm" draw:transform="rotate (-2.35619449019309) translate (4.531cm 17.81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58cm" svg:height="0.115cm" draw:transform="rotate (-2.35619449019309) translate (4.403cm 17.66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34cm" svg:height="0.007cm" draw:transform="rotate (-2.35619449019309) translate (4.27cm 17.619cm)">
            <text:p/>
            <draw:enhanced-geometry svg:viewBox="0 0 53 0" draw:type="non-primitive" draw:enhanced-path="M 53 0 L 46 0 40 0 34 0 27 0 20 0 13 0 6 0 0 0 53 0 Z N"/>
          </draw:custom-shape>
          <draw:custom-shape draw:style-name="gr8" draw:text-style-name="P5" draw:layer="layout" svg:width="0.163cm" svg:height="0.089cm" draw:transform="rotate (-2.35619449019309) translate (4.112cm 17.45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21cm" svg:height="0.025cm" draw:transform="rotate (-2.35619449019309) translate (5.191cm 19.838cm)">
            <text:p/>
            <draw:enhanced-geometry svg:viewBox="0 0 35 36" draw:type="non-primitive" draw:enhanced-path="M 35 0 L 35 0 31 5 26 10 22 14 17 17 13 22 9 27 5 31 0 36 N"/>
          </draw:custom-shape>
          <draw:custom-shape draw:style-name="gr5" draw:text-style-name="P5" draw:layer="layout" svg:width="0.076cm" svg:height="0.062cm" draw:transform="rotate (-2.35619449019309) translate (5.819cm 19.459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87cm" svg:height="0.025cm" draw:transform="rotate (-2.35619449019309) translate (5.971cm 19.289cm)">
            <text:p/>
            <draw:enhanced-geometry svg:viewBox="0 0 140 34" draw:type="non-primitive" draw:enhanced-path="M 140 0 L 140 0 122 4 103 5 84 6 63 7 45 10 28 15 12 23 0 34 N"/>
          </draw:custom-shape>
          <draw:custom-shape draw:style-name="gr5" draw:text-style-name="P5" draw:layer="layout" svg:width="0.03cm" svg:height="0.084cm" draw:transform="rotate (-2.35619449019309) translate (5.989cm 19.242cm)">
            <text:p/>
            <draw:enhanced-geometry svg:viewBox="0 0 53 106" draw:type="non-primitive" draw:enhanced-path="M 0 106 L 0 106 6 92 13 79 20 66 27 53 33 40 39 27 46 14 53 0 N"/>
          </draw:custom-shape>
          <draw:custom-shape draw:style-name="gr5" draw:text-style-name="P5" draw:layer="layout" svg:width="0.007cm" svg:height="0.086cm" draw:transform="rotate (-2.35619449019309) translate (5.987cm 19.245cm)">
            <text:p/>
            <draw:enhanced-geometry svg:viewBox="0 0 11 106" draw:type="non-primitive" draw:enhanced-path="M 0 0 L 0 0 1 14 3 29 6 42 9 57 11 71 10 84 6 96 0 106 N"/>
          </draw:custom-shape>
          <draw:custom-shape draw:style-name="gr5" draw:text-style-name="P5" draw:layer="layout" svg:width="0.102cm" svg:height="0.075cm" draw:transform="rotate (-2.35619449019309) translate (5.792cm 19.459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23cm" svg:height="0.028cm" draw:transform="rotate (-2.35619449019309) translate (5.788cm 19.565cm)">
            <text:p/>
            <draw:enhanced-geometry svg:viewBox="0 0 35 35" draw:type="non-primitive" draw:enhanced-path="M 35 35 L 35 35 31 31 26 25 23 18 18 12 15 6 10 3 6 0 0 1 N"/>
          </draw:custom-shape>
          <draw:custom-shape draw:style-name="gr5" draw:text-style-name="P5" draw:layer="layout" svg:width="0.03cm" svg:height="0.087cm" draw:transform="rotate (-2.35619449019309) translate (6.006cm 19.242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973cm" svg:height="2.229cm" draw:transform="rotate (-2.35619449019309) translate (5.971cm 19.6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126cm" svg:height="0.43cm" draw:transform="rotate (-2.35619449019309) translate (5.983cm 19.09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126cm" svg:height="0.43cm" draw:transform="rotate (-2.35619449019309) translate (5.983cm 19.09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57cm" svg:height="0.412cm" draw:transform="rotate (-2.35619449019309) translate (6.037cm 19.064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57cm" svg:height="0.412cm" draw:transform="rotate (-2.35619449019309) translate (6.037cm 19.064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135cm" svg:height="0.257cm" draw:transform="rotate (-2.35619449019309) translate (6.025cm 19.08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135cm" svg:height="0.257cm" draw:transform="rotate (-2.35619449019309) translate (6.025cm 19.08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134cm" svg:height="0.404cm" draw:transform="rotate (-2.35619449019309) translate (5.706cm 19.4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134cm" svg:height="0.404cm" draw:transform="rotate (-2.35619449019309) translate (5.706cm 19.4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46cm" svg:height="0.251cm" draw:transform="rotate (-2.35619449019309) translate (5.548cm 19.33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46cm" svg:height="0.251cm" draw:transform="rotate (-2.35619449019309) translate (5.548cm 19.33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104cm" svg:height="0.03cm" draw:transform="rotate (-2.35619449019309) translate (5.587cm 19.32cm)">
            <text:p/>
            <draw:enhanced-geometry svg:viewBox="0 0 175 34" draw:type="non-primitive" draw:enhanced-path="M 175 0 L 153 4 132 9 109 13 87 17 66 21 43 26 22 30 0 34 175 0 Z N"/>
          </draw:custom-shape>
          <draw:custom-shape draw:style-name="gr5" draw:text-style-name="P5" draw:layer="layout" svg:width="0.104cm" svg:height="0.03cm" draw:transform="rotate (-2.35619449019309) translate (5.587cm 19.32cm)">
            <text:p/>
            <draw:enhanced-geometry svg:viewBox="0 0 175 34" draw:type="non-primitive" draw:enhanced-path="M 175 0 L 175 0 153 4 132 9 109 13 87 17 66 21 43 26 22 30 0 34 N"/>
          </draw:custom-shape>
          <draw:custom-shape draw:style-name="gr9" draw:text-style-name="P5" draw:layer="layout" svg:width="0.121cm" svg:height="0.289cm" draw:transform="rotate (-2.35619449019309) translate (5.87cm 18.81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121cm" svg:height="0.289cm" draw:transform="rotate (-2.35619449019309) translate (5.87cm 18.81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102cm" svg:height="0.288cm" draw:transform="rotate (-2.35619449019309) translate (5.423cm 19.3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102cm" svg:height="0.288cm" draw:transform="rotate (-2.35619449019309) translate (5.423cm 19.3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29cm" svg:height="0.016cm" draw:transform="rotate (-2.35619449019309) translate (5.182cm 19.923cm)">
            <text:p/>
            <draw:enhanced-geometry svg:viewBox="0 0 44 17" draw:type="non-primitive" draw:enhanced-path="M 44 17 L 38 15 33 13 28 10 23 8 17 7 11 5 6 2 0 0 44 17 Z N"/>
          </draw:custom-shape>
          <draw:custom-shape draw:style-name="gr5" draw:text-style-name="P5" draw:layer="layout" svg:width="0.029cm" svg:height="0.016cm" draw:transform="rotate (-2.35619449019309) translate (5.182cm 19.923cm)">
            <text:p/>
            <draw:enhanced-geometry svg:viewBox="0 0 44 17" draw:type="non-primitive" draw:enhanced-path="M 44 17 L 44 17 38 15 33 13 28 10 23 8 17 7 11 5 6 2 0 0 N"/>
          </draw:custom-shape>
          <draw:custom-shape draw:style-name="gr9" draw:text-style-name="P5" draw:layer="layout" svg:width="0.341cm" svg:height="0.303cm" draw:transform="rotate (-2.35619449019309) translate (5.364cm 19.97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341cm" svg:height="0.303cm" draw:transform="rotate (-2.35619449019309) translate (5.364cm 19.97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303cm" svg:height="0.272cm" draw:transform="rotate (-2.35619449019309) translate (4.301cm 19.03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303cm" svg:height="0.272cm" draw:transform="rotate (-2.35619449019309) translate (4.301cm 19.03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417cm" svg:height="0.417cm" draw:transform="rotate (-2.35619449019309) translate (3.284cm 18.3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417cm" svg:height="0.417cm" draw:transform="rotate (-2.35619449019309) translate (3.284cm 18.3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1cm" svg:height="0.085cm" draw:transform="rotate (-2.35619449019309) translate (3.711cm 17.71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1cm" svg:height="0.085cm" draw:transform="rotate (-2.35619449019309) translate (3.711cm 17.71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85cm" svg:height="0.071cm" draw:transform="rotate (-2.35619449019309) translate (4.24cm 17.21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85cm" svg:height="0.071cm" draw:transform="rotate (-2.35619449019309) translate (4.24cm 17.21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93cm" svg:height="0.158cm" draw:transform="rotate (-2.35619449019309) translate (3.75cm 17.631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93cm" svg:height="0.158cm" draw:transform="rotate (-2.35619449019309) translate (3.75cm 17.631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93cm" svg:height="0.162cm" draw:transform="rotate (-2.35619449019309) translate (4.148cm 17.23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93cm" svg:height="0.162cm" draw:transform="rotate (-2.35619449019309) translate (4.148cm 17.23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322cm" svg:height="0.272cm" draw:transform="rotate (-2.35619449019309) translate (5.641cm 17.65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322cm" svg:height="0.272cm" draw:transform="rotate (-2.35619449019309) translate (5.641cm 17.65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43cm" svg:height="0.423cm" draw:transform="rotate (-2.35619449019309) translate (5.056cm 16.57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43cm" svg:height="0.423cm" draw:transform="rotate (-2.35619449019309) translate (5.056cm 16.57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927cm" svg:height="2.23cm" draw:transform="rotate (-2.35619449019309) translate (6.792cm 18.85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34cm" svg:height="0.304cm" draw:transform="rotate (-2.35619449019309) translate (6.716cm 18.738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34cm" svg:height="0.304cm" draw:transform="rotate (-2.35619449019309) translate (6.716cm 18.738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6cm" svg:height="0.112cm" draw:transform="rotate (-2.35619449019309) translate (6.485cm 18.785cm)">
            <text:p/>
            <draw:enhanced-geometry svg:viewBox="0 0 0 140" draw:type="non-primitive" draw:enhanced-path="M 0 140 L 0 140 0 123 0 105 0 88 0 70 0 53 0 36 0 17 0 0 N"/>
          </draw:custom-shape>
          <draw:custom-shape draw:style-name="gr5" draw:text-style-name="P5" draw:layer="layout" svg:width="0.006cm" svg:height="0.117cm" draw:transform="rotate (-2.35619449019309) translate (6.424cm 18.812cm)">
            <text:p/>
            <draw:enhanced-geometry svg:viewBox="0 0 0 141" draw:type="non-primitive" draw:enhanced-path="M 0 141 L 0 141 0 123 0 106 0 88 0 71 0 54 0 36 0 19 0 0 N"/>
          </draw:custom-shape>
          <draw:custom-shape draw:style-name="gr5" draw:text-style-name="P5" draw:layer="layout" svg:width="0.007cm" svg:height="0.085cm" draw:transform="rotate (-2.35619449019309) translate (6.557cm 18.749cm)">
            <text:p/>
            <draw:enhanced-geometry svg:viewBox="0 0 9 105" draw:type="non-primitive" draw:enhanced-path="M 9 105 L 9 105 7 91 6 79 5 65 4 52 3 40 2 26 1 14 0 0 N"/>
          </draw:custom-shape>
          <draw:custom-shape draw:style-name="gr5" draw:text-style-name="P5" draw:layer="layout" svg:width="0.059cm" svg:height="0.007cm" draw:transform="rotate (-2.35619449019309) translate (6.537cm 18.607cm)">
            <text:p/>
            <draw:enhanced-geometry svg:viewBox="0 0 97 0" draw:type="non-primitive" draw:enhanced-path="M 97 0 L 97 0 84 0 72 0 59 0 48 0 35 0 24 0 12 0 0 0 N"/>
          </draw:custom-shape>
          <draw:custom-shape draw:style-name="gr5" draw:text-style-name="P5" draw:layer="layout" svg:width="0.098cm" svg:height="0.028cm" draw:transform="rotate (-2.35619449019309) translate (6.446cm 18.609cm)">
            <text:p/>
            <draw:enhanced-geometry svg:viewBox="0 0 149 35" draw:type="non-primitive" draw:enhanced-path="M 149 0 L 149 0 131 5 112 9 93 14 74 17 56 22 37 26 19 31 0 35 N"/>
          </draw:custom-shape>
          <draw:custom-shape draw:style-name="gr5" draw:text-style-name="P5" draw:layer="layout" svg:width="0.093cm" svg:height="0.039cm" draw:transform="rotate (-2.35619449019309) translate (6.371cm 18.607cm)">
            <text:p/>
            <draw:enhanced-geometry svg:viewBox="0 0 148 55" draw:type="non-primitive" draw:enhanced-path="M 148 0 L 148 0 129 7 111 14 92 21 74 27 54 34 36 41 18 48 0 55 N"/>
          </draw:custom-shape>
          <draw:custom-shape draw:style-name="gr5" draw:text-style-name="P5" draw:layer="layout" svg:width="0.007cm" svg:height="0.102cm" draw:transform="rotate (-2.35619449019309) translate (6.337cm 18.845cm)">
            <text:p/>
            <draw:enhanced-geometry svg:viewBox="0 0 0 121" draw:type="non-primitive" draw:enhanced-path="M 0 121 L 0 121 0 106 0 92 0 77 0 61 0 46 0 31 0 16 0 0 N"/>
          </draw:custom-shape>
          <draw:custom-shape draw:style-name="gr5" draw:text-style-name="P5" draw:layer="layout" svg:width="0.07cm" svg:height="0.028cm" draw:transform="rotate (-2.35619449019309) translate (6.303cm 18.665cm)">
            <text:p/>
            <draw:enhanced-geometry svg:viewBox="0 0 107 37" draw:type="non-primitive" draw:enhanced-path="M 107 0 L 107 0 93 5 80 9 66 14 54 18 40 23 26 26 14 32 0 37 N"/>
          </draw:custom-shape>
          <draw:custom-shape draw:style-name="gr5" draw:text-style-name="P5" draw:layer="layout" svg:width="0.011cm" svg:height="0.069cm" draw:transform="rotate (-2.35619449019309) translate (6.282cm 18.846cm)">
            <text:p/>
            <draw:enhanced-geometry svg:viewBox="0 0 17 87" draw:type="non-primitive" draw:enhanced-path="M 0 87 L 0 87 2 77 4 66 6 56 8 44 10 34 13 23 15 11 17 0 N"/>
          </draw:custom-shape>
          <draw:custom-shape draw:style-name="gr5" draw:text-style-name="P5" draw:layer="layout" svg:width="0.038cm" svg:height="0.011cm" draw:transform="rotate (-2.35619449019309) translate (6.246cm 18.615cm)">
            <text:p/>
            <draw:enhanced-geometry svg:viewBox="0 0 61 17" draw:type="non-primitive" draw:enhanced-path="M 61 0 L 61 0 53 2 46 4 38 6 30 8 22 10 16 12 8 14 0 17 N"/>
          </draw:custom-shape>
          <draw:custom-shape draw:style-name="gr5" draw:text-style-name="P5" draw:layer="layout" svg:width="0.011cm" svg:height="0.119cm" draw:transform="rotate (-2.35619449019309) translate (5.263cm 19.792cm)">
            <text:p/>
            <draw:enhanced-geometry svg:viewBox="0 0 18 141" draw:type="non-primitive" draw:enhanced-path="M 18 141 L 18 141 16 122 13 105 11 87 9 70 7 53 4 35 2 18 0 0 N"/>
          </draw:custom-shape>
          <draw:custom-shape draw:style-name="gr5" draw:text-style-name="P5" draw:layer="layout" svg:width="0.011cm" svg:height="0.113cm" draw:transform="rotate (-2.35619449019309) translate (5.292cm 19.857cm)">
            <text:p/>
            <draw:enhanced-geometry svg:viewBox="0 0 17 140" draw:type="non-primitive" draw:enhanced-path="M 0 140 L 0 140 2 123 4 105 7 88 9 70 11 52 12 35 15 17 17 0 N"/>
          </draw:custom-shape>
          <draw:custom-shape draw:style-name="gr5" draw:text-style-name="P5" draw:layer="layout" svg:width="0.081cm" svg:height="0.016cm" draw:transform="rotate (-2.35619449019309) translate (5.19cm 19.739cm)">
            <text:p/>
            <draw:enhanced-geometry svg:viewBox="0 0 131 17" draw:type="non-primitive" draw:enhanced-path="M 0 0 L 0 0 17 2 33 4 49 6 66 9 82 11 98 12 114 14 131 17 N"/>
          </draw:custom-shape>
          <draw:custom-shape draw:style-name="gr5" draw:text-style-name="P5" draw:layer="layout" svg:width="0.069cm" svg:height="0.029cm" draw:transform="rotate (-2.35619449019309) translate (5.195cm 19.688cm)">
            <text:p/>
            <draw:enhanced-geometry svg:viewBox="0 0 114 34" draw:type="non-primitive" draw:enhanced-path="M 0 0 L 0 0 14 4 27 9 42 13 57 18 70 21 85 26 100 30 114 34 N"/>
          </draw:custom-shape>
          <draw:custom-shape draw:style-name="gr5" draw:text-style-name="P5" draw:layer="layout" svg:width="0.007cm" svg:height="0.063cm" draw:transform="rotate (-2.35619449019309) translate (5.224cm 19.983cm)">
            <text:p/>
            <draw:enhanced-geometry svg:viewBox="0 0 17 71" draw:type="non-primitive" draw:enhanced-path="M 0 71 L 0 71 1 62 3 53 4 44 6 35 9 27 11 18 13 9 17 0 N"/>
          </draw:custom-shape>
          <draw:custom-shape draw:style-name="gr5" draw:text-style-name="P5" draw:layer="layout" svg:width="0.006cm" svg:height="0.094cm" draw:transform="rotate (-2.35619449019309) translate (5.239cm 19.995cm)">
            <text:p/>
            <draw:enhanced-geometry svg:viewBox="0 0 0 124" draw:type="non-primitive" draw:enhanced-path="M 0 124 L 0 124 0 108 0 93 0 78 0 62 0 47 0 31 0 16 0 0 N"/>
          </draw:custom-shape>
          <draw:custom-shape draw:style-name="gr5" draw:text-style-name="P5" draw:layer="layout" svg:width="0.006cm" svg:height="0.073cm" draw:transform="rotate (-2.35619449019309) translate (5.26cm 20.058cm)">
            <text:p/>
            <draw:enhanced-geometry svg:viewBox="0 0 12 87" draw:type="non-primitive" draw:enhanced-path="M 4 87 L 4 87 4 75 3 64 1 51 0 40 0 29 2 19 6 8 12 0 N"/>
          </draw:custom-shape>
          <draw:custom-shape draw:style-name="gr5" draw:text-style-name="P5" draw:layer="layout" svg:width="0.012cm" svg:height="0.085cm" draw:transform="rotate (-2.35619449019309) translate (5.166cm 20.129cm)">
            <text:p/>
            <draw:enhanced-geometry svg:viewBox="0 0 18 105" draw:type="non-primitive" draw:enhanced-path="M 9 105 L 9 105 9 90 11 74 14 56 17 39 18 24 15 12 10 3 0 0 N"/>
          </draw:custom-shape>
          <draw:custom-shape draw:style-name="gr5" draw:text-style-name="P5" draw:layer="layout" svg:width="0.053cm" svg:height="0.043cm" draw:transform="rotate (-2.35619449019309) translate (5.084cm 20.008cm)">
            <text:p/>
            <draw:enhanced-geometry svg:viewBox="0 0 88 52" draw:type="non-primitive" draw:enhanced-path="M 0 0 L 0 0 11 7 21 12 33 19 44 26 54 33 65 40 77 45 88 52 N"/>
          </draw:custom-shape>
          <draw:custom-shape draw:style-name="gr5" draw:text-style-name="P5" draw:layer="layout" svg:width="0.048cm" svg:height="0.026cm" draw:transform="rotate (-2.35619449019309) translate (5.142cm 19.974cm)">
            <text:p/>
            <draw:enhanced-geometry svg:viewBox="0 0 72 35" draw:type="non-primitive" draw:enhanced-path="M 0 0 L 0 0 9 5 18 9 27 14 36 17 44 22 53 26 63 31 72 35 N"/>
          </draw:custom-shape>
          <draw:custom-shape draw:style-name="gr5" draw:text-style-name="P5" draw:layer="layout" svg:width="0.058cm" svg:height="0.04cm" draw:transform="rotate (-2.35619449019309) translate (5.212cm 19.906cm)">
            <text:p/>
            <draw:enhanced-geometry svg:viewBox="0 0 96 52" draw:type="non-primitive" draw:enhanced-path="M 0 0 L 0 0 12 7 24 13 36 19 49 26 60 32 72 39 84 46 96 52 N"/>
          </draw:custom-shape>
          <draw:custom-shape draw:style-name="gr5" draw:text-style-name="P5" draw:layer="layout" svg:width="0.054cm" svg:height="0.043cm" draw:transform="rotate (-2.35619449019309) translate (5.156cm 19.819cm)">
            <text:p/>
            <draw:enhanced-geometry svg:viewBox="0 0 89 53" draw:type="non-primitive" draw:enhanced-path="M 0 0 L 0 0 11 7 22 13 33 19 45 26 55 33 66 40 77 47 89 53 N"/>
          </draw:custom-shape>
          <draw:custom-shape draw:style-name="gr5" draw:text-style-name="P5" draw:layer="layout" svg:width="0.039cm" svg:height="0.018cm" draw:transform="rotate (-2.35619449019309) translate (4.604cm 19.063cm)">
            <text:p/>
            <draw:enhanced-geometry svg:viewBox="0 0 62 20" draw:type="non-primitive" draw:enhanced-path="M 0 0 L 0 0 8 3 16 7 25 11 33 15 41 18 47 20 55 20 62 17 N"/>
          </draw:custom-shape>
          <draw:custom-shape draw:style-name="gr5" draw:text-style-name="P5" draw:layer="layout" svg:width="0.011cm" svg:height="0.016cm" draw:transform="rotate (-2.35619449019309) translate (4.518cm 19.177cm)">
            <text:p/>
            <draw:enhanced-geometry svg:viewBox="0 0 17 18" draw:type="non-primitive" draw:enhanced-path="M 0 18 L 0 18 5 13 8 9 13 4 17 0 N"/>
          </draw:custom-shape>
          <draw:custom-shape draw:style-name="gr5" draw:text-style-name="P5" draw:layer="layout" svg:width="0.049cm" svg:height="0.025cm" draw:transform="rotate (-2.35619449019309) translate (4.586cm 19.125cm)">
            <text:p/>
            <draw:enhanced-geometry svg:viewBox="0 0 79 35" draw:type="non-primitive" draw:enhanced-path="M 0 0 L 0 0 10 4 20 9 30 13 41 17 51 21 60 26 70 30 79 35 N"/>
          </draw:custom-shape>
          <draw:custom-shape draw:style-name="gr5" draw:text-style-name="P5" draw:layer="layout" svg:width="0.044cm" svg:height="0.015cm" draw:transform="rotate (-2.35619449019309) translate (4.414cm 19.052cm)">
            <text:p/>
            <draw:enhanced-geometry svg:viewBox="0 0 70 17" draw:type="non-primitive" draw:enhanced-path="M 0 17 L 0 17 9 15 17 13 26 11 35 8 43 6 52 5 60 3 70 0 N"/>
          </draw:custom-shape>
          <draw:custom-shape draw:style-name="gr5" draw:text-style-name="P5" draw:layer="layout" svg:width="0.055cm" svg:height="0.014cm" draw:transform="rotate (-2.35619449019309) translate (4.328cm 18.984cm)">
            <text:p/>
            <draw:enhanced-geometry svg:viewBox="0 0 88 17" draw:type="non-primitive" draw:enhanced-path="M 0 17 L 0 17 11 14 22 12 32 10 44 8 54 5 65 3 76 1 88 0 N"/>
          </draw:custom-shape>
          <draw:custom-shape draw:style-name="gr5" draw:text-style-name="P5" draw:layer="layout" svg:width="0.044cm" svg:height="0.031cm" draw:transform="rotate (-2.35619449019309) translate (4.41cm 19.016cm)">
            <text:p/>
            <draw:enhanced-geometry svg:viewBox="0 0 71 36" draw:type="non-primitive" draw:enhanced-path="M 71 0 L 71 0 62 5 53 10 44 14 36 19 27 23 18 27 9 31 0 36 N"/>
          </draw:custom-shape>
          <draw:custom-shape draw:style-name="gr5" draw:text-style-name="P5" draw:layer="layout" svg:width="0.044cm" svg:height="0.015cm" draw:transform="rotate (-2.35619449019309) translate (4.51cm 19.005cm)">
            <text:p/>
            <draw:enhanced-geometry svg:viewBox="0 0 72 19" draw:type="non-primitive" draw:enhanced-path="M 72 0 L 72 0 63 2 54 5 45 7 37 9 28 13 19 15 10 17 0 19 N"/>
          </draw:custom-shape>
          <draw:custom-shape draw:style-name="gr5" draw:text-style-name="P5" draw:layer="layout" svg:width="0.043cm" svg:height="0.008cm" draw:transform="rotate (-2.35619449019309) translate (4.549cm 19.027cm)">
            <text:p/>
            <draw:enhanced-geometry svg:viewBox="0 0 62 17" draw:type="non-primitive" draw:enhanced-path="M 62 17 L 62 17 54 15 47 12 39 10 31 8 23 6 16 4 8 2 0 0 N"/>
          </draw:custom-shape>
          <draw:custom-shape draw:style-name="gr5" draw:text-style-name="P5" draw:layer="layout" svg:width="0.044cm" svg:height="0.011cm" draw:transform="rotate (-2.35619449019309) translate (4.623cm 19.06cm)">
            <text:p/>
            <draw:enhanced-geometry svg:viewBox="0 0 69 17" draw:type="non-primitive" draw:enhanced-path="M 0 17 L 0 17 9 15 18 13 26 11 35 8 43 6 52 4 60 2 69 0 N"/>
          </draw:custom-shape>
          <draw:custom-shape draw:style-name="gr5" draw:text-style-name="P5" draw:layer="layout" svg:width="0.049cm" svg:height="0.061cm" draw:transform="rotate (-2.35619449019309) translate (3.817cm 18.487cm)">
            <text:p/>
            <draw:enhanced-geometry svg:viewBox="0 0 78 71" draw:type="non-primitive" draw:enhanced-path="M 78 0 L 78 0 68 9 59 18 48 28 38 35 28 45 19 54 9 62 0 71 N"/>
          </draw:custom-shape>
          <draw:custom-shape draw:style-name="gr5" draw:text-style-name="P5" draw:layer="layout" svg:width="0.056cm" svg:height="0.028cm" draw:transform="rotate (-2.35619449019309) translate (3.747cm 18.526cm)">
            <text:p/>
            <draw:enhanced-geometry svg:viewBox="0 0 88 37" draw:type="non-primitive" draw:enhanced-path="M 0 0 L 0 0 11 5 21 9 33 14 44 18 54 23 66 28 77 32 88 37 N"/>
          </draw:custom-shape>
          <draw:custom-shape draw:style-name="gr5" draw:text-style-name="P5" draw:layer="layout" svg:width="0.043cm" svg:height="0.044cm" draw:transform="rotate (-2.35619449019309) translate (3.657cm 18.443cm)">
            <text:p/>
            <draw:enhanced-geometry svg:viewBox="0 0 70 52" draw:type="non-primitive" draw:enhanced-path="M 70 0 L 70 0 60 7 47 12 35 18 24 22 12 29 4 35 0 43 1 52 N"/>
          </draw:custom-shape>
          <draw:custom-shape draw:style-name="gr5" draw:text-style-name="P5" draw:layer="layout" svg:width="0.062cm" svg:height="0.009cm" draw:transform="rotate (-2.35619449019309) translate (3.583cm 18.442cm)">
            <text:p/>
            <draw:enhanced-geometry svg:viewBox="0 0 97 0" draw:type="non-primitive" draw:enhanced-path="M 0 0 L 0 0 13 0 24 0 37 0 48 0 60 0 72 0 84 0 97 0 N"/>
          </draw:custom-shape>
          <draw:custom-shape draw:style-name="gr5" draw:text-style-name="P5" draw:layer="layout" svg:width="0.044cm" svg:height="0.043cm" draw:transform="rotate (-2.35619449019309) translate (3.565cm 18.384cm)">
            <text:p/>
            <draw:enhanced-geometry svg:viewBox="0 0 70 52" draw:type="non-primitive" draw:enhanced-path="M 70 0 L 70 0 61 7 52 13 44 20 35 26 26 33 18 40 9 46 0 52 N"/>
          </draw:custom-shape>
          <draw:custom-shape draw:style-name="gr5" draw:text-style-name="P5" draw:layer="layout" svg:width="0.058cm" svg:height="0.006cm" draw:transform="rotate (-2.35619449019309) translate (3.56cm 18.378cm)">
            <text:p/>
            <draw:enhanced-geometry svg:viewBox="0 0 97 0" draw:type="non-primitive" draw:enhanced-path="M 0 0 L 0 0 13 0 24 0 37 0 48 0 61 0 72 0 84 0 97 0 N"/>
          </draw:custom-shape>
          <draw:custom-shape draw:style-name="gr5" draw:text-style-name="P5" draw:layer="layout" svg:width="0.043cm" svg:height="0.027cm" draw:transform="rotate (-2.35619449019309) translate (3.425cm 18.355cm)">
            <text:p/>
            <draw:enhanced-geometry svg:viewBox="0 0 72 35" draw:type="non-primitive" draw:enhanced-path="M 72 0 L 72 0 61 4 50 7 38 10 25 12 15 16 6 20 1 27 0 35 N"/>
          </draw:custom-shape>
          <draw:custom-shape draw:style-name="gr5" draw:text-style-name="P5" draw:layer="layout" svg:width="0.074cm" svg:height="0.008cm" draw:transform="rotate (-2.35619449019309) translate (3.44cm 18.31cm)">
            <text:p/>
            <draw:enhanced-geometry svg:viewBox="0 0 122 0" draw:type="non-primitive" draw:enhanced-path="M 122 0 L 122 0 106 0 90 0 76 0 60 0 45 0 30 0 14 0 0 0 N"/>
          </draw:custom-shape>
          <draw:custom-shape draw:style-name="gr5" draw:text-style-name="P5" draw:layer="layout" svg:width="0.03cm" svg:height="0.013cm" draw:transform="rotate (-2.35619449019309) translate (3.449cm 18.238cm)">
            <text:p/>
            <draw:enhanced-geometry svg:viewBox="0 0 52 17" draw:type="non-primitive" draw:enhanced-path="M 52 0 L 52 0 46 2 40 5 33 7 26 9 20 11 13 14 7 15 0 17 N"/>
          </draw:custom-shape>
          <draw:custom-shape draw:style-name="gr5" draw:text-style-name="P5" draw:layer="layout" svg:width="0.038cm" svg:height="0.058cm" draw:transform="rotate (-2.35619449019309) translate (3.416cm 18.296cm)">
            <text:p/>
            <draw:enhanced-geometry svg:viewBox="0 0 61 71" draw:type="non-primitive" draw:enhanced-path="M 61 0 L 61 0 53 9 46 18 38 26 30 35 22 45 16 52 8 62 0 71 N"/>
          </draw:custom-shape>
          <draw:custom-shape draw:style-name="gr5" draw:text-style-name="P5" draw:layer="layout" svg:width="0.042cm" svg:height="0.012cm" draw:transform="rotate (-2.35619449019309) translate (3.312cm 18.298cm)">
            <text:p/>
            <draw:enhanced-geometry svg:viewBox="0 0 70 17" draw:type="non-primitive" draw:enhanced-path="M 0 17 L 0 17 9 15 18 13 26 12 35 9 44 7 52 5 61 3 70 0 N"/>
          </draw:custom-shape>
          <draw:custom-shape draw:style-name="gr5" draw:text-style-name="P5" draw:layer="layout" svg:width="0.072cm" svg:height="0.005cm" draw:transform="rotate (-2.35619449019309) translate (5.521cm 17.863cm)">
            <text:p/>
            <draw:enhanced-geometry svg:viewBox="0 0 107 0" draw:type="non-primitive" draw:enhanced-path="M 107 0 L 107 0 93 0 80 0 66 0 54 0 40 0 26 0 14 0 0 0 N"/>
          </draw:custom-shape>
          <draw:custom-shape draw:style-name="gr5" draw:text-style-name="P5" draw:layer="layout" svg:width="0.088cm" svg:height="0.015cm" draw:transform="rotate (-2.35619449019309) translate (5.521cm 17.946cm)">
            <text:p/>
            <draw:enhanced-geometry svg:viewBox="0 0 131 19" draw:type="non-primitive" draw:enhanced-path="M 131 0 L 131 0 114 2 98 5 81 7 65 9 49 13 32 15 17 17 0 19 N"/>
          </draw:custom-shape>
          <draw:custom-shape draw:style-name="gr5" draw:text-style-name="P5" draw:layer="layout" svg:width="0.047cm" svg:height="0.006cm" draw:transform="rotate (-2.35619449019309) translate (5.605cm 18.028cm)">
            <text:p/>
            <draw:enhanced-geometry svg:viewBox="0 0 78 0" draw:type="non-primitive" draw:enhanced-path="M 78 0 L 78 0 68 0 59 0 49 0 39 0 28 0 19 0 9 0 0 0 N"/>
          </draw:custom-shape>
          <draw:custom-shape draw:style-name="gr5" draw:text-style-name="P5" draw:layer="layout" svg:width="0.066cm" svg:height="0.008cm" draw:transform="rotate (-2.35619449019309) translate (5.575cm 18.167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3cm" svg:height="0.009cm" draw:transform="rotate (-2.35619449019309) translate (5.507cm 18.101cm)">
            <text:p/>
            <draw:enhanced-geometry svg:viewBox="0 0 53 17" draw:type="non-primitive" draw:enhanced-path="M 0 17 L 0 17 6 15 12 12 19 10 26 8 32 6 39 4 46 2 53 0 N"/>
          </draw:custom-shape>
          <draw:custom-shape draw:style-name="gr5" draw:text-style-name="P5" draw:layer="layout" svg:width="0.04cm" svg:height="0.016cm" draw:transform="rotate (-2.35619449019309) translate (5.517cm 17.997cm)">
            <text:p/>
            <draw:enhanced-geometry svg:viewBox="0 0 61 17" draw:type="non-primitive" draw:enhanced-path="M 0 0 L 0 0 7 3 15 5 23 7 31 9 38 12 46 13 54 15 61 17 N"/>
          </draw:custom-shape>
          <draw:custom-shape draw:style-name="gr5" draw:text-style-name="P5" draw:layer="layout" svg:width="0.062cm" svg:height="0.031cm" draw:transform="rotate (-2.35619449019309) translate (5.405cm 17.948cm)">
            <text:p/>
            <draw:enhanced-geometry svg:viewBox="0 0 105 39" draw:type="non-primitive" draw:enhanced-path="M 0 0 L 0 0 13 5 26 13 40 22 54 30 68 36 80 39 93 39 105 34 N"/>
          </draw:custom-shape>
          <draw:custom-shape draw:style-name="gr5" draw:text-style-name="P5" draw:layer="layout" svg:width="0.028cm" svg:height="0.006cm" draw:transform="rotate (-2.35619449019309) translate (4.662cm 19.115cm)">
            <text:p/>
            <draw:enhanced-geometry svg:viewBox="0 0 44 0" draw:type="non-primitive" draw:enhanced-path="M 0 0 L 0 0 5 0 11 0 16 0 21 0 27 0 33 0 38 0 44 0 N"/>
          </draw:custom-shape>
          <draw:custom-shape draw:style-name="gr5" draw:text-style-name="P5" draw:layer="layout" svg:width="0.052cm" svg:height="0.034cm" draw:transform="rotate (-2.35619449019309) translate (5.001cm 17.221cm)">
            <text:p/>
            <draw:enhanced-geometry svg:viewBox="0 0 88 36" draw:type="non-primitive" draw:enhanced-path="M 88 0 L 88 0 77 5 65 10 54 14 44 17 32 22 21 27 11 31 0 36 N"/>
          </draw:custom-shape>
          <draw:custom-shape draw:style-name="gr5" draw:text-style-name="P5" draw:layer="layout" svg:width="0.023cm" svg:height="0.069cm" draw:transform="rotate (-2.35619449019309) translate (4.944cm 17.306cm)">
            <text:p/>
            <draw:enhanced-geometry svg:viewBox="0 0 35 86" draw:type="non-primitive" draw:enhanced-path="M 0 0 L 0 0 4 11 7 22 9 35 11 47 15 59 19 69 26 78 35 86 N"/>
          </draw:custom-shape>
          <draw:custom-shape draw:style-name="gr5" draw:text-style-name="P5" draw:layer="layout" svg:width="0.087cm" svg:height="0.08cm" draw:transform="rotate (-2.35619449019309) translate (4.991cm 17.22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6cm" svg:height="0.068cm" draw:transform="rotate (-2.35619449019309) translate (4.911cm 17.165cm)">
            <text:p/>
            <draw:enhanced-geometry svg:viewBox="0 0 27 87" draw:type="non-primitive" draw:enhanced-path="M 0 0 L 0 0 3 10 7 22 10 33 13 43 17 55 20 66 24 77 27 87 N"/>
          </draw:custom-shape>
          <draw:custom-shape draw:style-name="gr5" draw:text-style-name="P5" draw:layer="layout" svg:width="0.063cm" svg:height="0.026cm" draw:transform="rotate (-2.35619449019309) translate (4.895cm 17.014cm)">
            <text:p/>
            <draw:enhanced-geometry svg:viewBox="0 0 97 35" draw:type="non-primitive" draw:enhanced-path="M 97 0 L 97 0 84 5 72 9 60 14 48 18 36 23 24 26 13 31 0 35 N"/>
          </draw:custom-shape>
          <draw:custom-shape draw:style-name="gr5" draw:text-style-name="P5" draw:layer="layout" svg:width="0.04cm" svg:height="0.079cm" draw:transform="rotate (-2.35619449019309) translate (4.815cm 17.076cm)">
            <text:p/>
            <draw:enhanced-geometry svg:viewBox="0 0 69 103" draw:type="non-primitive" draw:enhanced-path="M 0 0 L 0 0 9 12 17 26 26 38 35 51 43 64 52 77 60 90 69 103 N"/>
          </draw:custom-shape>
          <draw:custom-shape draw:style-name="gr5" draw:text-style-name="P5" draw:layer="layout" svg:width="0.083cm" svg:height="0.006cm" draw:transform="rotate (-2.35619449019309) translate (4.856cm 16.882cm)">
            <text:p/>
            <draw:enhanced-geometry svg:viewBox="0 0 138 0" draw:type="non-primitive" draw:enhanced-path="M 138 0 L 138 0 119 0 97 0 75 0 52 0 32 0 14 0 4 0 0 0 N"/>
          </draw:custom-shape>
          <draw:custom-shape draw:style-name="gr5" draw:text-style-name="P5" draw:layer="layout" svg:width="0.03cm" svg:height="0.084cm" draw:transform="rotate (-2.35619449019309) translate (4.774cm 16.974cm)">
            <text:p/>
            <draw:enhanced-geometry svg:viewBox="0 0 53 105" draw:type="non-primitive" draw:enhanced-path="M 0 0 L 0 0 7 14 14 26 21 40 27 53 33 67 40 79 46 93 53 105 N"/>
          </draw:custom-shape>
          <draw:custom-shape draw:style-name="gr8" draw:text-style-name="P5" draw:layer="layout" svg:width="0.084cm" svg:height="0.13cm" draw:transform="rotate (-2.35619449019309) translate (5.98cm 19.27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84cm" svg:height="0.13cm" draw:transform="rotate (-2.35619449019309) translate (5.98cm 19.27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102cm" svg:height="0.144cm" draw:transform="rotate (-2.35619449019309) translate (6.054cm 19.27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102cm" svg:height="0.144cm" draw:transform="rotate (-2.35619449019309) translate (6.054cm 19.27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61cm" svg:height="0.027cm" draw:transform="rotate (-2.35619449019309) translate (6.067cm 19.245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61cm" svg:height="0.027cm" draw:transform="rotate (-2.35619449019309) translate (6.067cm 19.245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34cm" svg:height="0.028cm" draw:transform="rotate (-2.35619449019309) translate (6.023cm 19.271cm)">
            <text:p/>
            <draw:enhanced-geometry svg:viewBox="0 0 53 36" draw:type="non-primitive" draw:enhanced-path="M 53 0 L 46 5 38 8 31 12 23 15 16 19 10 23 4 29 0 36 53 0 Z N"/>
          </draw:custom-shape>
          <draw:custom-shape draw:style-name="gr5" draw:text-style-name="P5" draw:layer="layout" svg:width="0.034cm" svg:height="0.028cm" draw:transform="rotate (-2.35619449019309) translate (6.023cm 19.271cm)">
            <text:p/>
            <draw:enhanced-geometry svg:viewBox="0 0 53 36" draw:type="non-primitive" draw:enhanced-path="M 53 0 L 53 0 46 5 38 8 31 12 23 15 16 19 10 23 4 29 0 36 N"/>
          </draw:custom-shape>
          <draw:custom-shape draw:style-name="gr9" draw:text-style-name="P5" draw:layer="layout" svg:width="0.085cm" svg:height="0.061cm" draw:transform="rotate (-2.35619449019309) translate (5.756cm 19.5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85cm" svg:height="0.061cm" draw:transform="rotate (-2.35619449019309) translate (5.756cm 19.5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86cm" svg:height="0.094cm" draw:transform="rotate (-2.35619449019309) translate (5.73cm 19.50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86cm" svg:height="0.094cm" draw:transform="rotate (-2.35619449019309) translate (5.73cm 19.50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47cm" svg:height="0.056cm" draw:transform="rotate (-2.35619449019309) translate (6.025cm 19.2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47cm" svg:height="0.056cm" draw:transform="rotate (-2.35619449019309) translate (6.025cm 19.2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u</text:p>
          </draw:text-box>
        </draw:frame>
        <draw:frame presentation:style-name="pr2" draw:layer="layout" svg:width="25.199cm" svg:height="17cm" svg:x="1.4cm" svg:y="3cm" presentation:class="outline" presentation:user-transformed="true">
          <draw:text-box>
            <text:list text:style-name="L2">
              <text:list-item>
                <text:p>Sometimes the answer is...<text:line-break/>that there is no answer </text:p>
              </text:list-item>
            </text:list>
          </draw:text-box>
        </draw:frame>
        <draw:custom-shape draw:style-name="gr16" draw:text-style-name="P3" draw:layer="layout" svg:width="24.716cm" svg:height="8.694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10" draw:layer="layout" svg:width="15.782cm" svg:height="1.842cm" svg:x="7.436cm" svg:y="16.847cm">
          <text:p text:style-name="P6"><text:span text:style-name="T5">Dividing by zero now protected against</text:span></text:p>
          <draw:enhanced-geometry svg:viewBox="0 0 21600 21600" draw:mirror-vertical="false" draw:type="mso-spt202"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4"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5" draw:text-style-name="P8" draw:layer="layout" svg:x1="14.633cm" svg:y1="8.909cm" svg:x2="12.635cm" svg:y2="8.909cm">
          <text:p/>
        </draw:line>
        <draw:line draw:style-name="gr11" draw:text-style-name="P8" draw:layer="layout" svg:x1="15.065cm" svg:y1="13.607cm" svg:x2="15.065cm" svg:y2="15.366cm">
          <text:p/>
        </draw:line>
        <draw:line draw:style-name="gr11" draw:text-style-name="P8" draw:layer="layout" svg:x1="11.065cm" svg:y1="13.608cm" svg:x2="11.065cm" svg:y2="15.367cm">
          <text:p/>
        </draw:line>
        <draw:line draw:style-name="gr12" draw:text-style-name="P8" draw:layer="layout" svg:x1="11.065cm" svg:y1="15.367cm" svg:x2="11.069cm" svg:y2="16.955cm">
          <text:p/>
        </draw:line>
        <draw:line draw:style-name="gr12" draw:text-style-name="P8" draw:layer="layout" svg:x1="15.065cm" svg:y1="15.367cm" svg:x2="15.069cm" svg:y2="16.955cm">
          <text:p/>
        </draw:lin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ut...</text:p>
          </draw:text-box>
        </draw:frame>
        <draw:frame presentation:style-name="pr2" draw:layer="layout" svg:width="25.199cm" svg:height="17cm" svg:x="1.4cm" svg:y="3cm" presentation:class="outline" presentation:user-transformed="true">
          <draw:text-box>
            <text:list text:style-name="L2">
              <text:list-item>
                <text:p>Syntactically the function has a path which does not return a double...</text:p>
              </text:list-item>
            </text:list>
          </draw:text-box>
        </draw:frame>
        <draw:custom-shape draw:style-name="gr19" draw:text-style-name="P3" draw:layer="layout" svg:width="24.716cm" svg:height="10.398cm" svg:x="1.883cm" svg:y="6.672cm">
          <text:p><text:span text:style-name="T2">double average(const std::vector&lt;double&gt; &amp; data)</text:span></text:p>
          <text:p><text:span text:style-name="T2">{</text:span></text:p>
          <text:p><text:span text:style-name="T2"><text:s text:c="4"/></text:span><text:span text:style-name="T2">if (!data.empty())</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text:span><text:span text:style-name="T6">// else</text:span></text:p>
          <text:p><text:span text:style-name="T2"/></text:p>
          <text:p><text:span text:style-name="T2">}</text:span></text:p>
          <draw:enhanced-geometry svg:viewBox="0 0 21600 21600" draw:type="rectangle" draw:enhanced-path="M 0 0 L 21600 0 21600 21600 0 21600 0 0 Z N"/>
        </draw:custom-shape>
        <draw:custom-shape draw:style-name="gr18" draw:text-style-name="P11" draw:layer="layout" svg:width="1.691cm" svg:height="2.797cm" svg:x="5.836cm" svg:y="5.522cm">
          <text:p/>
          <draw:enhanced-geometry svg:viewBox="0 0 21600 21600" draw:type="mso-spt202" draw:enhanced-path="M 0 0 L 21600 0 21600 21600 0 21600 0 0 Z N"/>
        </draw:custom-shape>
        <draw:frame draw:style-name="gr3" draw:text-style-name="P12" draw:layer="layout" svg:width="2.915cm" svg:height="3.456cm" svg:x="24.289cm" svg:y="12.475cm">
          <draw:text-box>
            <text:p><text:span text:style-name="T3">?</text:span></text:p>
          </draw:text-box>
        </draw:frame>
        <draw:g>
          <draw:custom-shape draw:style-name="gr4" draw:text-style-name="P5" draw:layer="layout" svg:width="0.436cm" svg:height="2.077cm" draw:transform="rotate (-2.35619449019309) translate (23.214cm 14.96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5" draw:text-style-name="P5" draw:layer="layout" svg:width="0.436cm" svg:height="2.077cm" draw:transform="rotate (-2.35619449019309) translate (23.214cm 14.96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4" draw:text-style-name="P5" draw:layer="layout" svg:width="0.409cm" svg:height="2.08cm" draw:transform="rotate (-2.35619449019309) translate (23.482cm 14.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5" draw:text-style-name="P5" draw:layer="layout" svg:width="0.409cm" svg:height="2.08cm" draw:transform="rotate (-2.35619449019309) translate (23.482cm 14.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6" draw:text-style-name="P5" draw:layer="layout" svg:width="0.16cm" svg:height="0.387cm" draw:transform="rotate (-2.35619449019309) translate (23.176cm 14.92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6" draw:text-style-name="P5" draw:layer="layout" svg:width="0.136cm" svg:height="0.334cm" draw:transform="rotate (-2.35619449019309) translate (23.26cm 14.77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6" draw:text-style-name="P5" draw:layer="layout" svg:width="0.284cm" svg:height="0.404cm" draw:transform="rotate (-2.35619449019309) translate (22.794cm 14.62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6" draw:text-style-name="P5" draw:layer="layout" svg:width="0.21cm" svg:height="0.156cm" draw:transform="rotate (-2.35619449019309) translate (22.409cm 14.2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6" draw:text-style-name="P5" draw:layer="layout" svg:width="0.409cm" svg:height="2.036cm" draw:transform="rotate (-2.35619449019309) translate (23.471cm 14.69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6" draw:text-style-name="P5" draw:layer="layout" svg:width="0.483cm" svg:height="2.081cm" draw:transform="rotate (-2.35619449019309) translate (23.226cm 14.95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6" draw:text-style-name="P5" draw:layer="layout" svg:width="0.316cm" svg:height="0.298cm" draw:transform="rotate (-2.35619449019309) translate (23.344cm 14.87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6" draw:text-style-name="P5" draw:layer="layout" svg:width="0.03cm" svg:height="0.021cm" draw:transform="rotate (-2.35619449019309) translate (23.165cm 15.008cm)">
            <text:p/>
            <draw:enhanced-geometry svg:viewBox="0 0 70 35" draw:type="non-primitive" draw:enhanced-path="M 0 0 L 9 5 17 9 26 15 34 20 43 24 52 29 61 32 70 35 0 0 Z N"/>
          </draw:custom-shape>
          <draw:custom-shape draw:style-name="gr6" draw:text-style-name="P5" draw:layer="layout" svg:width="0.134cm" svg:height="0.172cm" draw:transform="rotate (-2.35619449019309) translate (23.184cm 14.96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6" draw:text-style-name="P5" draw:layer="layout" svg:width="0.26cm" svg:height="0.124cm" draw:transform="rotate (-2.35619449019309) translate (22.836cm 14.872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6" draw:text-style-name="P5" draw:layer="layout" svg:width="0.107cm" svg:height="0.209cm" draw:transform="rotate (-2.35619449019309) translate (22.805cm 15.17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6" draw:text-style-name="P5" draw:layer="layout" svg:width="0.085cm" svg:height="0.202cm" draw:transform="rotate (-2.35619449019309) translate (22.814cm 15.14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6" draw:text-style-name="P5" draw:layer="layout" svg:width="0.074cm" svg:height="0.137cm" draw:transform="rotate (-2.35619449019309) translate (22.744cm 15.167cm)">
            <text:p/>
            <draw:enhanced-geometry svg:viewBox="0 0 175 243" draw:type="non-primitive" draw:enhanced-path="M 0 243 L 11 229 22 213 32 198 42 182 54 167 64 152 74 136 84 120 96 105 106 89 117 73 129 59 140 44 151 29 163 14 175 0 0 243 Z N"/>
          </draw:custom-shape>
          <draw:custom-shape draw:style-name="gr6" draw:text-style-name="P5" draw:layer="layout" svg:width="0.115cm" svg:height="0.199cm" draw:transform="rotate (-2.35619449019309) translate (22.779cm 15.14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6" draw:text-style-name="P5" draw:layer="layout" svg:width="0.067cm" svg:height="0.12cm" draw:transform="rotate (-2.35619449019309) translate (22.754cm 15.213cm)">
            <text:p/>
            <draw:enhanced-geometry svg:viewBox="0 0 157 211" draw:type="non-primitive" draw:enhanced-path="M 157 0 L 147 14 137 26 127 39 115 51 104 64 94 76 82 89 72 102 61 115 51 127 40 141 31 154 22 168 14 182 6 196 0 211 157 0 Z N"/>
          </draw:custom-shape>
          <draw:custom-shape draw:style-name="gr6" draw:text-style-name="P5" draw:layer="layout" svg:width="0.031cm" svg:height="0.119cm" draw:transform="rotate (-2.35619449019309) translate (22.703cm 15.138cm)">
            <text:p/>
            <draw:enhanced-geometry svg:viewBox="0 0 70 209" draw:type="non-primitive" draw:enhanced-path="M 0 209 L 5 197 10 183 14 171 19 157 22 144 27 131 31 118 36 104 40 91 44 78 48 65 53 52 57 38 61 26 65 12 70 0 0 209 Z N"/>
          </draw:custom-shape>
          <draw:custom-shape draw:style-name="gr6" draw:text-style-name="P5" draw:layer="layout" svg:width="0.264cm" svg:height="0.398cm" draw:transform="rotate (-2.35619449019309) translate (22.544cm 14.764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6" draw:text-style-name="P5" draw:layer="layout" svg:width="0.085cm" svg:height="0.025cm" draw:transform="rotate (-2.35619449019309) translate (22.491cm 14.704cm)">
            <text:p/>
            <draw:enhanced-geometry svg:viewBox="0 0 193 50" draw:type="non-primitive" draw:enhanced-path="M 193 0 L 181 3 168 7 156 11 143 17 131 23 117 27 105 33 92 38 79 42 66 46 55 49 42 50 31 49 21 46 11 43 0 36 193 0 Z N"/>
          </draw:custom-shape>
          <draw:custom-shape draw:style-name="gr6" draw:text-style-name="P5" draw:layer="layout" svg:width="0.118cm" svg:height="0.1cm" draw:transform="rotate (-2.35619449019309) translate (22.523cm 14.76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6" draw:text-style-name="P5" draw:layer="layout" svg:width="0.346cm" svg:height="0.566cm" draw:transform="rotate (-2.35619449019309) translate (22.013cm 14.35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6" draw:text-style-name="P5" draw:layer="layout" svg:width="0.269cm" svg:height="0.395cm" draw:transform="rotate (-2.35619449019309) translate (23.142cm 14.15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6" draw:text-style-name="P5" draw:layer="layout" svg:width="0.351cm" svg:height="0.563cm" draw:transform="rotate (-2.35619449019309) translate (22.816cm 13.53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6" draw:text-style-name="P5" draw:layer="layout" svg:width="0.097cm" svg:height="0.096cm" draw:transform="rotate (-2.35619449019309) translate (22.99cm 14.27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6" draw:text-style-name="P5" draw:layer="layout" svg:width="0.311cm" svg:height="0.281cm" draw:transform="rotate (-2.35619449019309) translate (23.421cm 14.4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6" draw:text-style-name="P5" draw:layer="layout" svg:width="0.008cm" svg:height="0.004cm" draw:transform="rotate (-2.35619449019309) translate (23.04cm 14.494cm)">
            <text:p/>
            <draw:enhanced-geometry svg:viewBox="0 0 17 0" draw:type="non-primitive" draw:enhanced-path="M 0 0 L 4 0 9 0 12 0 17 0 0 0 Z N"/>
          </draw:custom-shape>
          <draw:custom-shape draw:style-name="gr6" draw:text-style-name="P5" draw:layer="layout" svg:width="0.183cm" svg:height="0.136cm" draw:transform="rotate (-2.35619449019309) translate (23.367cm 14.47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4" draw:text-style-name="P5" draw:layer="layout" svg:width="0.337cm" svg:height="0.137cm" draw:transform="rotate (-2.35619449019309) translate (22.657cm 14.0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4" draw:text-style-name="P5" draw:layer="layout" svg:width="0.352cm" svg:height="0.16cm" draw:transform="rotate (-2.35619449019309) translate (22.544cm 13.91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4" draw:text-style-name="P5" draw:layer="layout" svg:width="0.312cm" svg:height="0.021cm" draw:transform="rotate (-2.35619449019309) translate (22.335cm 13.78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4" draw:text-style-name="P5" draw:layer="layout" svg:width="0.371cm" svg:height="0.137cm" draw:transform="rotate (-2.35619449019309) translate (22.375cm 13.75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4" draw:text-style-name="P5" draw:layer="layout" svg:width="0.387cm" svg:height="0.125cm" draw:transform="rotate (-2.35619449019309) translate (22.282cm 13.586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4" draw:text-style-name="P5" draw:layer="layout" svg:width="0.182cm" svg:height="0.233cm" draw:transform="rotate (-2.35619449019309) translate (22.956cm 14.4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4" draw:text-style-name="P5" draw:layer="layout" svg:width="0.036cm" svg:height="0.037cm" draw:transform="rotate (-2.35619449019309) translate (22.819cm 14.487cm)">
            <text:p/>
            <draw:enhanced-geometry svg:viewBox="0 0 86 72" draw:type="non-primitive" draw:enhanced-path="M 0 0 L 10 9 21 18 32 27 43 35 54 44 65 53 76 62 86 72 0 0 Z N"/>
          </draw:custom-shape>
          <draw:custom-shape draw:style-name="gr4" draw:text-style-name="P5" draw:layer="layout" svg:width="0.116cm" svg:height="0.285cm" draw:transform="rotate (-2.35619449019309) translate (23.28cm 14.81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4" draw:text-style-name="P5" draw:layer="layout" svg:width="0.087cm" svg:height="0.127cm" draw:transform="rotate (-2.35619449019309) translate (22.638cm 14.764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4" draw:text-style-name="P5" draw:layer="layout" svg:width="0.117cm" svg:height="0.543cm" draw:transform="rotate (-2.35619449019309) translate (22.198cm 14.37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4" draw:text-style-name="P5" draw:layer="layout" svg:width="0.453cm" svg:height="0.122cm" draw:transform="rotate (-2.35619449019309) translate (22.138cm 13.51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7" draw:text-style-name="P5" draw:layer="layout" svg:width="0.414cm" svg:height="0.063cm" draw:transform="rotate (-2.35619449019309) translate (23.07cm 14.53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7" draw:text-style-name="P5" draw:layer="layout" svg:width="0.21cm" svg:height="0.438cm" draw:transform="rotate (-2.35619449019309) translate (23.082cm 14.39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7" draw:text-style-name="P5" draw:layer="layout" svg:width="0.211cm" svg:height="0.474cm" draw:transform="rotate (-2.35619449019309) translate (22.788cm 14.7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7" draw:text-style-name="P5" draw:layer="layout" svg:width="0.577cm" svg:height="0.04cm" draw:transform="rotate (-2.35619449019309) translate (22.769cm 14.11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7" draw:text-style-name="P5" draw:layer="layout" svg:width="0.021cm" svg:height="0.006cm" draw:transform="rotate (-2.35619449019309) translate (22.316cm 14.538cm)">
            <text:p/>
            <draw:enhanced-geometry svg:viewBox="0 0 54 0" draw:type="non-primitive" draw:enhanced-path="M 0 0 L 0 0 6 0 13 0 20 0 27 0 34 0 41 0 47 0 54 0 N"/>
          </draw:custom-shape>
          <draw:custom-shape draw:style-name="gr7" draw:text-style-name="P5" draw:layer="layout" svg:width="0.565cm" svg:height="0.042cm" draw:transform="rotate (-2.35619449019309) translate (22.686cm 14.0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7" draw:text-style-name="P5" draw:layer="layout" svg:width="0.709cm" svg:height="0.064cm" draw:transform="rotate (-2.35619449019309) translate (22.666cm 13.9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7" draw:text-style-name="P5" draw:layer="layout" svg:width="0.003cm" svg:height="0.016cm" draw:transform="rotate (-2.35619449019309) translate (22.141cm 14.452cm)">
            <text:p/>
            <draw:enhanced-geometry svg:viewBox="0 0 0 36" draw:type="non-primitive" draw:enhanced-path="M 0 0 L 0 0 0 4 0 9 0 13 0 18 0 22 0 27 0 32 0 36 N"/>
          </draw:custom-shape>
          <draw:custom-shape draw:style-name="gr7" draw:text-style-name="P5" draw:layer="layout" svg:width="0.769cm" svg:height="0.086cm" draw:transform="rotate (-2.35619449019309) translate (22.531cm 13.75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7" draw:text-style-name="P5" draw:layer="layout" svg:width="0.8cm" svg:height="0.063cm" draw:transform="rotate (-2.35619449019309) translate (22.329cm 13.59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7" draw:text-style-name="P5" draw:layer="layout" svg:width="0.792cm" svg:height="0.063cm" draw:transform="rotate (-2.35619449019309) translate (22.222cm 13.48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7" draw:text-style-name="P5" draw:layer="layout" svg:width="0.729cm" svg:height="0.126cm" draw:transform="rotate (-2.35619449019309) translate (22.132cm 13.42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7" draw:text-style-name="P5" draw:layer="layout" svg:width="0.088cm" svg:height="0.005cm" draw:transform="rotate (-2.35619449019309) translate (21.804cm 13.474cm)">
            <text:p/>
            <draw:enhanced-geometry svg:viewBox="0 0 210 0" draw:type="non-primitive" draw:enhanced-path="M 0 0 L 0 0 14 0 27 0 40 0 53 0 67 0 80 0 93 0 106 0 119 0 132 0 145 0 158 0 171 0 184 0 198 0 210 0 N"/>
          </draw:custom-shape>
          <draw:custom-shape draw:style-name="gr7" draw:text-style-name="P5" draw:layer="layout" svg:width="0.01cm" svg:height="0.018cm" draw:transform="rotate (-2.35619449019309) translate (21.72cm 13.62cm)">
            <text:p/>
            <draw:enhanced-geometry svg:viewBox="0 0 34 35" draw:type="non-primitive" draw:enhanced-path="M 0 35 L 0 35 4 30 9 27 13 22 17 18 21 13 26 9 30 4 34 0 N"/>
          </draw:custom-shape>
          <draw:custom-shape draw:style-name="gr8" draw:text-style-name="P5" draw:layer="layout" svg:width="0.081cm" svg:height="0.197cm" draw:transform="rotate (-2.35619449019309) translate (23.165cm 14.83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8" draw:text-style-name="P5" draw:layer="layout" svg:width="0.092cm" svg:height="0.14cm" draw:transform="rotate (-2.35619449019309) translate (22.879cm 14.37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8" draw:text-style-name="P5" draw:layer="layout" svg:width="0.196cm" svg:height="0.056cm" draw:transform="rotate (-2.35619449019309) translate (22.585cm 14.0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8" draw:text-style-name="P5" draw:layer="layout" svg:width="0.023cm" svg:height="0.02cm" draw:transform="rotate (-2.35619449019309) translate (22.45cm 14.154cm)">
            <text:p/>
            <draw:enhanced-geometry svg:viewBox="0 0 54 35" draw:type="non-primitive" draw:enhanced-path="M 0 35 L 7 30 13 26 20 20 25 16 32 11 39 6 46 3 54 0 0 35 Z N"/>
          </draw:custom-shape>
          <draw:custom-shape draw:style-name="gr8" draw:text-style-name="P5" draw:layer="layout" svg:width="0.137cm" svg:height="0.087cm" draw:transform="rotate (-2.35619449019309) translate (22.386cm 13.974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8" draw:text-style-name="P5" draw:layer="layout" svg:width="0.109cm" svg:height="0.076cm" draw:transform="rotate (-2.35619449019309) translate (22.248cm 13.857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8" draw:text-style-name="P5" draw:layer="layout" svg:width="0.11cm" svg:height="0.081cm" draw:transform="rotate (-2.35619449019309) translate (22.16cm 13.75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8" draw:text-style-name="P5" draw:layer="layout" svg:width="0.023cm" svg:height="0.005cm" draw:transform="rotate (-2.35619449019309) translate (22.067cm 13.721cm)">
            <text:p/>
            <draw:enhanced-geometry svg:viewBox="0 0 53 0" draw:type="non-primitive" draw:enhanced-path="M 53 0 L 46 0 40 0 34 0 27 0 20 0 13 0 6 0 0 0 53 0 Z N"/>
          </draw:custom-shape>
          <draw:custom-shape draw:style-name="gr8" draw:text-style-name="P5" draw:layer="layout" svg:width="0.112cm" svg:height="0.062cm" draw:transform="rotate (-2.35619449019309) translate (21.959cm 13.6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5" draw:text-style-name="P5" draw:layer="layout" svg:width="0.015cm" svg:height="0.018cm" draw:transform="rotate (-2.35619449019309) translate (22.704cm 15.253cm)">
            <text:p/>
            <draw:enhanced-geometry svg:viewBox="0 0 35 36" draw:type="non-primitive" draw:enhanced-path="M 35 0 L 35 0 31 5 26 10 22 14 17 17 13 22 9 27 5 31 0 36 N"/>
          </draw:custom-shape>
          <draw:custom-shape draw:style-name="gr5" draw:text-style-name="P5" draw:layer="layout" svg:width="0.052cm" svg:height="0.042cm" draw:transform="rotate (-2.35619449019309) translate (23.137cm 14.991cm)">
            <text:p/>
            <draw:enhanced-geometry svg:viewBox="0 0 123 78" draw:type="non-primitive" draw:enhanced-path="M 0 9 L 0 9 14 8 28 6 41 4 55 1 69 0 81 0 93 4 104 9 104 9 109 15 114 23 117 31 118 40 120 50 121 59 122 69 123 78 N"/>
          </draw:custom-shape>
          <draw:custom-shape draw:style-name="gr5" draw:text-style-name="P5" draw:layer="layout" svg:width="0.06cm" svg:height="0.017cm" draw:transform="rotate (-2.35619449019309) translate (23.242cm 14.873cm)">
            <text:p/>
            <draw:enhanced-geometry svg:viewBox="0 0 140 34" draw:type="non-primitive" draw:enhanced-path="M 140 0 L 140 0 122 4 103 5 84 6 63 7 45 10 28 15 12 23 0 34 N"/>
          </draw:custom-shape>
          <draw:custom-shape draw:style-name="gr5" draw:text-style-name="P5" draw:layer="layout" svg:width="0.021cm" svg:height="0.059cm" draw:transform="rotate (-2.35619449019309) translate (23.255cm 14.841cm)">
            <text:p/>
            <draw:enhanced-geometry svg:viewBox="0 0 53 106" draw:type="non-primitive" draw:enhanced-path="M 0 106 L 0 106 6 92 13 79 20 66 27 53 33 40 39 27 46 14 53 0 N"/>
          </draw:custom-shape>
          <draw:custom-shape draw:style-name="gr5" draw:text-style-name="P5" draw:layer="layout" svg:width="0.006cm" svg:height="0.06cm" draw:transform="rotate (-2.35619449019309) translate (23.254cm 14.843cm)">
            <text:p/>
            <draw:enhanced-geometry svg:viewBox="0 0 11 106" draw:type="non-primitive" draw:enhanced-path="M 0 0 L 0 0 1 14 3 29 6 42 9 57 11 71 10 84 6 96 0 106 N"/>
          </draw:custom-shape>
          <draw:custom-shape draw:style-name="gr5" draw:text-style-name="P5" draw:layer="layout" svg:width="0.07cm" svg:height="0.051cm" draw:transform="rotate (-2.35619449019309) translate (23.118cm 14.991cm)">
            <text:p/>
            <draw:enhanced-geometry svg:viewBox="0 0 161 90" draw:type="non-primitive" draw:enhanced-path="M 0 20 L 0 20 21 18 44 14 67 8 89 3 111 0 130 1 146 7 157 20 157 20 161 32 160 43 155 56 147 67 138 76 128 84 117 88 105 90 N"/>
          </draw:custom-shape>
          <draw:custom-shape draw:style-name="gr5" draw:text-style-name="P5" draw:layer="layout" svg:width="0.016cm" svg:height="0.02cm" draw:transform="rotate (-2.35619449019309) translate (23.116cm 15.064cm)">
            <text:p/>
            <draw:enhanced-geometry svg:viewBox="0 0 35 35" draw:type="non-primitive" draw:enhanced-path="M 35 35 L 35 35 31 31 26 25 23 18 18 12 15 6 10 3 6 0 0 1 N"/>
          </draw:custom-shape>
          <draw:custom-shape draw:style-name="gr5" draw:text-style-name="P5" draw:layer="layout" svg:width="0.022cm" svg:height="0.06cm" draw:transform="rotate (-2.35619449019309) translate (23.267cm 14.841cm)">
            <text:p/>
            <draw:enhanced-geometry svg:viewBox="0 0 53 106" draw:type="non-primitive" draw:enhanced-path="M 53 0 L 53 0 46 10 37 17 28 25 19 33 11 41 4 50 0 59 0 70 0 70 3 78 7 83 14 88 22 91 30 95 38 98 46 101 53 106 N"/>
          </draw:custom-shape>
          <draw:custom-shape draw:style-name="gr5" draw:text-style-name="P5" draw:layer="layout" svg:width="0.671cm" svg:height="1.54cm" draw:transform="rotate (-2.35619449019309) translate (23.242cm 15.126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9" draw:text-style-name="P5" draw:layer="layout" svg:width="0.087cm" svg:height="0.296cm" draw:transform="rotate (-2.35619449019309) translate (23.25cm 14.742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5" draw:text-style-name="P5" draw:layer="layout" svg:width="0.087cm" svg:height="0.296cm" draw:transform="rotate (-2.35619449019309) translate (23.25cm 14.742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9" draw:text-style-name="P5" draw:layer="layout" svg:width="0.108cm" svg:height="0.283cm" draw:transform="rotate (-2.35619449019309) translate (23.287cm 14.7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5" draw:text-style-name="P5" draw:layer="layout" svg:width="0.108cm" svg:height="0.283cm" draw:transform="rotate (-2.35619449019309) translate (23.287cm 14.7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9" draw:text-style-name="P5" draw:layer="layout" svg:width="0.094cm" svg:height="0.177cm" draw:transform="rotate (-2.35619449019309) translate (23.28cm 14.73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5" draw:text-style-name="P5" draw:layer="layout" svg:width="0.094cm" svg:height="0.177cm" draw:transform="rotate (-2.35619449019309) translate (23.28cm 14.73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9" draw:text-style-name="P5" draw:layer="layout" svg:width="0.092cm" svg:height="0.279cm" draw:transform="rotate (-2.35619449019309) translate (23.059cm 15.00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5" draw:text-style-name="P5" draw:layer="layout" svg:width="0.092cm" svg:height="0.279cm" draw:transform="rotate (-2.35619449019309) translate (23.059cm 15.00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9" draw:text-style-name="P5" draw:layer="layout" svg:width="0.1cm" svg:height="0.173cm" draw:transform="rotate (-2.35619449019309) translate (22.95cm 14.90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5" draw:text-style-name="P5" draw:layer="layout" svg:width="0.1cm" svg:height="0.173cm" draw:transform="rotate (-2.35619449019309) translate (22.95cm 14.90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9" draw:text-style-name="P5" draw:layer="layout" svg:width="0.071cm" svg:height="0.021cm" draw:transform="rotate (-2.35619449019309) translate (22.977cm 14.896cm)">
            <text:p/>
            <draw:enhanced-geometry svg:viewBox="0 0 175 34" draw:type="non-primitive" draw:enhanced-path="M 175 0 L 153 4 132 9 109 13 87 17 66 21 43 26 22 30 0 34 175 0 Z N"/>
          </draw:custom-shape>
          <draw:custom-shape draw:style-name="gr5" draw:text-style-name="P5" draw:layer="layout" svg:width="0.071cm" svg:height="0.021cm" draw:transform="rotate (-2.35619449019309) translate (22.977cm 14.896cm)">
            <text:p/>
            <draw:enhanced-geometry svg:viewBox="0 0 175 34" draw:type="non-primitive" draw:enhanced-path="M 175 0 L 175 0 153 4 132 9 109 13 87 17 66 21 43 26 22 30 0 34 N"/>
          </draw:custom-shape>
          <draw:custom-shape draw:style-name="gr9" draw:text-style-name="P5" draw:layer="layout" svg:width="0.083cm" svg:height="0.199cm" draw:transform="rotate (-2.35619449019309) translate (23.172cm 14.54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5" draw:text-style-name="P5" draw:layer="layout" svg:width="0.083cm" svg:height="0.199cm" draw:transform="rotate (-2.35619449019309) translate (23.172cm 14.54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9" draw:text-style-name="P5" draw:layer="layout" svg:width="0.071cm" svg:height="0.2cm" draw:transform="rotate (-2.35619449019309) translate (22.864cm 14.89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5" draw:text-style-name="P5" draw:layer="layout" svg:width="0.071cm" svg:height="0.2cm" draw:transform="rotate (-2.35619449019309) translate (22.864cm 14.89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8" draw:text-style-name="P5" draw:layer="layout" svg:width="0.019cm" svg:height="0.011cm" draw:transform="rotate (-2.35619449019309) translate (22.697cm 15.312cm)">
            <text:p/>
            <draw:enhanced-geometry svg:viewBox="0 0 44 17" draw:type="non-primitive" draw:enhanced-path="M 44 17 L 38 15 33 13 28 10 23 8 17 7 11 5 6 2 0 0 44 17 Z N"/>
          </draw:custom-shape>
          <draw:custom-shape draw:style-name="gr5" draw:text-style-name="P5" draw:layer="layout" svg:width="0.019cm" svg:height="0.011cm" draw:transform="rotate (-2.35619449019309) translate (22.697cm 15.312cm)">
            <text:p/>
            <draw:enhanced-geometry svg:viewBox="0 0 44 17" draw:type="non-primitive" draw:enhanced-path="M 44 17 L 44 17 38 15 33 13 28 10 23 8 17 7 11 5 6 2 0 0 N"/>
          </draw:custom-shape>
          <draw:custom-shape draw:style-name="gr9" draw:text-style-name="P5" draw:layer="layout" svg:width="0.235cm" svg:height="0.209cm" draw:transform="rotate (-2.35619449019309) translate (22.823cm 15.347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5" draw:text-style-name="P5" draw:layer="layout" svg:width="0.235cm" svg:height="0.209cm" draw:transform="rotate (-2.35619449019309) translate (22.823cm 15.347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9" draw:text-style-name="P5" draw:layer="layout" svg:width="0.209cm" svg:height="0.187cm" draw:transform="rotate (-2.35619449019309) translate (22.088cm 14.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5" draw:text-style-name="P5" draw:layer="layout" svg:width="0.209cm" svg:height="0.187cm" draw:transform="rotate (-2.35619449019309) translate (22.088cm 14.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9" draw:text-style-name="P5" draw:layer="layout" svg:width="0.288cm" svg:height="0.287cm" draw:transform="rotate (-2.35619449019309) translate (21.386cm 14.204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5" draw:text-style-name="P5" draw:layer="layout" svg:width="0.288cm" svg:height="0.287cm" draw:transform="rotate (-2.35619449019309) translate (21.386cm 14.204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9" draw:text-style-name="P5" draw:layer="layout" svg:width="0.071cm" svg:height="0.059cm" draw:transform="rotate (-2.35619449019309) translate (21.682cm 13.78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5" draw:text-style-name="P5" draw:layer="layout" svg:width="0.071cm" svg:height="0.059cm" draw:transform="rotate (-2.35619449019309) translate (21.682cm 13.78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9" draw:text-style-name="P5" draw:layer="layout" svg:width="0.058cm" svg:height="0.048cm" draw:transform="rotate (-2.35619449019309) translate (22.047cm 13.44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5" draw:text-style-name="P5" draw:layer="layout" svg:width="0.058cm" svg:height="0.048cm" draw:transform="rotate (-2.35619449019309) translate (22.047cm 13.44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9" draw:text-style-name="P5" draw:layer="layout" svg:width="0.064cm" svg:height="0.11cm" draw:transform="rotate (-2.35619449019309) translate (21.709cm 13.72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5" draw:text-style-name="P5" draw:layer="layout" svg:width="0.064cm" svg:height="0.11cm" draw:transform="rotate (-2.35619449019309) translate (21.709cm 13.72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9" draw:text-style-name="P5" draw:layer="layout" svg:width="0.064cm" svg:height="0.112cm" draw:transform="rotate (-2.35619449019309) translate (21.984cm 13.45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5" draw:text-style-name="P5" draw:layer="layout" svg:width="0.064cm" svg:height="0.112cm" draw:transform="rotate (-2.35619449019309) translate (21.984cm 13.45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9" draw:text-style-name="P5" draw:layer="layout" svg:width="0.222cm" svg:height="0.188cm" draw:transform="rotate (-2.35619449019309) translate (23.015cm 13.74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5" draw:text-style-name="P5" draw:layer="layout" svg:width="0.222cm" svg:height="0.188cm" draw:transform="rotate (-2.35619449019309) translate (23.015cm 13.74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9" draw:text-style-name="P5" draw:layer="layout" svg:width="0.296cm" svg:height="0.293cm" draw:transform="rotate (-2.35619449019309) translate (22.61cm 13.001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5" draw:text-style-name="P5" draw:layer="layout" svg:width="0.296cm" svg:height="0.293cm" draw:transform="rotate (-2.35619449019309) translate (22.61cm 13.001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5" draw:text-style-name="P5" draw:layer="layout" svg:width="0.64cm" svg:height="1.541cm" draw:transform="rotate (-2.35619449019309) translate (23.81cm 14.573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9" draw:text-style-name="P5" draw:layer="layout" svg:width="0.234cm" svg:height="0.209cm" draw:transform="rotate (-2.35619449019309) translate (23.756cm 14.4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5" draw:text-style-name="P5" draw:layer="layout" svg:width="0.234cm" svg:height="0.209cm" draw:transform="rotate (-2.35619449019309) translate (23.756cm 14.4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5" draw:text-style-name="P5" draw:layer="layout" svg:width="0.005cm" svg:height="0.076cm" draw:transform="rotate (-2.35619449019309) translate (23.598cm 14.525cm)">
            <text:p/>
            <draw:enhanced-geometry svg:viewBox="0 0 0 140" draw:type="non-primitive" draw:enhanced-path="M 0 140 L 0 140 0 123 0 105 0 88 0 70 0 53 0 36 0 17 0 0 N"/>
          </draw:custom-shape>
          <draw:custom-shape draw:style-name="gr5" draw:text-style-name="P5" draw:layer="layout" svg:width="0.004cm" svg:height="0.08cm" draw:transform="rotate (-2.35619449019309) translate (23.555cm 14.544cm)">
            <text:p/>
            <draw:enhanced-geometry svg:viewBox="0 0 0 141" draw:type="non-primitive" draw:enhanced-path="M 0 141 L 0 141 0 123 0 106 0 88 0 71 0 54 0 36 0 19 0 0 N"/>
          </draw:custom-shape>
          <draw:custom-shape draw:style-name="gr5" draw:text-style-name="P5" draw:layer="layout" svg:width="0.005cm" svg:height="0.058cm" draw:transform="rotate (-2.35619449019309) translate (23.647cm 14.501cm)">
            <text:p/>
            <draw:enhanced-geometry svg:viewBox="0 0 9 105" draw:type="non-primitive" draw:enhanced-path="M 9 105 L 9 105 7 91 6 79 5 65 4 52 3 40 2 26 1 14 0 0 N"/>
          </draw:custom-shape>
          <draw:custom-shape draw:style-name="gr5" draw:text-style-name="P5" draw:layer="layout" svg:width="0.04cm" svg:height="0.004cm" draw:transform="rotate (-2.35619449019309) translate (23.633cm 14.403cm)">
            <text:p/>
            <draw:enhanced-geometry svg:viewBox="0 0 97 0" draw:type="non-primitive" draw:enhanced-path="M 97 0 L 97 0 84 0 72 0 59 0 48 0 35 0 24 0 12 0 0 0 N"/>
          </draw:custom-shape>
          <draw:custom-shape draw:style-name="gr5" draw:text-style-name="P5" draw:layer="layout" svg:width="0.067cm" svg:height="0.019cm" draw:transform="rotate (-2.35619449019309) translate (23.57cm 14.404cm)">
            <text:p/>
            <draw:enhanced-geometry svg:viewBox="0 0 149 35" draw:type="non-primitive" draw:enhanced-path="M 149 0 L 149 0 131 5 112 9 93 14 74 17 56 22 37 26 19 31 0 35 N"/>
          </draw:custom-shape>
          <draw:custom-shape draw:style-name="gr5" draw:text-style-name="P5" draw:layer="layout" svg:width="0.064cm" svg:height="0.028cm" draw:transform="rotate (-2.35619449019309) translate (23.519cm 14.403cm)">
            <text:p/>
            <draw:enhanced-geometry svg:viewBox="0 0 148 55" draw:type="non-primitive" draw:enhanced-path="M 148 0 L 148 0 129 7 111 14 92 21 74 27 54 34 36 41 18 48 0 55 N"/>
          </draw:custom-shape>
          <draw:custom-shape draw:style-name="gr5" draw:text-style-name="P5" draw:layer="layout" svg:width="0.006cm" svg:height="0.069cm" draw:transform="rotate (-2.35619449019309) translate (23.496cm 14.567cm)">
            <text:p/>
            <draw:enhanced-geometry svg:viewBox="0 0 0 121" draw:type="non-primitive" draw:enhanced-path="M 0 121 L 0 121 0 106 0 92 0 77 0 61 0 46 0 31 0 16 0 0 N"/>
          </draw:custom-shape>
          <draw:custom-shape draw:style-name="gr5" draw:text-style-name="P5" draw:layer="layout" svg:width="0.048cm" svg:height="0.019cm" draw:transform="rotate (-2.35619449019309) translate (23.471cm 14.443cm)">
            <text:p/>
            <draw:enhanced-geometry svg:viewBox="0 0 107 37" draw:type="non-primitive" draw:enhanced-path="M 107 0 L 107 0 93 5 80 9 66 14 54 18 40 23 26 26 14 32 0 37 N"/>
          </draw:custom-shape>
          <draw:custom-shape draw:style-name="gr5" draw:text-style-name="P5" draw:layer="layout" svg:width="0.008cm" svg:height="0.049cm" draw:transform="rotate (-2.35619449019309) translate (23.457cm 14.568cm)">
            <text:p/>
            <draw:enhanced-geometry svg:viewBox="0 0 17 87" draw:type="non-primitive" draw:enhanced-path="M 0 87 L 0 87 2 77 4 66 6 56 8 44 10 34 13 23 15 11 17 0 N"/>
          </draw:custom-shape>
          <draw:custom-shape draw:style-name="gr5" draw:text-style-name="P5" draw:layer="layout" svg:width="0.027cm" svg:height="0.007cm" draw:transform="rotate (-2.35619449019309) translate (23.432cm 14.408cm)">
            <text:p/>
            <draw:enhanced-geometry svg:viewBox="0 0 61 17" draw:type="non-primitive" draw:enhanced-path="M 61 0 L 61 0 53 2 46 4 38 6 30 8 22 10 16 12 8 14 0 17 N"/>
          </draw:custom-shape>
          <draw:custom-shape draw:style-name="gr5" draw:text-style-name="P5" draw:layer="layout" svg:width="0.008cm" svg:height="0.082cm" draw:transform="rotate (-2.35619449019309) translate (22.754cm 15.221cm)">
            <text:p/>
            <draw:enhanced-geometry svg:viewBox="0 0 18 141" draw:type="non-primitive" draw:enhanced-path="M 18 141 L 18 141 16 122 13 105 11 87 9 70 7 53 4 35 2 18 0 0 N"/>
          </draw:custom-shape>
          <draw:custom-shape draw:style-name="gr5" draw:text-style-name="P5" draw:layer="layout" svg:width="0.008cm" svg:height="0.078cm" draw:transform="rotate (-2.35619449019309) translate (22.774cm 15.266cm)">
            <text:p/>
            <draw:enhanced-geometry svg:viewBox="0 0 17 140" draw:type="non-primitive" draw:enhanced-path="M 0 140 L 0 140 2 123 4 105 7 88 9 70 11 52 12 35 15 17 17 0 N"/>
          </draw:custom-shape>
          <draw:custom-shape draw:style-name="gr5" draw:text-style-name="P5" draw:layer="layout" svg:width="0.057cm" svg:height="0.011cm" draw:transform="rotate (-2.35619449019309) translate (22.703cm 15.184cm)">
            <text:p/>
            <draw:enhanced-geometry svg:viewBox="0 0 131 17" draw:type="non-primitive" draw:enhanced-path="M 0 0 L 0 0 17 2 33 4 49 6 66 9 82 11 98 12 114 14 131 17 N"/>
          </draw:custom-shape>
          <draw:custom-shape draw:style-name="gr5" draw:text-style-name="P5" draw:layer="layout" svg:width="0.048cm" svg:height="0.02cm" draw:transform="rotate (-2.35619449019309) translate (22.706cm 15.149cm)">
            <text:p/>
            <draw:enhanced-geometry svg:viewBox="0 0 114 34" draw:type="non-primitive" draw:enhanced-path="M 0 0 L 0 0 14 4 27 9 42 13 57 18 70 21 85 26 100 30 114 34 N"/>
          </draw:custom-shape>
          <draw:custom-shape draw:style-name="gr5" draw:text-style-name="P5" draw:layer="layout" svg:width="0.006cm" svg:height="0.044cm" draw:transform="rotate (-2.35619449019309) translate (22.727cm 15.353cm)">
            <text:p/>
            <draw:enhanced-geometry svg:viewBox="0 0 17 71" draw:type="non-primitive" draw:enhanced-path="M 0 71 L 0 71 1 62 3 53 4 44 6 35 9 27 11 18 13 9 17 0 N"/>
          </draw:custom-shape>
          <draw:custom-shape draw:style-name="gr5" draw:text-style-name="P5" draw:layer="layout" svg:width="0.004cm" svg:height="0.065cm" draw:transform="rotate (-2.35619449019309) translate (22.737cm 15.361cm)">
            <text:p/>
            <draw:enhanced-geometry svg:viewBox="0 0 0 124" draw:type="non-primitive" draw:enhanced-path="M 0 124 L 0 124 0 108 0 93 0 78 0 62 0 47 0 31 0 16 0 0 N"/>
          </draw:custom-shape>
          <draw:custom-shape draw:style-name="gr5" draw:text-style-name="P5" draw:layer="layout" svg:width="0.004cm" svg:height="0.052cm" draw:transform="rotate (-2.35619449019309) translate (22.751cm 15.404cm)">
            <text:p/>
            <draw:enhanced-geometry svg:viewBox="0 0 12 87" draw:type="non-primitive" draw:enhanced-path="M 4 87 L 4 87 4 75 3 64 1 51 0 40 0 29 2 19 6 8 12 0 N"/>
          </draw:custom-shape>
          <draw:custom-shape draw:style-name="gr5" draw:text-style-name="P5" draw:layer="layout" svg:width="0.009cm" svg:height="0.058cm" draw:transform="rotate (-2.35619449019309) translate (22.686cm 15.454cm)">
            <text:p/>
            <draw:enhanced-geometry svg:viewBox="0 0 18 105" draw:type="non-primitive" draw:enhanced-path="M 9 105 L 9 105 9 90 11 74 14 56 17 39 18 24 15 12 10 3 0 0 N"/>
          </draw:custom-shape>
          <draw:custom-shape draw:style-name="gr5" draw:text-style-name="P5" draw:layer="layout" svg:width="0.037cm" svg:height="0.03cm" draw:transform="rotate (-2.35619449019309) translate (22.63cm 15.37cm)">
            <text:p/>
            <draw:enhanced-geometry svg:viewBox="0 0 88 52" draw:type="non-primitive" draw:enhanced-path="M 0 0 L 0 0 11 7 21 12 33 19 44 26 54 33 65 40 77 45 88 52 N"/>
          </draw:custom-shape>
          <draw:custom-shape draw:style-name="gr5" draw:text-style-name="P5" draw:layer="layout" svg:width="0.033cm" svg:height="0.019cm" draw:transform="rotate (-2.35619449019309) translate (22.67cm 15.347cm)">
            <text:p/>
            <draw:enhanced-geometry svg:viewBox="0 0 72 35" draw:type="non-primitive" draw:enhanced-path="M 0 0 L 0 0 9 5 18 9 27 14 36 17 44 22 53 26 63 31 72 35 N"/>
          </draw:custom-shape>
          <draw:custom-shape draw:style-name="gr5" draw:text-style-name="P5" draw:layer="layout" svg:width="0.042cm" svg:height="0.027cm" draw:transform="rotate (-2.35619449019309) translate (22.719cm 15.299cm)">
            <text:p/>
            <draw:enhanced-geometry svg:viewBox="0 0 96 52" draw:type="non-primitive" draw:enhanced-path="M 0 0 L 0 0 12 7 24 13 36 19 49 26 60 32 72 39 84 46 96 52 N"/>
          </draw:custom-shape>
          <draw:custom-shape draw:style-name="gr5" draw:text-style-name="P5" draw:layer="layout" svg:width="0.037cm" svg:height="0.029cm" draw:transform="rotate (-2.35619449019309) translate (22.679cm 15.24cm)">
            <text:p/>
            <draw:enhanced-geometry svg:viewBox="0 0 89 53" draw:type="non-primitive" draw:enhanced-path="M 0 0 L 0 0 11 7 22 13 33 19 45 26 55 33 66 40 77 47 89 53 N"/>
          </draw:custom-shape>
          <draw:custom-shape draw:style-name="gr5" draw:text-style-name="P5" draw:layer="layout" svg:width="0.028cm" svg:height="0.012cm" draw:transform="rotate (-2.35619449019309) translate (22.298cm 14.717cm)">
            <text:p/>
            <draw:enhanced-geometry svg:viewBox="0 0 62 20" draw:type="non-primitive" draw:enhanced-path="M 0 0 L 0 0 8 3 16 7 25 11 33 15 41 18 47 20 55 20 62 17 N"/>
          </draw:custom-shape>
          <draw:custom-shape draw:style-name="gr5" draw:text-style-name="P5" draw:layer="layout" svg:width="0.008cm" svg:height="0.011cm" draw:transform="rotate (-2.35619449019309) translate (22.239cm 14.797cm)">
            <text:p/>
            <draw:enhanced-geometry svg:viewBox="0 0 17 18" draw:type="non-primitive" draw:enhanced-path="M 0 18 L 0 18 5 13 8 9 13 4 17 0 N"/>
          </draw:custom-shape>
          <draw:custom-shape draw:style-name="gr5" draw:text-style-name="P5" draw:layer="layout" svg:width="0.033cm" svg:height="0.018cm" draw:transform="rotate (-2.35619449019309) translate (22.286cm 14.761cm)">
            <text:p/>
            <draw:enhanced-geometry svg:viewBox="0 0 79 35" draw:type="non-primitive" draw:enhanced-path="M 0 0 L 0 0 10 4 20 9 30 13 41 17 51 21 60 26 70 30 79 35 N"/>
          </draw:custom-shape>
          <draw:custom-shape draw:style-name="gr5" draw:text-style-name="P5" draw:layer="layout" svg:width="0.029cm" svg:height="0.009cm" draw:transform="rotate (-2.35619449019309) translate (22.166cm 14.71cm)">
            <text:p/>
            <draw:enhanced-geometry svg:viewBox="0 0 70 17" draw:type="non-primitive" draw:enhanced-path="M 0 17 L 0 17 9 15 17 13 26 11 35 8 43 6 52 5 60 3 70 0 N"/>
          </draw:custom-shape>
          <draw:custom-shape draw:style-name="gr5" draw:text-style-name="P5" draw:layer="layout" svg:width="0.037cm" svg:height="0.009cm" draw:transform="rotate (-2.35619449019309) translate (22.107cm 14.663cm)">
            <text:p/>
            <draw:enhanced-geometry svg:viewBox="0 0 88 17" draw:type="non-primitive" draw:enhanced-path="M 0 17 L 0 17 11 14 22 12 32 10 44 8 54 5 65 3 76 1 88 0 N"/>
          </draw:custom-shape>
          <draw:custom-shape draw:style-name="gr5" draw:text-style-name="P5" draw:layer="layout" svg:width="0.03cm" svg:height="0.021cm" draw:transform="rotate (-2.35619449019309) translate (22.165cm 14.685cm)">
            <text:p/>
            <draw:enhanced-geometry svg:viewBox="0 0 71 36" draw:type="non-primitive" draw:enhanced-path="M 71 0 L 71 0 62 5 53 10 44 14 36 19 27 23 18 27 9 31 0 36 N"/>
          </draw:custom-shape>
          <draw:custom-shape draw:style-name="gr5" draw:text-style-name="P5" draw:layer="layout" svg:width="0.031cm" svg:height="0.01cm" draw:transform="rotate (-2.35619449019309) translate (22.234cm 14.677cm)">
            <text:p/>
            <draw:enhanced-geometry svg:viewBox="0 0 72 19" draw:type="non-primitive" draw:enhanced-path="M 72 0 L 72 0 63 2 54 5 45 7 37 9 28 13 19 15 10 17 0 19 N"/>
          </draw:custom-shape>
          <draw:custom-shape draw:style-name="gr5" draw:text-style-name="P5" draw:layer="layout" svg:width="0.03cm" svg:height="0.006cm" draw:transform="rotate (-2.35619449019309) translate (22.26cm 14.693cm)">
            <text:p/>
            <draw:enhanced-geometry svg:viewBox="0 0 62 17" draw:type="non-primitive" draw:enhanced-path="M 62 17 L 62 17 54 15 47 12 39 10 31 8 23 6 16 4 8 2 0 0 N"/>
          </draw:custom-shape>
          <draw:custom-shape draw:style-name="gr5" draw:text-style-name="P5" draw:layer="layout" svg:width="0.03cm" svg:height="0.008cm" draw:transform="rotate (-2.35619449019309) translate (22.312cm 14.716cm)">
            <text:p/>
            <draw:enhanced-geometry svg:viewBox="0 0 69 17" draw:type="non-primitive" draw:enhanced-path="M 0 17 L 0 17 9 15 18 13 26 11 35 8 43 6 52 4 60 2 69 0 N"/>
          </draw:custom-shape>
          <draw:custom-shape draw:style-name="gr5" draw:text-style-name="P5" draw:layer="layout" svg:width="0.033cm" svg:height="0.042cm" draw:transform="rotate (-2.35619449019309) translate (21.754cm 14.32cm)">
            <text:p/>
            <draw:enhanced-geometry svg:viewBox="0 0 78 71" draw:type="non-primitive" draw:enhanced-path="M 78 0 L 78 0 68 9 59 18 48 28 38 35 28 45 19 54 9 62 0 71 N"/>
          </draw:custom-shape>
          <draw:custom-shape draw:style-name="gr5" draw:text-style-name="P5" draw:layer="layout" svg:width="0.039cm" svg:height="0.02cm" draw:transform="rotate (-2.35619449019309) translate (21.707cm 14.347cm)">
            <text:p/>
            <draw:enhanced-geometry svg:viewBox="0 0 88 37" draw:type="non-primitive" draw:enhanced-path="M 0 0 L 0 0 11 5 21 9 33 14 44 18 54 23 66 28 77 32 88 37 N"/>
          </draw:custom-shape>
          <draw:custom-shape draw:style-name="gr5" draw:text-style-name="P5" draw:layer="layout" svg:width="0.031cm" svg:height="0.03cm" draw:transform="rotate (-2.35619449019309) translate (21.644cm 14.289cm)">
            <text:p/>
            <draw:enhanced-geometry svg:viewBox="0 0 70 52" draw:type="non-primitive" draw:enhanced-path="M 70 0 L 70 0 60 7 47 12 35 18 24 22 12 29 4 35 0 43 1 52 N"/>
          </draw:custom-shape>
          <draw:custom-shape draw:style-name="gr5" draw:text-style-name="P5" draw:layer="layout" svg:width="0.042cm" svg:height="0.006cm" draw:transform="rotate (-2.35619449019309) translate (21.593cm 14.289cm)">
            <text:p/>
            <draw:enhanced-geometry svg:viewBox="0 0 97 0" draw:type="non-primitive" draw:enhanced-path="M 0 0 L 0 0 13 0 24 0 37 0 48 0 60 0 72 0 84 0 97 0 N"/>
          </draw:custom-shape>
          <draw:custom-shape draw:style-name="gr5" draw:text-style-name="P5" draw:layer="layout" svg:width="0.03cm" svg:height="0.03cm" draw:transform="rotate (-2.35619449019309) translate (21.581cm 14.249cm)">
            <text:p/>
            <draw:enhanced-geometry svg:viewBox="0 0 70 52" draw:type="non-primitive" draw:enhanced-path="M 70 0 L 70 0 61 7 52 13 44 20 35 26 26 33 18 40 9 46 0 52 N"/>
          </draw:custom-shape>
          <draw:custom-shape draw:style-name="gr5" draw:text-style-name="P5" draw:layer="layout" svg:width="0.041cm" svg:height="0.003cm" draw:transform="rotate (-2.35619449019309) translate (21.577cm 14.244cm)">
            <text:p/>
            <draw:enhanced-geometry svg:viewBox="0 0 97 0" draw:type="non-primitive" draw:enhanced-path="M 0 0 L 0 0 13 0 24 0 37 0 48 0 61 0 72 0 84 0 97 0 N"/>
          </draw:custom-shape>
          <draw:custom-shape draw:style-name="gr5" draw:text-style-name="P5" draw:layer="layout" svg:width="0.03cm" svg:height="0.02cm" draw:transform="rotate (-2.35619449019309) translate (21.484cm 14.229cm)">
            <text:p/>
            <draw:enhanced-geometry svg:viewBox="0 0 72 35" draw:type="non-primitive" draw:enhanced-path="M 72 0 L 72 0 61 4 50 7 38 10 25 12 15 16 6 20 1 27 0 35 N"/>
          </draw:custom-shape>
          <draw:custom-shape draw:style-name="gr5" draw:text-style-name="P5" draw:layer="layout" svg:width="0.052cm" svg:height="0.005cm" draw:transform="rotate (-2.35619449019309) translate (21.495cm 14.197cm)">
            <text:p/>
            <draw:enhanced-geometry svg:viewBox="0 0 122 0" draw:type="non-primitive" draw:enhanced-path="M 122 0 L 122 0 106 0 90 0 76 0 60 0 45 0 30 0 14 0 0 0 N"/>
          </draw:custom-shape>
          <draw:custom-shape draw:style-name="gr5" draw:text-style-name="P5" draw:layer="layout" svg:width="0.021cm" svg:height="0.008cm" draw:transform="rotate (-2.35619449019309) translate (21.5cm 14.148cm)">
            <text:p/>
            <draw:enhanced-geometry svg:viewBox="0 0 52 17" draw:type="non-primitive" draw:enhanced-path="M 52 0 L 52 0 46 2 40 5 33 7 26 9 20 11 13 14 7 15 0 17 N"/>
          </draw:custom-shape>
          <draw:custom-shape draw:style-name="gr5" draw:text-style-name="P5" draw:layer="layout" svg:width="0.027cm" svg:height="0.04cm" draw:transform="rotate (-2.35619449019309) translate (21.478cm 14.188cm)">
            <text:p/>
            <draw:enhanced-geometry svg:viewBox="0 0 61 71" draw:type="non-primitive" draw:enhanced-path="M 61 0 L 61 0 53 9 46 18 38 26 30 35 22 45 16 52 8 62 0 71 N"/>
          </draw:custom-shape>
          <draw:custom-shape draw:style-name="gr5" draw:text-style-name="P5" draw:layer="layout" svg:width="0.029cm" svg:height="0.009cm" draw:transform="rotate (-2.35619449019309) translate (21.406cm 14.19cm)">
            <text:p/>
            <draw:enhanced-geometry svg:viewBox="0 0 70 17" draw:type="non-primitive" draw:enhanced-path="M 0 17 L 0 17 9 15 18 13 26 12 35 9 44 7 52 5 61 3 70 0 N"/>
          </draw:custom-shape>
          <draw:custom-shape draw:style-name="gr5" draw:text-style-name="P5" draw:layer="layout" svg:width="0.05cm" svg:height="0.004cm" draw:transform="rotate (-2.35619449019309) translate (22.931cm 13.889cm)">
            <text:p/>
            <draw:enhanced-geometry svg:viewBox="0 0 107 0" draw:type="non-primitive" draw:enhanced-path="M 107 0 L 107 0 93 0 80 0 66 0 54 0 40 0 26 0 14 0 0 0 N"/>
          </draw:custom-shape>
          <draw:custom-shape draw:style-name="gr5" draw:text-style-name="P5" draw:layer="layout" svg:width="0.06cm" svg:height="0.01cm" draw:transform="rotate (-2.35619449019309) translate (22.931cm 13.946cm)">
            <text:p/>
            <draw:enhanced-geometry svg:viewBox="0 0 131 19" draw:type="non-primitive" draw:enhanced-path="M 131 0 L 131 0 114 2 98 5 81 7 65 9 49 13 32 15 17 17 0 19 N"/>
          </draw:custom-shape>
          <draw:custom-shape draw:style-name="gr5" draw:text-style-name="P5" draw:layer="layout" svg:width="0.033cm" svg:height="0.005cm" draw:transform="rotate (-2.35619449019309) translate (22.99cm 14.003cm)">
            <text:p/>
            <draw:enhanced-geometry svg:viewBox="0 0 78 0" draw:type="non-primitive" draw:enhanced-path="M 78 0 L 78 0 68 0 59 0 49 0 39 0 28 0 19 0 9 0 0 0 N"/>
          </draw:custom-shape>
          <draw:custom-shape draw:style-name="gr5" draw:text-style-name="P5" draw:layer="layout" svg:width="0.047cm" svg:height="0.004cm" draw:transform="rotate (-2.35619449019309) translate (22.969cm 14.098cm)">
            <text:p/>
            <draw:enhanced-geometry svg:viewBox="0 0 106 0" draw:type="non-primitive" draw:enhanced-path="M 106 0 L 106 0 97 0 87 0 78 0 70 0 61 0 52 0 43 0 34 0 34 0 30 0 26 0 22 0 17 0 13 0 8 0 5 0 0 0 N"/>
          </draw:custom-shape>
          <draw:custom-shape draw:style-name="gr5" draw:text-style-name="P5" draw:layer="layout" svg:width="0.021cm" svg:height="0.006cm" draw:transform="rotate (-2.35619449019309) translate (22.922cm 14.053cm)">
            <text:p/>
            <draw:enhanced-geometry svg:viewBox="0 0 53 17" draw:type="non-primitive" draw:enhanced-path="M 0 17 L 0 17 6 15 12 12 19 10 26 8 32 6 39 4 46 2 53 0 N"/>
          </draw:custom-shape>
          <draw:custom-shape draw:style-name="gr5" draw:text-style-name="P5" draw:layer="layout" svg:width="0.027cm" svg:height="0.011cm" draw:transform="rotate (-2.35619449019309) translate (22.928cm 13.982cm)">
            <text:p/>
            <draw:enhanced-geometry svg:viewBox="0 0 61 17" draw:type="non-primitive" draw:enhanced-path="M 0 0 L 0 0 7 3 15 5 23 7 31 9 38 12 46 13 54 15 61 17 N"/>
          </draw:custom-shape>
          <draw:custom-shape draw:style-name="gr5" draw:text-style-name="P5" draw:layer="layout" svg:width="0.042cm" svg:height="0.021cm" draw:transform="rotate (-2.35619449019309) translate (22.851cm 13.948cm)">
            <text:p/>
            <draw:enhanced-geometry svg:viewBox="0 0 105 39" draw:type="non-primitive" draw:enhanced-path="M 0 0 L 0 0 13 5 26 13 40 22 54 30 68 36 80 39 93 39 105 34 N"/>
          </draw:custom-shape>
          <draw:custom-shape draw:style-name="gr5" draw:text-style-name="P5" draw:layer="layout" svg:width="0.019cm" svg:height="0.004cm" draw:transform="rotate (-2.35619449019309) translate (22.338cm 14.754cm)">
            <text:p/>
            <draw:enhanced-geometry svg:viewBox="0 0 44 0" draw:type="non-primitive" draw:enhanced-path="M 0 0 L 0 0 5 0 11 0 16 0 21 0 27 0 33 0 38 0 44 0 N"/>
          </draw:custom-shape>
          <draw:custom-shape draw:style-name="gr5" draw:text-style-name="P5" draw:layer="layout" svg:width="0.037cm" svg:height="0.023cm" draw:transform="rotate (-2.35619449019309) translate (22.573cm 13.445cm)">
            <text:p/>
            <draw:enhanced-geometry svg:viewBox="0 0 88 36" draw:type="non-primitive" draw:enhanced-path="M 88 0 L 88 0 77 5 65 10 54 14 44 17 32 22 21 27 11 31 0 36 N"/>
          </draw:custom-shape>
          <draw:custom-shape draw:style-name="gr5" draw:text-style-name="P5" draw:layer="layout" svg:width="0.016cm" svg:height="0.049cm" draw:transform="rotate (-2.35619449019309) translate (22.533cm 13.505cm)">
            <text:p/>
            <draw:enhanced-geometry svg:viewBox="0 0 35 86" draw:type="non-primitive" draw:enhanced-path="M 0 0 L 0 0 4 11 7 22 9 35 11 47 15 59 19 69 26 78 35 86 N"/>
          </draw:custom-shape>
          <draw:custom-shape draw:style-name="gr5" draw:text-style-name="P5" draw:layer="layout" svg:width="0.06cm" svg:height="0.054cm" draw:transform="rotate (-2.35619449019309) translate (22.565cm 13.444cm)">
            <text:p/>
            <draw:enhanced-geometry svg:viewBox="0 0 133 104" draw:type="non-primitive" draw:enhanced-path="M 133 0 L 133 0 127 11 123 22 118 35 115 46 109 59 104 69 97 79 89 87 89 87 80 93 70 97 58 99 47 100 36 102 24 102 12 103 0 104 N"/>
          </draw:custom-shape>
          <draw:custom-shape draw:style-name="gr5" draw:text-style-name="P5" draw:layer="layout" svg:width="0.011cm" svg:height="0.047cm" draw:transform="rotate (-2.35619449019309) translate (22.51cm 13.407cm)">
            <text:p/>
            <draw:enhanced-geometry svg:viewBox="0 0 27 87" draw:type="non-primitive" draw:enhanced-path="M 0 0 L 0 0 3 10 7 22 10 33 13 43 17 55 20 66 24 77 27 87 N"/>
          </draw:custom-shape>
          <draw:custom-shape draw:style-name="gr5" draw:text-style-name="P5" draw:layer="layout" svg:width="0.043cm" svg:height="0.018cm" draw:transform="rotate (-2.35619449019309) translate (22.499cm 13.303cm)">
            <text:p/>
            <draw:enhanced-geometry svg:viewBox="0 0 97 35" draw:type="non-primitive" draw:enhanced-path="M 97 0 L 97 0 84 5 72 9 60 14 48 18 36 23 24 26 13 31 0 35 N"/>
          </draw:custom-shape>
          <draw:custom-shape draw:style-name="gr5" draw:text-style-name="P5" draw:layer="layout" svg:width="0.028cm" svg:height="0.054cm" draw:transform="rotate (-2.35619449019309) translate (22.444cm 13.345cm)">
            <text:p/>
            <draw:enhanced-geometry svg:viewBox="0 0 69 103" draw:type="non-primitive" draw:enhanced-path="M 0 0 L 0 0 9 12 17 26 26 38 35 51 43 64 52 77 60 90 69 103 N"/>
          </draw:custom-shape>
          <draw:custom-shape draw:style-name="gr5" draw:text-style-name="P5" draw:layer="layout" svg:width="0.057cm" svg:height="0.004cm" draw:transform="rotate (-2.35619449019309) translate (22.472cm 13.212cm)">
            <text:p/>
            <draw:enhanced-geometry svg:viewBox="0 0 138 0" draw:type="non-primitive" draw:enhanced-path="M 138 0 L 138 0 119 0 97 0 75 0 52 0 32 0 14 0 4 0 0 0 N"/>
          </draw:custom-shape>
          <draw:custom-shape draw:style-name="gr5" draw:text-style-name="P5" draw:layer="layout" svg:width="0.021cm" svg:height="0.059cm" draw:transform="rotate (-2.35619449019309) translate (22.416cm 13.275cm)">
            <text:p/>
            <draw:enhanced-geometry svg:viewBox="0 0 53 105" draw:type="non-primitive" draw:enhanced-path="M 0 0 L 0 0 7 14 14 26 21 40 27 53 33 67 40 79 46 93 53 105 N"/>
          </draw:custom-shape>
          <draw:custom-shape draw:style-name="gr8" draw:text-style-name="P5" draw:layer="layout" svg:width="0.059cm" svg:height="0.09cm" draw:transform="rotate (-2.35619449019309) translate (23.249cm 14.8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5" draw:text-style-name="P5" draw:layer="layout" svg:width="0.059cm" svg:height="0.09cm" draw:transform="rotate (-2.35619449019309) translate (23.249cm 14.8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9" draw:text-style-name="P5" draw:layer="layout" svg:width="0.071cm" svg:height="0.099cm" draw:transform="rotate (-2.35619449019309) translate (23.3cm 14.8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5" draw:text-style-name="P5" draw:layer="layout" svg:width="0.071cm" svg:height="0.099cm" draw:transform="rotate (-2.35619449019309) translate (23.3cm 14.8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9" draw:text-style-name="P5" draw:layer="layout" svg:width="0.042cm" svg:height="0.019cm" draw:transform="rotate (-2.35619449019309) translate (23.309cm 14.844cm)">
            <text:p/>
            <draw:enhanced-geometry svg:viewBox="0 0 95 35" draw:type="non-primitive" draw:enhanced-path="M 95 18 L 87 15 80 13 72 9 64 6 56 3 50 1 42 0 34 1 28 4 22 6 18 11 13 14 9 18 5 24 2 30 0 35 95 18 Z N"/>
          </draw:custom-shape>
          <draw:custom-shape draw:style-name="gr5" draw:text-style-name="P5" draw:layer="layout" svg:width="0.042cm" svg:height="0.019cm" draw:transform="rotate (-2.35619449019309) translate (23.309cm 14.844cm)">
            <text:p/>
            <draw:enhanced-geometry svg:viewBox="0 0 95 35" draw:type="non-primitive" draw:enhanced-path="M 95 18 L 95 18 87 15 80 13 72 9 64 6 56 3 50 1 42 0 34 1 34 1 28 4 22 6 18 11 13 14 9 18 5 24 2 30 0 35 N"/>
          </draw:custom-shape>
          <draw:custom-shape draw:style-name="gr9" draw:text-style-name="P5" draw:layer="layout" svg:width="0.023cm" svg:height="0.02cm" draw:transform="rotate (-2.35619449019309) translate (23.279cm 14.861cm)">
            <text:p/>
            <draw:enhanced-geometry svg:viewBox="0 0 53 36" draw:type="non-primitive" draw:enhanced-path="M 53 0 L 46 5 38 8 31 12 23 15 16 19 10 23 4 29 0 36 53 0 Z N"/>
          </draw:custom-shape>
          <draw:custom-shape draw:style-name="gr5" draw:text-style-name="P5" draw:layer="layout" svg:width="0.023cm" svg:height="0.02cm" draw:transform="rotate (-2.35619449019309) translate (23.279cm 14.861cm)">
            <text:p/>
            <draw:enhanced-geometry svg:viewBox="0 0 53 36" draw:type="non-primitive" draw:enhanced-path="M 53 0 L 53 0 46 5 38 8 31 12 23 15 16 19 10 23 4 29 0 36 N"/>
          </draw:custom-shape>
          <draw:custom-shape draw:style-name="gr9" draw:text-style-name="P5" draw:layer="layout" svg:width="0.058cm" svg:height="0.04cm" draw:transform="rotate (-2.35619449019309) translate (23.093cm 15.05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5" draw:text-style-name="P5" draw:layer="layout" svg:width="0.058cm" svg:height="0.04cm" draw:transform="rotate (-2.35619449019309) translate (23.093cm 15.05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9" draw:text-style-name="P5" draw:layer="layout" svg:width="0.06cm" svg:height="0.064cm" draw:transform="rotate (-2.35619449019309) translate (23.076cm 15.02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5" draw:text-style-name="P5" draw:layer="layout" svg:width="0.06cm" svg:height="0.064cm" draw:transform="rotate (-2.35619449019309) translate (23.076cm 15.02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9" draw:text-style-name="P5" draw:layer="layout" svg:width="0.033cm" svg:height="0.04cm" draw:transform="rotate (-2.35619449019309) translate (23.28cm 14.83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5" draw:text-style-name="P5" draw:layer="layout" svg:width="0.033cm" svg:height="0.04cm" draw:transform="rotate (-2.35619449019309) translate (23.28cm 14.83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0" draw:text-style-name="P5" draw:layer="layout" svg:width="2.421cm" svg:height="1.839cm" svg:x="3.302cm" svg:y="7.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3.302cm" svg:y1="8.801cm" svg:x2="2.376cm" svg:y2="8.801cm">
          <text:p/>
        </draw:line>
        <draw:line draw:style-name="gr11" draw:text-style-name="P8" draw:layer="layout" svg:x1="2.383cm" svg:y1="8.801cm" svg:x2="2.484cm" svg:y2="15.621cm">
          <text:p/>
        </draw:line>
        <draw:line draw:style-name="gr15" draw:text-style-name="P8" draw:layer="layout" svg:x1="2.483cm" svg:y1="13.121cm" svg:x2="5.608cm" svg:y2="13.121cm">
          <text:p/>
        </draw:line>
        <draw:line draw:style-name="gr15" draw:text-style-name="P8" draw:layer="layout" svg:x1="2.484cm" svg:y1="15.621cm" svg:x2="5.609cm" svg:y2="15.621cm">
          <text:p/>
        </draw:lin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row expression</text:p>
          </draw:text-box>
        </draw:frame>
        <draw:frame presentation:style-name="pr2" draw:layer="layout" svg:width="25.199cm" svg:height="17cm" svg:x="1.4cm" svg:y="3cm" presentation:class="outline">
          <draw:text-box>
            <text:list text:style-name="L2">
              <text:list-item>
                <text:p>Stops normal “forward” execution</text:p>
              </text:list-item>
              <text:list-item>
                <text:p>The program starts to unwind backwards</text:p>
              </text:list-item>
            </text:list>
          </draw:text-box>
        </draw:frame>
        <draw:custom-shape draw:style-name="gr13" draw:text-style-name="P3" draw:layer="layout" svg:width="24.716cm" svg:height="10.398cm" svg:x="1.304cm" svg:y="8.42cm">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7">expression</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1" draw:text-style-name="P8" draw:layer="layout" svg:x1="13.445cm" svg:y1="11.521cm" svg:x2="18.251cm" svg:y2="11.521cm">
          <text:p/>
        </draw:line>
        <draw:line draw:style-name="gr15" draw:text-style-name="P8" draw:layer="layout" svg:x1="18.251cm" svg:y1="11.521cm" svg:x2="18.305cm" svg:y2="7.073cm">
          <text:p/>
        </draw:line>
        <draw:line draw:style-name="gr11" draw:text-style-name="P8" draw:layer="layout" svg:x1="17.009cm" svg:y1="16.705cm" svg:x2="18.953cm" svg:y2="16.705cm">
          <text:p/>
        </draw:line>
        <draw:line draw:style-name="gr15" draw:text-style-name="P8" draw:layer="layout" svg:x1="18.953cm" svg:y1="16.705cm" svg:x2="18.953cm" svg:y2="20.539cm">
          <text:p/>
        </draw:lin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esting throw as expected</text:p>
          </draw:text-box>
        </draw:frame>
        <draw:frame presentation:style-name="pr2" draw:layer="layout" svg:width="25.199cm" svg:height="13.86cm" svg:x="1.4cm" svg:y="3cm" presentation:class="outline">
          <draw:text-box>
            <text:list text:style-name="L2">
              <text:list-item>
                <text:p>Introducing the <text:span text:style-name="T8">try</text:span> and <text:span text:style-name="T8">catch</text:span> <text:span text:style-name="T9">keywords</text:span></text:p>
              </text:list-item>
            </text:list>
          </draw:text-box>
        </draw:frame>
        <draw:custom-shape draw:style-name="gr16" draw:text-style-name="P13" draw:layer="layout" svg:width="19.308cm" svg:height="12.27cm" svg:x="2.062cm" svg:y="5.872cm">
          <text:p><text:span text:style-name="T10">void average_of_empty_vector_throws()</text:span></text:p>
          <text:p><text:span text:style-name="T10">{</text:span></text:p>
          <text:p><text:span text:style-name="T10"><text:s text:c="4"/></text:span><text:span text:style-name="T10">std::vector&lt;double&gt; empty;</text:span></text:p>
          <text:p><text:span text:style-name="T10"><text:s text:c="4"/></text:span><text:span text:style-name="T10">try</text:span></text:p>
          <text:p><text:span text:style-name="T10"><text:s text:c="4"/></text:span><text:span text:style-name="T10">{</text:span></text:p>
          <text:p><text:span text:style-name="T10"><text:s text:c="8"/></text:span><text:span text:style-name="T10">average(empty);</text:span></text:p>
          <text:p><text:span text:style-name="T10"><text:s text:c="8"/></text:span><text:span text:style-name="T10">assert(false);</text:span></text:p>
          <text:p><text:span text:style-name="T10"><text:s text:c="4"/></text:span><text:span text:style-name="T10">}</text:span></text:p>
          <text:p><text:span text:style-name="T10"><text:s text:c="4"/></text:span><text:span text:style-name="T10">catch (...)</text:span></text:p>
          <text:p><text:span text:style-name="T10"><text:s text:c="4"/></text:span><text:span text:style-name="T10">{</text:span></text:p>
          <text:p><text:span text:style-name="T10"><text:s text:c="8"/></text:span><text:span text:style-name="T10">assert(true);</text:span></text:p>
          <text:p><text:span text:style-name="T10"><text:s text:c="4"/></text:span><text:span text:style-name="T10">}</text:span></text:p>
          <text:p><text:span text:style-name="T10">}</text:span></text:p>
          <draw:enhanced-geometry svg:viewBox="0 0 21600 21600" draw:type="rectangle" draw:enhanced-path="M 0 0 L 21600 0 21600 21600 0 21600 0 0 Z N"/>
        </draw:custom-shape>
        <draw:custom-shape draw:style-name="gr21" draw:text-style-name="P7" draw:layer="layout" svg:width="5.425cm" svg:height="3.716cm" svg:x="21.89cm" svg:y="10.067cm">
          <text:p text:style-name="P6"><text:span text:style-name="T4">flow should </text:span><text:span text:style-name="T11">not</text:span><text:span text:style-name="T4"> reach here</text:span></text:p>
          <draw:enhanced-geometry svg:viewBox="0 0 21600 21600" draw:mirror-vertical="false" draw:type="mso-spt202" draw:enhanced-path="M 0 0 L 21600 0 21600 21600 0 21600 0 0 Z N"/>
        </draw:custom-shape>
        <draw:line draw:style-name="gr15" draw:text-style-name="P8" draw:layer="layout" svg:x1="21.37cm" svg:y1="11.933cm" svg:x2="13.715cm" svg:y2="12.041cm">
          <text:p/>
        </draw:line>
        <draw:custom-shape draw:style-name="gr21" draw:text-style-name="P7" draw:layer="layout" svg:width="5.425cm" svg:height="5.761cm" svg:x="21.853cm" svg:y="13.155cm">
          <text:p text:style-name="P6"><text:span text:style-name="T4">catch-all</text:span></text:p>
          <text:p text:style-name="P6"><text:span text:style-name="T4">the ... is part of the syntax and not ellision!</text:span></text:p>
          <draw:enhanced-geometry svg:viewBox="0 0 21600 21600" draw:mirror-vertical="false" draw:type="mso-spt202" draw:enhanced-path="M 0 0 L 21600 0 21600 21600 0 21600 0 0 Z N"/>
        </draw:custom-shape>
        <draw:line draw:style-name="gr15" draw:text-style-name="P8" draw:layer="layout" svg:x1="21.37cm" svg:y1="13.861cm" svg:x2="10.151cm" svg:y2="13.915cm">
          <text:p/>
        </draw:line>
        <draw:line draw:style-name="gr15" draw:text-style-name="P8" draw:layer="layout" svg:x1="2.915cm" svg:y1="9.238cm" svg:x2="4.125cm" svg:y2="9.238cm">
          <text:p/>
        </draw:line>
        <draw:line draw:style-name="gr15" draw:text-style-name="P8" draw:layer="layout" svg:x1="2.915cm" svg:y1="13.838cm" svg:x2="4.125cm" svg:y2="13.838cm">
          <text:p/>
        </draw:lin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tandard Exception Classes</text:p>
          </draw:text-box>
        </draw:frame>
        <draw:frame presentation:style-name="pr2" draw:layer="layout" svg:width="25.199cm" svg:height="17cm" svg:x="1.4cm" svg:y="3cm" presentation:class="outline">
          <draw:text-box>
            <text:list text:style-name="L2">
              <text:list-item>
                <text:p>Live in &lt;stdexcept&gt;</text:p>
              </text:list-item>
            </text:list>
          </draw:text-box>
        </draw:frame>
        <draw:custom-shape draw:style-name="gr16" draw:text-style-name="P3" draw:layer="layout" svg:width="14.006cm" svg:height="15.51cm" svg:x="1.503cm" svg:y="4.652cm">
          <text:p><text:span text:style-name="T2">namespace std</text:span></text:p>
          <text:p><text:span text:style-name="T2">{</text:span></text:p>
          <text:p><text:span text:style-name="T2"><text:s text:c="4"/></text:span><text:span text:style-name="T2">exception;</text:span></text:p>
          <text:p><text:span text:style-name="T2"><text:s text:c="8"/></text:span><text:span text:style-name="T2">bad_cast;</text:span></text:p>
          <text:p><text:span text:style-name="T2"><text:s text:c="8"/></text:span><text:span text:style-name="T2">bad_typeid;</text:span></text:p>
          <text:p><text:span text:style-name="T2"><text:s text:c="8"/></text:span><text:span text:style-name="T2">bad_alloc;</text:span></text:p>
          <text:p><text:span text:style-name="T2"><text:s text:c="8"/></text:span><text:span text:style-name="T2">bad_exception;</text:span></text:p>
          <text:p><text:span text:style-name="T2"><text:s text:c="8"/></text:span><text:span text:style-name="T2">logic_error;</text:span></text:p>
          <text:p><text:span text:style-name="T2"><text:s text:c="12"/></text:span><text:span text:style-name="T2">domain_error;</text:span></text:p>
          <text:p><text:span text:style-name="T2"><text:s text:c="12"/></text:span><text:span text:style-name="T2">invalid_argument;</text:span></text:p>
          <text:p><text:span text:style-name="T2"><text:s text:c="12"/></text:span><text:span text:style-name="T2">length_error;</text:span></text:p>
          <text:p><text:span text:style-name="T2"><text:s text:c="12"/></text:span><text:span text:style-name="T2">out_of_range;</text:span></text:p>
          <text:p><text:span text:style-name="T2"><text:s text:c="8"/></text:span><text:span text:style-name="T2">runtime_error;</text:span></text:p>
          <text:p><text:span text:style-name="T2"><text:s text:c="12"/></text:span><text:span text:style-name="T2">range_error;</text:span></text:p>
          <text:p><text:span text:style-name="T2"><text:s text:c="12"/></text:span><text:span text:style-name="T2">overflow_error;</text:span></text:p>
          <text:p><text:span text:style-name="T2"><text:s text:c="12"/></text:span><text:span text:style-name="T2">underflow_error;</text:span></text:p>
          <text:p><text:span text:style-name="T2"><text:s text:c="8"/></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7" draw:layer="layout" svg:width="8.832cm" svg:height="1.434cm" svg:x="15.902cm" svg:y="8.851cm">
          <text:p text:style-name="P6"><text:span text:style-name="T4">thrown by new</text:span></text:p>
          <draw:enhanced-geometry svg:viewBox="0 0 21600 21600" draw:mirror-vertical="false" draw:type="mso-spt202" draw:enhanced-path="M 0 0 L 21600 0 21600 21600 0 21600 0 0 Z N"/>
        </draw:custom-shape>
        <draw:custom-shape draw:style-name="gr22" draw:text-style-name="P7" draw:layer="layout" svg:width="8.832cm" svg:height="1.434cm" svg:x="15.902cm" svg:y="7.851cm">
          <text:p text:style-name="P6"><text:span text:style-name="T4">thrown by typeid</text:span></text:p>
          <draw:enhanced-geometry svg:viewBox="0 0 21600 21600" draw:mirror-vertical="false" draw:type="mso-spt202" draw:enhanced-path="M 0 0 L 21600 0 21600 21600 0 21600 0 0 Z N"/>
        </draw:custom-shape>
        <draw:custom-shape draw:style-name="gr22" draw:text-style-name="P7" draw:layer="layout" svg:width="8.832cm" svg:height="1.434cm" svg:x="15.902cm" svg:y="6.851cm">
          <text:p text:style-name="P6"><text:span text:style-name="T4">thrown by dynamic_cast</text:span></text:p>
          <draw:enhanced-geometry svg:viewBox="0 0 21600 21600" draw:mirror-vertical="false" draw:type="mso-spt202" draw:enhanced-path="M 0 0 L 21600 0 21600 21600 0 21600 0 0 Z N"/>
        </draw:custom-shape>
        <draw:custom-shape draw:style-name="gr22" draw:text-style-name="P7" draw:layer="layout" svg:width="8.832cm" svg:height="1.434cm" svg:x="15.902cm" svg:y="10.451cm">
          <text:p text:style-name="P6"><text:span text:style-name="T4">blah</text:span></text:p>
          <draw:enhanced-geometry svg:viewBox="0 0 21600 21600" draw:mirror-vertical="false" draw:type="mso-spt202" draw:enhanced-path="M 0 0 L 21600 0 21600 21600 0 21600 0 0 Z N"/>
        </draw:custom-shape>
        <draw:custom-shape draw:style-name="gr22" draw:text-style-name="P7" draw:layer="layout" svg:width="8.832cm" svg:height="1.434cm" svg:x="15.902cm" svg:y="14.751cm">
          <text:p text:style-name="P6"><text:span text:style-name="T4">blah blah</text:span></text:p>
          <draw:enhanced-geometry svg:viewBox="0 0 21600 21600" draw:mirror-vertical="false" draw:type="mso-spt202" draw:enhanced-path="M 0 0 L 21600 0 21600 21600 0 21600 0 0 Z N"/>
        </draw:custom-shape>
        <draw:line draw:style-name="gr15" draw:text-style-name="P8" draw:layer="layout" svg:x1="15.509cm" svg:y1="7.667cm" svg:x2="9.827cm" svg:y2="7.667cm">
          <text:p/>
        </draw:line>
        <draw:line draw:style-name="gr15" draw:text-style-name="P8" draw:layer="layout" svg:x1="15.509cm" svg:y1="8.567cm" svg:x2="10.427cm" svg:y2="8.567cm">
          <text:p/>
        </draw:line>
        <draw:line draw:style-name="gr15" draw:text-style-name="P8" draw:layer="layout" svg:x1="15.509cm" svg:y1="9.367cm" svg:x2="10.427cm" svg:y2="9.367cm">
          <text:p/>
        </draw:line>
        <draw:line draw:style-name="gr15" draw:text-style-name="P8" draw:layer="layout" svg:x1="15.509cm" svg:y1="11.241cm" svg:x2="11.345cm" svg:y2="11.211cm">
          <text:p/>
        </draw:line>
        <draw:line draw:style-name="gr15" draw:text-style-name="P8" draw:layer="layout" svg:x1="15.509cm" svg:y1="15.443cm" svg:x2="12.095cm" svg:y2="15.443cm">
          <text:p/>
        </draw:lin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The exception Base Class</text:p>
          </draw:text-box>
        </draw:frame>
        <draw:frame presentation:style-name="pr2" draw:layer="layout" svg:width="25.199cm" svg:height="17cm" svg:x="1.4cm" svg:y="3cm" presentation:class="outline">
          <draw:text-box>
            <text:list text:style-name="L2">
              <text:list-item>
                <text:p>Lives in &lt;except&gt;, n<text:span text:style-name="T12">ot</text:span> a great piece of design...</text:p>
              </text:list-item>
            </text:list>
          </draw:text-box>
        </draw:frame>
        <draw:custom-shape draw:style-name="gr16" draw:text-style-name="P13" draw:layer="layout" svg:width="25.407cm" svg:height="13.201cm" svg:x="1.192cm" svg:y="5.77cm">
          <text:p><text:span text:style-name="T10">namespace std</text:span></text:p>
          <text:p><text:span text:style-name="T10">{</text:span></text:p>
          <text:p><text:span text:style-name="T10"><text:s text:c="4"/></text:span><text:span text:style-name="T10">class exception</text:span></text:p>
          <text:p><text:span text:style-name="T10"><text:s text:c="4"/></text:span><text:span text:style-name="T10">{</text:span></text:p>
          <text:p><text:span text:style-name="T10"><text:s text:c="4"/></text:span><text:span text:style-name="T10">public:</text:span></text:p>
          <text:p><text:span text:style-name="T10"><text:s text:c="8"/></text:span><text:span text:style-name="T10">exception();</text:span></text:p>
          <text:p><text:span text:style-name="T10"><text:s text:c="8"/></text:span><text:span text:style-name="T10">virtual ~exception();</text:span></text:p>
          <text:p><text:span text:style-name="T10"><text:s text:c="8"/></text:span><text:span text:style-name="T10">exception(const exception &amp;);</text:span></text:p>
          <text:p><text:span text:style-name="T10"><text:s text:c="8"/></text:span><text:span text:style-name="T10">exception &amp; operator=(const exception &amp;);</text:span></text:p>
          <text:p><text:span text:style-name="T10"><text:s text:c="8"/></text:span><text:span text:style-name="T10">virtual const char * what() const;</text:span></text:p>
          <text:p><text:span text:style-name="T10"><text:s text:c="4"/></text:span><text:span text:style-name="T10">private:</text:span></text:p>
          <text:p><text:span text:style-name="T10"><text:s text:c="8"/></text:span><text:span text:style-name="T10">...</text:span></text:p>
          <text:p><text:span text:style-name="T10"><text:s text:c="4"/></text:span><text:span text:style-name="T10">};</text:span></text:p>
          <text:p><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actored test</text:p>
          </draw:text-box>
        </draw:frame>
        <draw:frame presentation:style-name="pr2" draw:layer="layout" svg:width="25.199cm" svg:height="17cm" svg:x="1.4cm" svg:y="3cm" presentation:class="outline">
          <draw:text-box>
            <text:list text:style-name="L2">
              <text:list-item>
                <text:p>Passes only if <text:span text:style-name="T12">specific</text:span> exception is thrown</text:p>
              </text:list-item>
            </text:list>
          </draw:text-box>
        </draw:frame>
        <draw:custom-shape draw:style-name="gr23" draw:text-style-name="P13" draw:layer="layout" svg:width="19.308cm" svg:height="13.201cm" svg:x="2.062cm" svg:y="5.872cm">
          <text:p><text:span text:style-name="T10">void average_of_empty_vector_throws()</text:span></text:p>
          <text:p><text:span text:style-name="T10">{</text:span></text:p>
          <text:p><text:span text:style-name="T10"><text:s text:c="4"/></text:span><text:span text:style-name="T10">std::vector&lt;double&gt; empty;</text:span></text:p>
          <text:p><text:span text:style-name="T10"><text:s text:c="4"/></text:span><text:span text:style-name="T10">try</text:span></text:p>
          <text:p><text:span text:style-name="T10"><text:s text:c="4"/></text:span><text:span text:style-name="T10">{</text:span></text:p>
          <text:p><text:span text:style-name="T10"><text:s text:c="8"/></text:span><text:span text:style-name="T10">average(empty);</text:span></text:p>
          <text:p><text:span text:style-name="T10"><text:s text:c="8"/></text:span><text:span text:style-name="T10">assert(false);</text:span></text:p>
          <text:p><text:span text:style-name="T10"><text:s text:c="4"/></text:span><text:span text:style-name="T10">}</text:span></text:p>
          <text:p><text:span text:style-name="T10"><text:s text:c="4"/></text:span><text:span text:style-name="T10">catch (invalid_argument &amp;)</text:span></text:p>
          <text:p><text:span text:style-name="T10"><text:s text:c="4"/></text:span><text:span text:style-name="T10">{</text:span></text:p>
          <text:p><text:span text:style-name="T10"><text:s text:c="8"/></text:span><text:span text:style-name="T10">assert(true);</text:span></text:p>
          <text:p><text:span text:style-name="T10"><text:s text:c="4"/></text:span><text:span text:style-name="T10">}</text:span></text:p>
          <text:p><text:span text:style-name="T10"><text:s text:c="4"/></text:span><text:span text:style-name="T10">assert(false);</text:span></text:p>
          <text:p><text:span text:style-name="T10">}</text:span></text:p>
          <draw:enhanced-geometry svg:viewBox="0 0 21600 21600" draw:type="rectangle" draw:enhanced-path="M 0 0 L 21600 0 21600 21600 0 21600 0 0 Z N"/>
        </draw:custom-shape>
        <draw:custom-shape draw:style-name="gr22" draw:text-style-name="P7" draw:layer="layout" svg:width="4.509cm" svg:height="2.461cm" svg:x="21.943cm" svg:y="13.069cm">
          <text:p text:style-name="P6"><text:span text:style-name="T4">catch by reference</text:span></text:p>
          <draw:enhanced-geometry svg:viewBox="0 0 21600 21600" draw:mirror-vertical="false" draw:type="mso-spt202" draw:enhanced-path="M 0 0 L 21600 0 21600 21600 0 21600 0 0 Z N"/>
        </draw:custom-shape>
        <draw:line draw:style-name="gr15" draw:text-style-name="P8" draw:layer="layout" svg:x1="21.37cm" svg:y1="13.877cm" svg:x2="17.819cm" svg:y2="13.931cm">
          <text:p/>
        </draw:lin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factored average</text:p>
          </draw:text-box>
        </draw:frame>
        <draw:frame presentation:style-name="pr2" draw:layer="layout" svg:width="25.199cm" svg:height="17cm" svg:x="1.4cm" svg:y="3cm" presentation:class="outline">
          <draw:text-box>
            <text:list text:style-name="L2">
              <text:list-item>
                <text:p>To make the test pass</text:p>
              </text:list-item>
            </text:list>
          </draw:text-box>
        </draw:frame>
        <draw:custom-shape draw:style-name="gr13" draw:text-style-name="P3" draw:layer="layout" svg:width="24.716cm" svg:height="12.102cm" svg:x="1.597cm" svg:y="5.377cm">
          <text:p><text:span text:style-name="T2">#include &lt;stdexcept&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7">std::invalid_argument()</text:span><text:span text:style-name="T2">;</text:span></text:p>
          <text:p><text:span text:style-name="T2"><text:s text:c="4"/></text:span><text:span text:style-name="T2">else</text:span></text:p>
          <text:p><text:span text:style-name="T2"><text:s text:c="4"/></text:span><text:span text:style-name="T2">{</text:span></text:p>
          <text:p><text:span text:style-name="T2"><text:s text:c="8"/></text:span><text:span text:style-name="T2">double sum = 0.0;</text:span></text:p>
          <text:p><text:span text:style-name="T2"><text:s text:c="8"/></text:span><text:span text:style-name="T2">for (size_t at = 0; at != data.size(); at++)</text:span></text:p>
          <text:p><text:span text:style-name="T2"><text:s text:c="12"/></text:span><text:span text:style-name="T2">sum += data[at];</text:span></text:p>
          <text:p><text:span text:style-name="T2"><text:s text:c="8"/></text:span><text:span text:style-name="T2">return sum / data.size();</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line draw:style-name="gr15" draw:text-style-name="P8" draw:layer="layout" svg:x1="23.133cm" svg:y1="9.322cm" svg:x2="19.84cm" svg:y2="9.376cm">
          <text:p/>
        </draw:line>
        <draw:custom-shape draw:style-name="gr24" draw:text-style-name="P14" draw:layer="layout" svg:width="3.402cm" svg:height="3.295cm" svg:x="23.197cm" svg:y="13.99cm">
          <text:p text:style-name="P6"><text:span text:style-name="T13"></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DSDSDS</text:p>
          </draw:text-box>
        </draw:frame>
        <draw:frame presentation:style-name="pr2" draw:layer="layout" svg:width="25.199cm" svg:height="17cm" svg:x="1.4cm" svg:y="3cm" presentation:class="outline">
          <draw:text-box>
            <text:list text:style-name="L2">
              <text:list-item>
                <text:p>catch by reference, preferrably const</text:p>
              </text:list-item>
              <text:list-item>
                <text:p>could do another step... bug in following</text:p>
              </text:list-item>
            </text:list>
          </draw:text-box>
        </draw:frame>
        <draw:custom-shape draw:style-name="gr25" draw:text-style-name="P13" draw:layer="layout" svg:width="17.783cm" svg:height="3.891cm" svg:x="5.486cm" svg:y="12.5cm">
          <text:p><text:span text:style-name="T10">catch (invalid_argument &amp; error)</text:span></text:p>
          <text:p><text:span text:style-name="T10">{</text:span></text:p>
          <text:p><text:span text:style-name="T10"><text:s text:c="4"/></text:span><text:span text:style-name="T10">assert(error.what() == “...”);</text:span></text:p>
          <text:p><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bject Lifetime</text:p>
          </draw:text-box>
        </draw:frame>
        <draw:frame presentation:style-name="pr2" draw:layer="layout" svg:width="25.199cm" svg:height="17cm" svg:x="1.4cm" svg:y="3cm" presentation:class="outline">
          <draw:text-box>
            <text:list text:style-name="L2">
              <text:list-item>
                <text:p>A fully constructed object will have it's destructor called when it goes out of scope - regardless of how it goes out of scope</text:p>
              </text:list-item>
            </text:list>
          </draw:text-box>
        </draw:frame>
        <draw:custom-shape draw:style-name="gr26" draw:text-style-name="P13" draw:layer="layout" svg:width="9.684cm" svg:height="3.891cm" svg:x="2.716cm" svg:y="9.109cm">
          <text:p><text:span text:style-name="T10">void f()</text:span></text:p>
          <text:p><text:span text:style-name="T10">{</text:span></text:p>
          <text:p><text:span text:style-name="T10"><text:s text:c="4"/></text:span><text:span text:style-name="T10">wibble w;</text:span></text:p>
          <text:p><text:span text:style-name="T10">}</text:span></text:p>
          <draw:enhanced-geometry svg:viewBox="0 0 21600 21600" draw:type="rectangle" draw:enhanced-path="M 0 0 L 21600 0 21600 21600 0 21600 0 0 Z N"/>
        </draw:custom-shape>
        <draw:custom-shape draw:style-name="gr27" draw:text-style-name="P13" draw:layer="layout" svg:width="9.684cm" svg:height="4.822cm" svg:x="15.4cm" svg:y="12.178cm">
          <text:p><text:span text:style-name="T10">void f()</text:span></text:p>
          <text:p><text:span text:style-name="T10">{</text:span></text:p>
          <text:p><text:span text:style-name="T10"><text:s text:c="4"/></text:span><text:span text:style-name="T10">wibble w;</text:span></text:p>
          <text:p><text:span text:style-name="T10"><text:s text:c="4"/></text:span><text:span text:style-name="T10">throw ...;</text:span></text:p>
          <text:p><text:span text:style-name="T10">}</text:span></text:p>
          <draw:enhanced-geometry svg:viewBox="0 0 21600 21600" draw:type="rectangle" draw:enhanced-path="M 0 0 L 21600 0 21600 21600 0 21600 0 0 Z N"/>
        </draw:custom-shape>
        <draw:line draw:style-name="gr11" draw:text-style-name="P8" draw:layer="layout" svg:x1="23.002cm" svg:y1="15.5cm" svg:x2="25.1cm" svg:y2="15.5cm">
          <text:p/>
        </draw:line>
        <draw:line draw:style-name="gr14" draw:text-style-name="P8" draw:layer="layout" svg:x1="25.2cm" svg:y1="15.5cm" svg:x2="26.2cm" svg:y2="15.5cm">
          <text:p/>
        </draw:line>
        <draw:line draw:style-name="gr12" draw:text-style-name="P8" draw:layer="layout" svg:x1="26.2cm" svg:y1="15.5cm" svg:x2="26.2cm" svg:y2="11.5cm">
          <text:p/>
        </draw:line>
        <draw:custom-shape draw:style-name="gr20" draw:text-style-name="P5" draw:layer="layout" svg:width="1.743cm" svg:height="1.397cm" svg:x="15.157cm" svg:y="12.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13.993cm" svg:y1="9.539cm" svg:x2="14cm" svg:y2="13.6cm">
          <text:p/>
        </draw:line>
        <draw:line draw:style-name="gr14" draw:text-style-name="P8" draw:layer="layout" svg:x1="15cm" svg:y1="13.6cm" svg:x2="14cm" svg:y2="13.6cm">
          <text:p/>
        </draw:line>
        <draw:line draw:style-name="gr12" draw:text-style-name="P8" draw:layer="layout" svg:x1="14cm" svg:y1="9.539cm" svg:x2="16.5cm" svg:y2="9.539cm">
          <text:p/>
        </draw:line>
        <draw:custom-shape draw:style-name="gr28" draw:text-style-name="P13" draw:layer="layout" svg:width="6.5cm" svg:height="1.098cm" svg:x="16.83cm" svg:y="9.072cm">
          <text:p><text:span text:style-name="T10">w.~wibble()</text:span></text:p>
          <draw:enhanced-geometry svg:viewBox="0 0 21600 21600" draw:type="rectangle" draw:enhanced-path="M 0 0 L 21600 0 21600 21600 0 21600 0 0 Z N"/>
        </draw:custom-shape>
        <draw:custom-shape draw:style-name="gr20" draw:text-style-name="P5" draw:layer="layout" svg:width="1.743cm" svg:height="1.397cm" svg:x="2.358cm" svg:y="11.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8" draw:layer="layout" svg:x1="2.3cm" svg:y1="12.5cm" svg:x2="1cm" svg:y2="12.5cm">
          <text:p/>
        </draw:line>
        <draw:line draw:style-name="gr14" draw:text-style-name="P8" draw:layer="layout" svg:x1="1cm" svg:y1="12.5cm" svg:x2="1cm" svg:y2="16.5cm">
          <text:p/>
        </draw:line>
        <draw:line draw:style-name="gr12" draw:text-style-name="P8" draw:layer="layout" svg:x1="1cm" svg:y1="16.5cm" svg:x2="4.5cm" svg:y2="16.5cm">
          <text:p/>
        </draw:line>
        <draw:custom-shape draw:style-name="gr29" draw:text-style-name="P13" draw:layer="layout" svg:width="6.5cm" svg:height="1.098cm" svg:x="4.7cm" svg:y="16cm">
          <text:p><text:span text:style-name="T10">w.~wibbl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Resource Acquisition is Initialization</text:p>
          </draw:text-box>
        </draw:frame>
        <draw:frame presentation:style-name="pr2" draw:layer="layout" svg:width="25.199cm" svg:height="17cm" svg:x="1.4cm" svg:y="3cm" presentation:class="outline" presentation:user-transformed="true">
          <draw:text-box>
            <text:list text:style-name="L2">
              <text:list-item>
                <text:p>Acquire a resource in a constructor so you can <text:span text:style-name="T12">automatically</text:span> release it in the destructor</text:p>
              </text:list-item>
            </text:list>
          </draw:text-box>
        </draw:frame>
        <draw:custom-shape draw:style-name="gr25" draw:text-style-name="P3" draw:layer="layout" svg:width="16.799cm" svg:height="12.954cm" svg:x="1.4cm" svg:y="6.204cm">
          <text:p><text:span text:style-name="T2">class auto_ptr</text:span></text:p>
          <text:p><text:span text:style-name="T2">{</text:span></text:p>
          <text:p><text:span text:style-name="T2">public:</text:span></text:p>
          <text:p><text:span text:style-name="T2"><text:s text:c="4"/></text:span><text:span text:style-name="T2">explicit auto_ptr(wibble * ptr)</text:span></text:p>
          <text:p><text:span text:style-name="T2"><text:s text:c="8"/></text:span><text:span text:style-name="T2">: ptr(ptr) </text:span></text:p>
          <text:p><text:span text:style-name="T2"><text:s text:c="4"/></text:span><text:span text:style-name="T2">{</text:span></text:p>
          <text:p><text:span text:style-name="T2"><text:s text:c="4"/></text:span><text:span text:style-name="T2">}</text:span></text:p>
          <text:p><text:span text:style-name="T2"><text:s text:c="4"/></text:span><text:span text:style-name="T2">~auto_ptr()</text:span></text:p>
          <text:p><text:span text:style-name="T2"><text:s text:c="4"/></text:span><text:span text:style-name="T2">{</text:span></text:p>
          <text:p><text:span text:style-name="T2"><text:s text:c="8"/></text:span><text:span text:style-name="T2">delete ptr;</text:span></text:p>
          <text:p><text:span text:style-name="T2"><text:s text:c="4"/></text:span><text:span text:style-name="T2">}</text:span></text:p>
          <text:p><text:span text:style-name="T2"><text:s text:c="4"/></text:span><text:span text:style-name="T2">...</text:span></text:p>
          <text:p><text:span text:style-name="T2">private:</text:span></text:p>
          <text:p><text:span text:style-name="T2"><text:s text:c="4"/></text:span><text:span text:style-name="T2">wibble * ptr;</text:span></text:p>
          <text:p><text:span text:style-name="T2">};</text:span></text:p>
          <draw:enhanced-geometry svg:viewBox="0 0 21600 21600" draw:type="rectangle" draw:enhanced-path="M 0 0 L 21600 0 21600 21600 0 21600 0 0 Z N"/>
        </draw:custom-shape>
        <draw:custom-shape draw:style-name="gr16" draw:text-style-name="P3" draw:layer="layout" svg:width="14.937cm" svg:height="4.434cm" svg:x="11.662cm" svg:y="10.934cm">
          <text:p><text:span text:style-name="T2">void f()</text:span></text:p>
          <text:p><text:span text:style-name="T2">{</text:span></text:p>
          <text:p><text:span text:style-name="T2"><text:s text:c="4"/></text:span><text:span text:style-name="T2">auto_ptr ptr(new wibble());</text:span></text:p>
          <text:p><text:span text:style-name="T2"><text:s text:c="4"/></text:span><text:span text:style-name="T2">... <text:s/></text:span></text:p>
          <text:p><text:span text:style-name="T2">}</text:span></text:p>
          <draw:enhanced-geometry svg:viewBox="0 0 21600 21600" draw:type="rectangle" draw:enhanced-path="M 0 0 L 21600 0 21600 21600 0 21600 0 0 Z N"/>
        </draw:custom-shape>
        <draw:custom-shape draw:style-name="gr20" draw:text-style-name="P5" draw:layer="layout" svg:width="1.743cm" svg:height="1.397cm" svg:x="11.259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1.743cm" svg:height="1.397cm" svg:x="11.26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8" draw:layer="layout" svg:x1="11.26cm" svg:y1="12.365cm" svg:x2="10.583cm" svg:y2="12.365cm">
          <text:p/>
        </draw:line>
        <draw:line draw:style-name="gr11" draw:text-style-name="P8" draw:layer="layout" svg:x1="11.261cm" svg:y1="14.865cm" svg:x2="10.584cm" svg:y2="14.865cm">
          <text:p/>
        </draw:line>
        <draw:line draw:style-name="gr11" draw:text-style-name="P8" draw:layer="layout" svg:x1="10.637cm" svg:y1="14.865cm" svg:x2="10.637cm" svg:y2="17.009cm">
          <text:p/>
        </draw:line>
        <draw:custom-shape draw:style-name="gr30" draw:text-style-name="P13" draw:layer="layout" svg:width="8.126cm" svg:height="1.098cm" svg:x="14.291cm" svg:y="16.5cm">
          <text:p><text:span text:style-name="T10">ptr.~auto_ptr()</text:span></text:p>
          <draw:enhanced-geometry svg:viewBox="0 0 21600 21600" draw:type="rectangle" draw:enhanced-path="M 0 0 L 21600 0 21600 21600 0 21600 0 0 Z N"/>
        </draw:custom-shape>
        <draw:line draw:style-name="gr15" draw:text-style-name="P8" draw:layer="layout" svg:x1="10.583cm" svg:y1="17.009cm" svg:x2="14.091cm" svg:y2="17.009cm">
          <text:p/>
        </draw:line>
        <draw:custom-shape draw:style-name="gr31" draw:text-style-name="P13" draw:layer="layout" svg:width="8.126cm" svg:height="1.098cm" svg:x="14.267cm" svg:y="6.918cm">
          <text:p><text:span text:style-name="T10">ptr.~auto_ptr()</text:span></text:p>
          <draw:enhanced-geometry svg:viewBox="0 0 21600 21600" draw:type="rectangle" draw:enhanced-path="M 0 0 L 21600 0 21600 21600 0 21600 0 0 Z N"/>
        </draw:custom-shape>
        <draw:line draw:style-name="gr11" draw:text-style-name="P8" draw:layer="layout" svg:x1="10.583cm" svg:y1="12.365cm" svg:x2="10.583cm" svg:y2="7.505cm">
          <text:p/>
        </draw:line>
        <draw:line draw:style-name="gr15" draw:text-style-name="P8" draw:layer="layout" svg:x1="10.583cm" svg:y1="7.505cm" svg:x2="13.931cm" svg:y2="7.451cm">
          <text:p/>
        </draw:line>
        <draw:line draw:style-name="gr15" draw:text-style-name="P8" draw:layer="layout" svg:x1="20.519cm" svg:y1="15.009cm" svg:x2="20.519cm" svg:y2="13.497cm">
          <text:p/>
        </draw:line>
        <draw:line draw:style-name="gr32" draw:text-style-name="P8" draw:layer="layout" svg:x1="6.857cm" svg:y1="16.197cm" svg:x2="6.857cm" svg:y2="14.685cm">
          <text:p/>
        </draw:line>
        <presentation:notes draw:style-name="dp2">
          <draw:page-thumbnail draw:style-name="gr1" draw:layer="layout" svg:width="14.848cm" svg:height="11.136cm" svg:x="3.075cm" svg:y="2.257cm" draw:page-number="14" presentation:class="page"/>
          <draw:frame presentation:style-name="pr3"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ing</text:p>
          </draw:text-box>
        </draw:frame>
        <draw:frame presentation:style-name="pr2" draw:layer="layout" svg:width="25.199cm" svg:height="17cm" svg:x="1.4cm" svg:y="3cm" presentation:class="outline">
          <draw:text-box>
            <text:list text:style-name="L2">
              <text:list-item>
                <text:p>#include &lt;memory&gt; for std::auto_ptr</text:p>
              </text:list-item>
            </text:list>
          </draw:text-box>
        </draw:frame>
        <draw:custom-shape draw:style-name="gr33" draw:text-style-name="P3" draw:layer="layout" svg:width="16.799cm" svg:height="9.013cm" svg:x="2.264cm" svg:y="5.304cm">
          <text:p><text:span text:style-name="T2">template&lt;typename Type&gt;</text:span></text:p>
          <text:p><text:span text:style-name="T2">class auto_ptr</text:span></text:p>
          <text:p><text:span text:style-name="T2">{</text:span></text:p>
          <text:p><text:span text:style-name="T2">public:</text:span></text:p>
          <text:p><text:span text:style-name="T2"><text:s text:c="4"/></text:span><text:span text:style-name="T2">explicit auto_ptr(Type * ptr);</text:span></text:p>
          <text:p><text:span text:style-name="T2"><text:s text:c="4"/></text:span><text:span text:style-name="T2">~auto_ptr();</text:span></text:p>
          <text:p><text:span text:style-name="T2"><text:s text:c="4"/></text:span><text:span text:style-name="T2">...</text:span></text:p>
          <text:p><text:span text:style-name="T2">private:</text:span></text:p>
          <text:p><text:span text:style-name="T2"><text:s text:c="4"/></text:span><text:span text:style-name="T2">Type * ptr;</text:span></text:p>
          <text:p><text:span text:style-name="T2">};</text:span></text:p>
          <draw:enhanced-geometry svg:viewBox="0 0 21600 21600" draw:type="rectangle" draw:enhanced-path="M 0 0 L 21600 0 21600 21600 0 21600 0 0 Z N"/>
        </draw:custom-shape>
        <draw:custom-shape draw:style-name="gr34" draw:text-style-name="P3" draw:layer="layout" svg:width="20.991cm" svg:height="6.138cm" svg:x="5.424cm" svg:y="13.718cm">
          <text:p><text:span text:style-name="T2">#include &lt;memory&gt;</text:span></text:p>
          <text:p><text:span text:style-name="T2"/></text:p>
          <text:p><text:span text:style-name="T2">void f()</text:span></text:p>
          <text:p><text:span text:style-name="T2">{</text:span></text:p>
          <text:p><text:span text:style-name="T2"><text:s text:c="4"/></text:span><text:span text:style-name="T2">std::auto_ptr&lt;wibble&gt; ptr(new wibble());</text:span></text:p>
          <text:p><text:span text:style-name="T2"><text:s text:c="4"/></text:span><text:span text:style-name="T2">... <text:s/></text:span></text:p>
          <text:p><text:span text:style-name="T2">}</text:span></text:p>
          <draw:enhanced-geometry svg:viewBox="0 0 21600 21600" draw:type="rectangle" draw:enhanced-path="M 0 0 L 21600 0 21600 21600 0 21600 0 0 Z N"/>
        </draw:custom-shape>
        <draw:custom-shape draw:style-name="gr35" draw:text-style-name="P7" draw:layer="layout" svg:width="4.509cm" svg:height="4.661cm" svg:x="21.403cm" svg:y="7.154cm">
          <text:p text:style-name="P6"><text:span text:style-name="T4">Beware of auto_ptr's <text:s/>copy behaviour</text:span></text:p>
          <draw:enhanced-geometry svg:viewBox="0 0 21600 21600" draw:mirror-vertical="false" draw:type="mso-spt202" draw:enhanced-path="M 0 0 L 21600 0 21600 21600 0 21600 0 0 Z N"/>
        </draw:custom-shape>
        <draw:custom-shape draw:style-name="gr8" draw:text-style-name="P5" draw:layer="layout" svg:width="1.367cm" svg:height="1.998cm" svg:x="19.737cm" svg:y="8.05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5" presentation:class="page"/>
          <draw:frame presentation:style-name="pr3" draw:text-style-name="P9"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Dropping a catch?</text:p>
          </draw:text-box>
        </draw:frame>
        <draw:frame presentation:style-name="pr2" draw:layer="layout" svg:width="25.199cm" svg:height="17cm" svg:x="1.4cm" svg:y="3cm" presentation:class="outline">
          <draw:text-box>
            <text:list text:style-name="L2">
              <text:list-item>
                <text:p>TODO: Have graphic for bad smell..</text:p>
              </text:list-item>
            </text:list>
          </draw:text-box>
        </draw:frame>
        <draw:custom-shape draw:style-name="gr25" draw:text-style-name="P13" draw:layer="layout" svg:width="11.684cm" svg:height="7.615cm" svg:x="3.512cm" svg:y="7.774cm">
          <text:p><text:span text:style-name="T10">try</text:span></text:p>
          <text:p><text:span text:style-name="T10">{</text:span></text:p>
          <text:p><text:span text:style-name="T10"><text:s text:c="4"/></text:span><text:span text:style-name="T14">do something</text:span></text:p>
          <text:p><text:span text:style-name="T10">}</text:span></text:p>
          <text:p><text:span text:style-name="T10">catch (...)</text:span></text:p>
          <text:p><text:span text:style-name="T10">{</text:span></text:p>
          <text:p><text:span text:style-name="T10"><text:s text:c="4"/></text:span><text:span text:style-name="T15">// do nothing</text:span></text:p>
          <text:p><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Two models for iteration...</text:p>
              </text:list-item>
            </text:list>
          </draw:text-box>
        </draw:frame>
        <draw:custom-shape draw:style-name="gr36" draw:text-style-name="P13" draw:layer="layout" svg:width="16.767cm" svg:height="4.822cm" svg:x="2.646cm" svg:y="5.045cm">
          <text:p text:style-name="P15"><text:span text:style-name="T10">int array[42];</text:span></text:p>
          <text:p text:style-name="P15"><text:span text:style-name="T10">for (int at = 0; at != 42; at++)</text:span></text:p>
          <text:p text:style-name="P15"><text:span text:style-name="T10">{</text:span></text:p>
          <text:p text:style-name="P15"><text:span text:style-name="T10"><text:s text:c="5"/></text:span><text:span text:style-name="T10">eg(array</text:span><text:span text:style-name="T16">[</text:span><text:span text:style-name="T10">at</text:span><text:span text:style-name="T16">]</text:span><text:span text:style-name="T10">);</text:span></text:p>
          <text:p text:style-name="P15"><text:span text:style-name="T10">}</text:span></text:p>
          <draw:enhanced-geometry svg:viewBox="0 0 21600 21600" draw:type="rectangle" draw:enhanced-path="M 0 0 L 21600 0 21600 21600 0 21600 0 0 Z N"/>
        </draw:custom-shape>
        <draw:custom-shape draw:style-name="gr37" draw:text-style-name="P13" draw:layer="layout" svg:width="16.767cm" svg:height="7.615cm" svg:x="2.656cm" svg:y="11.372cm">
          <text:p text:style-name="P15"><text:span text:style-name="T10">int array[42];</text:span></text:p>
          <text:p text:style-name="P15"><text:span text:style-name="T10">typedef int * iterator;</text:span></text:p>
          <text:p text:style-name="P15"><text:span text:style-name="T10">for (iterator pos = &amp;array[0]; </text:span></text:p>
          <text:p text:style-name="P15"><text:span text:style-name="T10"><text:s text:c="5"/></text:span><text:span text:style-name="T10">pos </text:span><text:span text:style-name="T16">!=</text:span><text:span text:style-name="T10"> &amp;array[42]; </text:span></text:p>
          <text:p text:style-name="P15"><text:span text:style-name="T10"><text:s text:c="5"/></text:span><text:span text:style-name="T10">pos</text:span><text:span text:style-name="T16">++</text:span><text:span text:style-name="T10">)</text:span></text:p>
          <text:p text:style-name="P15"><text:span text:style-name="T10">{</text:span></text:p>
          <text:p text:style-name="P15"><text:span text:style-name="T10"><text:s text:c="5"/></text:span><text:span text:style-name="T10">eg(</text:span><text:span text:style-name="T16">*</text:span><text:span text:style-name="T10">pos);</text:span></text:p>
          <text:p text:style-name="P15"><text:span text:style-name="T10">}</text:span></text:p>
          <draw:enhanced-geometry svg:viewBox="0 0 21600 21600" draw:type="rectangle" draw:enhanced-path="M 0 0 L 21600 0 21600 21600 0 21600 0 0 Z N"/>
        </draw:custom-shape>
        <draw:custom-shape draw:style-name="gr35" draw:text-style-name="P17" draw:layer="layout" svg:width="4.509cm" svg:height="2.969cm" svg:x="21.144cm" svg:y="6.698cm">
          <text:p text:style-name="P16"><text:span text:style-name="T17">random</text:span></text:p>
          <text:p text:style-name="P16"><text:span text:style-name="T17">access</text:span></text:p>
          <draw:enhanced-geometry svg:viewBox="0 0 21600 21600" draw:mirror-vertical="false" draw:type="mso-spt202" draw:enhanced-path="M 0 0 L 21600 0 21600 21600 0 21600 0 0 Z N"/>
        </draw:custom-shape>
        <draw:custom-shape draw:style-name="gr38" draw:text-style-name="P17" draw:layer="layout" svg:width="6.231cm" svg:height="2.969cm" svg:x="21.145cm" svg:y="13.881cm">
          <text:p text:style-name="P16"><text:span text:style-name="T17">sequential</text:span></text:p>
          <text:p text:style-name="P16"><text:span text:style-name="T17">access</text:span></text:p>
          <draw:enhanced-geometry svg:viewBox="0 0 21600 21600" draw:mirror-vertical="false" draw:type="mso-spt202" draw:enhanced-path="M 0 0 L 21600 0 21600 21600 0 21600 0 0 Z N"/>
        </draw:custom-shape>
        <draw:line draw:style-name="gr12" draw:text-style-name="P8" draw:layer="layout" svg:x1="21.113cm" svg:y1="8.369cm" svg:x2="19.413cm" svg:y2="8.369cm">
          <text:p/>
        </draw:line>
        <draw:line draw:style-name="gr12" draw:text-style-name="P8" draw:layer="layout" svg:x1="21.113cm" svg:y1="14.769cm" svg:x2="19.413cm" svg:y2="14.769cm">
          <text:p/>
        </draw:lin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9"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Iteration</text:p>
          </draw:text-box>
        </draw:frame>
        <draw:frame presentation:style-name="pr2" draw:layer="layout" svg:width="25.199cm" svg:height="17cm" svg:x="1.4cm" svg:y="3cm" presentation:class="outline">
          <draw:text-box>
            <text:list text:style-name="L2">
              <text:list-item>
                <text:p>C++ iterators follow the sequential model</text:p>
              </text:list-item>
            </text:list>
          </draw:text-box>
        </draw:frame>
        <draw:custom-shape draw:style-name="gr39" draw:text-style-name="P13" draw:layer="layout" svg:width="24.391cm" svg:height="9.477cm" svg:x="1.073cm" svg:y="4.898cm">
          <text:p text:style-name="P15"><text:span text:style-name="T10">typedef std::list&lt;int&gt; container;</text:span></text:p>
          <text:p text:style-name="P15"><text:span text:style-name="T10"/></text:p>
          <text:p text:style-name="P15"><text:span text:style-name="T10">container values;</text:span></text:p>
          <text:p text:style-name="P15"><text:span text:style-name="T10">for (container::iterator pos = values.begin(); </text:span></text:p>
          <text:p text:style-name="P15"><text:span text:style-name="T10"><text:s text:c="5"/></text:span><text:span text:style-name="T10">pos </text:span><text:span text:style-name="T16">!=</text:span><text:span text:style-name="T10"> values.end(); </text:span></text:p>
          <text:p text:style-name="P15"><text:span text:style-name="T10"><text:s text:c="5"/></text:span><text:span text:style-name="T10">pos</text:span><text:span text:style-name="T16">++</text:span><text:span text:style-name="T10">)</text:span></text:p>
          <text:p text:style-name="P15"><text:span text:style-name="T10">{</text:span></text:p>
          <text:p text:style-name="P15"><text:span text:style-name="T10"><text:s text:c="5"/></text:span><text:span text:style-name="T10">eg(</text:span><text:span text:style-name="T16">*</text:span><text:span text:style-name="T10">pos);</text:span></text:p>
          <text:p text:style-name="P15"><text:span text:style-name="T10"><text:s text:c="5"/></text:span><text:span text:style-name="T10">...</text:span></text:p>
          <text:p text:style-name="P15"><text:span text:style-name="T10">}</text:span></text:p>
          <draw:enhanced-geometry svg:viewBox="0 0 21600 21600" draw:type="rectangle" draw:enhanced-path="M 0 0 L 21600 0 21600 21600 0 21600 0 0 Z N"/>
        </draw:custom-shape>
        <draw:custom-shape draw:style-name="gr34" draw:text-style-name="P3" draw:layer="layout" svg:width="17.266cm" svg:height="6.99cm" svg:x="9.085cm" svg:y="11.322cm">
          <text:p text:style-name="P3">class iterator</text:p>
          <text:p text:style-name="P3">{ <text:s text:c="2"/></text:p>
          <text:p text:style-name="P3"><text:s text:c="4"/>...</text:p>
          <text:p text:style-name="P3"><text:s text:c="4"/>operator<text:span text:style-name="T18">*</text:span>()</text:p>
          <text:p text:style-name="P3"><text:s text:c="4"/>operator<text:span text:style-name="T18">++</text:span>()</text:p>
          <text:p text:style-name="P3">};</text:p>
          <text:p text:style-name="P3">bool operator==(iterator, iterator);</text:p>
          <text:p text:style-name="P3">bool operator<text:span text:style-name="T18">!=</text:span>(iterator, iterator);</text:p>
          <draw:enhanced-geometry svg:viewBox="0 0 21600 21600" draw:type="rectangle" draw:enhanced-path="M 0 0 L 21600 0 21600 21600 0 21600 0 0 Z N"/>
        </draw:custom-shape>
        <draw:line draw:style-name="gr11" draw:text-style-name="P8" draw:layer="layout" svg:x1="11.86cm" svg:y1="7.937cm" svg:x2="11.86cm" svg:y2="6.592cm">
          <text:p/>
        </draw:line>
        <draw:line draw:style-name="gr11" draw:text-style-name="P8" draw:layer="layout" svg:x1="11.815cm" svg:y1="6.543cm" svg:x2="14.288cm" svg:y2="6.543cm">
          <text:p/>
        </draw:line>
        <draw:line draw:style-name="gr15" draw:text-style-name="P8" draw:layer="layout" svg:x1="14.288cm" svg:y1="6.543cm" svg:x2="14.268cm" svg:y2="11.322cm">
          <text:p/>
        </draw:lin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9"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gin() and end()</text:p>
          </draw:text-box>
        </draw:frame>
        <draw:frame presentation:style-name="pr2" draw:layer="layout" svg:width="25.199cm" svg:height="17cm" svg:x="1.4cm" svg:y="3cm" presentation:class="outline">
          <draw:text-box>
            <text:list text:style-name="L2">
              <text:list-item>
                <text:p>Container classes offer begin() and end() member functions</text:p>
              </text:list-item>
              <text:list-item>
                <text:p>end() returns an iterator <text:span text:style-name="T12">one-beyond-the-end</text:span></text:p>
              </text:list-item>
            </text:list>
          </draw:text-box>
        </draw:frame>
        <draw:custom-shape draw:style-name="gr40" draw:text-style-name="P3" draw:layer="layout" svg:width="16.729cm" svg:height="11.25cm" svg:x="1.926cm" svg:y="8.23cm">
          <text:p text:style-name="P3">template&lt;typename Type&gt;</text:p>
          <text:p text:style-name="P3">class list</text:p>
          <text:p text:style-name="P3">{ <text:s text:c="2"/>...</text:p>
          <text:p text:style-name="P3"><text:s text:c="4"/>class iterator { ... };</text:p>
          <text:p text:style-name="P3"><text:s text:c="4"/>class const_iterator { ... };</text:p>
          <text:p text:style-name="P3"/>
          <text:p text:style-name="P3"><text:s text:c="4"/>iterator begin();</text:p>
          <text:p text:style-name="P3"><text:s text:c="4"/>iterator end();</text:p>
          <text:p text:style-name="P3"/>
          <text:p text:style-name="P3"><text:s text:c="4"/>const_iterator begin() const;</text:p>
          <text:p text:style-name="P3"><text:s text:c="4"/>const_iterator end() const;</text:p>
          <text:p text:style-name="P3"><text:s text:c="4"/>...</text:p>
          <text:p text:style-name="P3">};</text:p>
          <draw:enhanced-geometry svg:viewBox="0 0 21600 21600" draw:type="rectangle" draw:enhanced-path="M 0 0 L 21600 0 21600 21600 0 21600 0 0 Z N"/>
        </draw:custom-shape>
        <draw:custom-shape draw:style-name="gr35" draw:text-style-name="P7" draw:layer="layout" svg:width="8.027cm" svg:height="2.461cm" svg:x="19.151cm" svg:y="13.724cm">
          <text:p text:style-name="P6"><text:span text:style-name="T4">begin and end are</text:span></text:p>
          <text:p text:style-name="P6"><text:span text:style-name="T4">overloaded on const</text:span></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9"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Iterator Pair == Range</text:p>
          </draw:text-box>
        </draw:frame>
        <draw:frame presentation:style-name="pr2" draw:layer="layout" svg:width="25.199cm" svg:height="17cm" svg:x="1.4cm" svg:y="3cm" presentation:class="outline">
          <draw:text-box>
            <text:list text:style-name="L2">
              <text:list-item>
                <text:p>Using a pair of iterators to express a range is a dominant idiom in C++</text:p>
              </text:list-item>
              <text:list-item>
                <text:p>The standard library offers many algorithms</text:p>
              </text:list-item>
            </text:list>
          </draw:text-box>
        </draw:frame>
        <draw:custom-shape draw:style-name="gr41" draw:text-style-name="P3" draw:layer="layout" svg:width="22.804cm" svg:height="9.695cm" svg:x="2.353cm" svg:y="8.438cm">
          <text:p><text:span text:style-name="T2">template&lt;typename Iterator, typename Value&gt;</text:span></text:p>
          <text:p><text:span text:style-name="T2">Value accumulate(Iterator begin, Iterator end, </text:span></text:p>
          <text:p><text:span text:style-name="T2"><text:s text:c="17"/></text:span><text:span text:style-name="T2">Value sum)</text:span></text:p>
          <text:p><text:span text:style-name="T2">{</text:span></text:p>
          <text:p><text:span text:style-name="T2"><text:s text:c="4"/></text:span><text:span text:style-name="T2">while (begin != end)</text:span></text:p>
          <text:p><text:span text:style-name="T2"><text:s text:c="4"/></text:span><text:span text:style-name="T2">{</text:span></text:p>
          <text:p><text:span text:style-name="T2"><text:s text:c="8"/></text:span><text:span text:style-name="T2">sum += *begin;</text:span></text:p>
          <text:p><text:span text:style-name="T2"><text:s text:c="8"/></text:span><text:span text:style-name="T2">++begin;</text:span></text:p>
          <text:p><text:span text:style-name="T2"><text:s text:c="4"/></text:span><text:span text:style-name="T2">}</text:span></text:p>
          <text:p><text:span text:style-name="T2"><text:s text:c="4"/></text:span><text:span text:style-name="T2">return sum;</text:span></text:p>
          <text:p><text:span text:style-name="T2">}</text:span></text:p>
          <draw:enhanced-geometry svg:viewBox="0 0 21600 21600" draw:type="rectangle" draw:enhanced-path="M 0 0 L 21600 0 21600 21600 0 21600 0 0 Z N"/>
        </draw:custom-shape>
        <draw:custom-shape draw:style-name="gr35" draw:text-style-name="P7" draw:layer="layout" svg:width="8.027cm" svg:height="2.461cm" svg:x="18.33cm" svg:y="18.248cm">
          <text:p text:style-name="P6"><text:span text:style-name="T4">#include &lt;numeric&gt;</text:span></text:p>
          <draw:enhanced-geometry svg:viewBox="0 0 21600 21600" draw:mirror-vertical="false" draw:type="mso-spt202" draw:enhanced-path="M 0 0 L 21600 0 21600 21600 0 21600 0 0 Z N"/>
        </draw:custom-shape>
        <draw:line draw:style-name="gr15" draw:text-style-name="P8" draw:layer="layout" svg:x1="16.055cm" svg:y1="12.177cm" svg:x2="16.055cm" svg:y2="10.338cm">
          <text:p/>
        </draw:line>
        <draw:line draw:style-name="gr15" draw:text-style-name="P8" draw:layer="layout" svg:x1="22.955cm" svg:y1="12.178cm" svg:x2="22.955cm" svg:y2="10.339cm">
          <text:p/>
        </draw:line>
        <draw:line draw:style-name="gr11" draw:text-style-name="P8" draw:layer="layout" svg:x1="16.055cm" svg:y1="12.177cm" svg:x2="22.955cm" svg:y2="12.178cm">
          <text:p/>
        </draw:lin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9"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draw:text-box>
            <text:list text:style-name="L2">
              <text:list-item>
                <text:p>average() implemented using accumulate</text:p>
              </text:list-item>
            </text:list>
          </draw:text-box>
        </draw:frame>
        <draw:custom-shape draw:style-name="gr42" draw:text-style-name="P3" draw:layer="layout" svg:width="24.716cm" svg:height="9.546cm" svg:x="1.597cm" svg:y="6.177cm">
          <text:p><text:span text:style-name="T2">#include &lt;numeric&gt;</text:span></text:p>
          <text:p><text:span text:style-name="T2"/></text:p>
          <text:p><text:span text:style-name="T2">double average(const std::vector&lt;double&gt; &amp; data)</text:span></text:p>
          <text:p><text:span text:style-name="T2">{</text:span></text:p>
          <text:p><text:span text:style-name="T2"><text:s text:c="4"/></text:span><text:span text:style-name="T2">if (data.empty())</text:span></text:p>
          <text:p><text:span text:style-name="T2"><text:s text:c="8"/></text:span><text:span text:style-name="T2">throw </text:span><text:span text:style-name="T7">std::invalid_argument()</text:span><text:span text:style-name="T2">;</text:span></text:p>
          <text:p><text:span text:style-name="T2"><text:s text:c="4"/></text:span><text:span text:style-name="T2">else</text:span></text:p>
          <text:p><text:span text:style-name="T2"><text:s text:c="8"/></text:span><text:span text:style-name="T2">return std::accumulate(</text:span></text:p>
          <text:p><text:span text:style-name="T2"><text:s text:c="13"/></text:span><text:span text:style-name="T2">data.begin(), data.end(), 0.0) </text:span></text:p>
          <text:p><text:span text:style-name="T2"><text:s text:c="13"/></text:span><text:span text:style-name="T2">/ data.size();</text:span></text:p>
          <text:p><text:span text:style-name="T2">}</text:span></text:p>
          <draw:enhanced-geometry svg:viewBox="0 0 21600 21600" draw:mirror-horizontal="false" draw:mirror-vertical="false" draw:type="rectangle" draw:enhanced-path="M 0 0 L 21600 0 21600 21600 0 21600 0 0 Z N"/>
        </draw:custom-shape>
        <draw:custom-shape draw:style-name="gr24" draw:text-style-name="P14" draw:layer="layout" svg:width="3.402cm" svg:height="3.295cm" svg:x="23.397cm" svg:y="12.19cm">
          <text:p text:style-name="P6"><text:span text:style-name="T13"></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sort</text:p>
          </draw:text-box>
        </draw:frame>
        <draw:frame presentation:style-name="pr2" draw:layer="layout" svg:width="25.199cm" svg:height="17cm" svg:x="1.4cm" svg:y="3cm" presentation:class="outline" presentation:placeholder="true" presentation:user-transformed="true">
          <draw:text-box/>
        </draw:frame>
        <draw:custom-shape draw:style-name="gr43" draw:text-style-name="P3" draw:layer="layout" svg:width="22.804cm" svg:height="1.878cm" svg:x="2.353cm" svg:y="5.938cm">
          <text:p text:style-name="P18"><text:span text:style-name="T2">template&lt;typename Iterator&gt;</text:span></text:p>
          <text:p text:style-name="P18"><text:span text:style-name="T2">void sort(Iterator begin, Iterator end);</text:span></text:p>
          <draw:enhanced-geometry svg:viewBox="0 0 21600 21600" draw:type="rectangle" draw:enhanced-path="M 0 0 L 21600 0 21600 21600 0 21600 0 0 Z N"/>
        </draw:custom-shape>
        <draw:custom-shape draw:style-name="gr44" draw:text-style-name="P13" draw:layer="layout" svg:width="22.866cm" svg:height="8.431cm" svg:x="2.435cm" svg:y="9.445cm">
          <text:p text:style-name="P15"><text:span text:style-name="T10">#include &lt;algorithm&gt;</text:span></text:p>
          <text:p text:style-name="P15"><text:span text:style-name="T10"/></text:p>
          <text:p text:style-name="P15"><text:span text:style-name="T10">void example(std::list&lt;int&gt; &amp; values)</text:span></text:p>
          <text:p text:style-name="P15"><text:span text:style-name="T10">{ <text:s text:c="2"/></text:span></text:p>
          <text:p text:style-name="P15"><text:span text:style-name="T10"><text:s text:c="4"/></text:span><text:span text:style-name="T10">...</text:span></text:p>
          <text:p text:style-name="P15"><text:span text:style-name="T10"><text:s text:c="4"/></text:span><text:span text:style-name="T10">std::sort(values.begin(), values.end());</text:span></text:p>
          <text:p text:style-name="P15"><text:span text:style-name="T10"><text:s text:c="4"/></text:span><text:span text:style-name="T10">...</text:span></text:p>
          <text:p text:style-name="P15"><text:span text:style-name="T10">}</text:span></text:p>
          <draw:enhanced-geometry svg:viewBox="0 0 21600 21600" draw:type="rectangle" draw:enhanced-path="M 0 0 L 21600 0 21600 21600 0 21600 0 0 Z N"/>
        </draw:custom-shape>
        <draw:line draw:style-name="gr14" draw:text-style-name="P8" draw:layer="layout" svg:x1="2.435cm" svg:y1="9.983cm" svg:x2="0.852cm" svg:y2="9.983cm">
          <text:p/>
        </draw:line>
        <draw:line draw:style-name="gr14" draw:text-style-name="P8" draw:layer="layout" svg:x1="0.893cm" svg:y1="9.983cm" svg:x2="0.893cm" svg:y2="6.844cm">
          <text:p/>
        </draw:line>
        <draw:line draw:style-name="gr12" draw:text-style-name="P8" draw:layer="layout" svg:x1="0.893cm" svg:y1="6.844cm" svg:x2="2.353cm" svg:y2="6.844cm">
          <text:p/>
        </draw:line>
        <draw:line draw:style-name="gr15" draw:text-style-name="P8" draw:layer="layout" svg:x1="14.484cm" svg:y1="16.62cm" svg:x2="14.44cm" svg:y2="15.185cm">
          <text:p/>
        </draw:line>
        <draw:line draw:style-name="gr15" draw:text-style-name="P8" draw:layer="layout" svg:x1="22.44cm" svg:y1="16.679cm" svg:x2="22.44cm" svg:y2="15.186cm">
          <text:p/>
        </draw:line>
        <draw:line draw:style-name="gr11" draw:text-style-name="P8" draw:layer="layout" svg:x1="14.44cm" svg:y1="16.679cm" svg:x2="22.467cm" svg:y2="16.724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std::for_each</text:p>
          </draw:text-box>
        </draw:frame>
        <draw:frame presentation:style-name="pr2" draw:layer="layout" svg:width="25.199cm" svg:height="17cm" svg:x="1.4cm" svg:y="3cm" presentation:class="outline" presentation:placeholder="true" presentation:user-transformed="true">
          <draw:text-box/>
        </draw:frame>
        <draw:custom-shape draw:style-name="gr45" draw:text-style-name="P3" draw:layer="layout" svg:width="22.804cm" svg:height="2.879cm" svg:x="2.353cm" svg:y="4.638cm">
          <text:p text:style-name="P18"><text:span text:style-name="T2">template&lt;typename Iterator, typename Function&gt;</text:span></text:p>
          <text:p text:style-name="P18"><text:span text:style-name="T2">Function for_each(Iterator begin, Iterator end,</text:span></text:p>
          <text:p text:style-name="P18"><text:span text:style-name="T2"><text:s text:c="18"/></text:span><text:span text:style-name="T2">Function f);</text:span></text:p>
          <draw:enhanced-geometry svg:viewBox="0 0 21600 21600" draw:type="rectangle" draw:enhanced-path="M 0 0 L 21600 0 21600 21600 0 21600 0 0 Z N"/>
        </draw:custom-shape>
        <draw:custom-shape draw:style-name="gr46" draw:text-style-name="P19" draw:layer="layout" svg:width="22.866cm" svg:height="10.408cm" svg:x="2.436cm" svg:y="8.345cm">
          <text:p text:style-name="P19">#include &lt;algorithm&gt;</text:p>
          <text:p text:style-name="P19"/>
          <text:p text:style-name="P19">void print(int value);</text:p>
          <text:p text:style-name="P19"/>
          <text:p text:style-name="P19">void example(const std::list&lt;int&gt; &amp; values)</text:p>
          <text:p text:style-name="P19">{ <text:s text:c="2"/></text:p>
          <text:p text:style-name="P19"><text:s text:c="3"/>std::for_each(values.begin(), </text:p>
          <text:p text:style-name="P19"><text:s text:c="17"/>values.end(),</text:p>
          <text:p text:style-name="P19"><text:s text:c="17"/>print);</text:p>
          <text:p text:style-name="P19"><text:s text:c="4"/>...</text:p>
          <text:p text:style-name="P19">}</text:p>
          <draw:enhanced-geometry svg:viewBox="0 0 21600 21600" draw:type="rectangle" draw:enhanced-path="M 0 0 L 21600 0 21600 21600 0 21600 0 0 Z N"/>
        </draw:custom-shape>
        <draw:line draw:style-name="gr14" draw:text-style-name="P8" draw:layer="layout" svg:x1="2.436cm" svg:y1="8.863cm" svg:x2="0.986cm" svg:y2="8.863cm">
          <text:p/>
        </draw:line>
        <draw:line draw:style-name="gr14" draw:text-style-name="P8" draw:layer="layout" svg:x1="0.948cm" svg:y1="8.863cm" svg:x2="0.948cm" svg:y2="5.769cm">
          <text:p/>
        </draw:line>
        <draw:line draw:style-name="gr12" draw:text-style-name="P8" draw:layer="layout" svg:x1="0.948cm" svg:y1="5.769cm" svg:x2="2.018cm" svg:y2="5.814cm">
          <text:p/>
        </draw:line>
        <draw:line draw:style-name="gr11" draw:text-style-name="P8" draw:layer="layout" svg:x1="11.749cm" svg:y1="16.873cm" svg:x2="11.749cm" svg:y2="17.59cm">
          <text:p/>
        </draw:line>
        <draw:line draw:style-name="gr11" draw:text-style-name="P8" draw:layer="layout" svg:x1="11.794cm" svg:y1="17.584cm" svg:x2="24.64cm" svg:y2="17.628cm">
          <text:p/>
        </draw:line>
        <draw:line draw:style-name="gr11" draw:text-style-name="P8" draw:layer="layout" svg:x1="24.64cm" svg:y1="17.584cm" svg:x2="24.64cm" svg:y2="9.443cm">
          <text:p/>
        </draw:line>
        <draw:line draw:style-name="gr11" draw:text-style-name="P8" draw:layer="layout" svg:x1="24.64cm" svg:y1="9.443cm" svg:x2="6.233cm" svg:y2="9.443cm">
          <text:p/>
        </draw:line>
        <draw:line draw:style-name="gr15" draw:text-style-name="P8" draw:layer="layout" svg:x1="6.219cm" svg:y1="9.446cm" svg:x2="6.219cm" svg:y2="10.343cm">
          <text:p/>
        </draw:lin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9"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Failure <text:s/>?????</text:p>
          </draw:text-box>
        </draw:frame>
        <draw:frame presentation:style-name="pr2" draw:layer="layout" svg:width="25.199cm" svg:height="17cm" svg:x="1.4cm" svg:y="3cm" presentation:class="outline">
          <draw:text-box>
            <text:list text:style-name="L2">
              <text:list-item>
                <text:p>The role of failure is a fundamental part of design</text:p>
              </text:list-item>
              <text:list-item>
                <text:p>...example of intertwined-comb of call and check, call and check...</text:p>
              </text:list-item>
              <text:list-item>
                <text:p>analogy of walking to the shop for a pint of milk</text:p>
              </text:list-item>
              <text:list-item>
                <text:p>introduce the comb-like problem here and leave the solution hanging, until after exceptions have been introduced</text:p>
              </text:list-item>
              <text:list-item>
                <text:p>exceptional behaviour should be tested too</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71H36M00S</meta:editing-duration>
    <meta:editing-cycles>81</meta:editing-cycles>
    <dc:date>2011-03-18T20:16:48</dc:date>
    <meta:generator>NeoOffice/3.1.2$Unix OpenOffice.org_project/Patch 4</meta:generator>
    <meta:document-statistic meta:object-count="988"/>
  </office:meta>
</office:document-meta>
</file>